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0300000003D781A63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542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552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569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591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632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649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687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718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756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793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816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850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914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a981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16" style:family="drawing-page">
      <style:drawing-page-properties presentation:visibility="hidden" presentation:background-visible="true" presentation:background-objects-visible="true" draw:fill="bitmap" draw:fill-image-name="a1041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1069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a1127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a1220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a1266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a1327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a1400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image-name="a1524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image-name="a1972" draw:fill-image-width="0.095cm" draw:fill-image-height="0.095cm" style:repeat="repeat" draw:fill-image-ref-point="top-left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fffff" svg:stroke-opacity="100%" draw:fill="solid" draw:fill-color="#3891a7" draw:opacity="100%" draw:textarea-horizontal-align="center" draw:textarea-vertical-align="middle" draw:auto-grow-height="false" draw:auto-grow-width="false" fo:padding-top="0.174cm" fo:padding-bottom="0.174cm" fo:padding-left="0.174cm" fo:padding-right="0.174cm" fo:wrap-option="wrap"/>
    </style:style>
    <style:style style:name="gr3" style:family="graphic" style:parent-style-name="standard">
      <style:graphic-properties draw:stroke="none" draw:fill="solid" draw:fill-color="#aec7d0" draw:opacity="100%" draw:textarea-horizontal-align="center" draw:textarea-vertical-align="middle" draw:auto-grow-height="false" draw:auto-grow-width="false" fo:padding-top="0.137cm" fo:padding-bottom="0.137cm" fo:padding-left="0.205cm" fo:padding-right="0.205cm" fo:wrap-option="wrap"/>
    </style:style>
    <style:style style:name="gr4" style:family="graphic" style:parent-style-name="standard">
      <style:graphic-properties draw:stroke="none" draw:fill="solid" draw:fill-color="#aec7d0" draw:opacity="100%" draw:textarea-horizontal-align="center" draw:textarea-vertical-align="middle" draw:auto-grow-height="false" draw:auto-grow-width="false" fo:padding-top="0.137cm" fo:padding-bottom="0.137cm" fo:padding-left="0.205cm" fo:padding-right="0.205cm" fo:wrap-option="wrap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076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1.016cm" fo:margin-right="0cm" fo:margin-top="0.212cm" fo:margin-bottom="0cm" fo:line-height="100%" fo:text-align="start" fo:text-indent="-0.787cm" style:punctuation-wrap="hanging" style:writing-mode="lr-tb">
        <style:tab-stops/>
      </style:paragraph-properties>
    </style:style>
    <style:style style:name="P5" style:family="paragraph">
      <style:paragraph-properties fo:margin-left="1.657cm" fo:margin-right="0cm" fo:margin-top="0.212cm" fo:margin-bottom="0cm" fo:line-height="100%" fo:text-align="start" fo:text-indent="-1.429cm" style:punctuation-wrap="hanging" style:writing-mode="lr-tb">
        <style:tab-stops/>
      </style:paragraph-properties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8" style:family="paragraph">
      <style:paragraph-properties fo:margin-left="0cm" fo:margin-right="0cm" fo:margin-top="0cm" fo:margin-bottom="0.176cm" fo:line-height="90%" fo:text-align="center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141cm" fo:line-height="9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1.016cm" fo:margin-right="0cm" fo:margin-top="0.212cm" fo:margin-bottom="0cm" fo:line-height="90%" fo:text-align="start" fo:text-indent="-0.787cm" style:punctuation-wrap="hanging" style:writing-mode="lr-tb">
        <style:tab-stops/>
      </style:paragraph-properties>
    </style:style>
    <style:style style:name="P11" style:family="paragraph">
      <style:paragraph-properties fo:margin-left="1.016cm" fo:margin-right="0cm" fo:margin-top="0.212cm" fo:margin-bottom="0cm" fo:line-height="80%" fo:text-align="start" fo:text-indent="-0.787cm" style:punctuation-wrap="hanging" style:writing-mode="lr-tb">
        <style:tab-stops/>
      </style:paragraph-properties>
    </style:style>
    <style:style style:name="P12" style:family="paragraph">
      <style:paragraph-properties fo:margin-left="1.016cm" fo:margin-right="0cm" fo:line-height="80%" fo:text-align="start" fo:text-indent="-0.787cm" style:punctuation-wrap="hanging" style:writing-mode="lr-tb">
        <style:tab-stops/>
      </style:paragraph-properties>
    </style:style>
    <style:style style:name="P13" style:family="paragraph">
      <style:paragraph-properties fo:line-height="100%" style:writing-mode="lr-tb" style:font-independent-line-spacing="true"/>
    </style:style>
    <style:style style:name="T1" style:family="text">
      <style:text-properties fo:color="#572314" style:text-line-through-style="none" style:text-position="0% 100%" fo:font-family="'Gill Sans MT'" fo:font-size="43pt" fo:letter-spacing="normal" fo:language="en" fo:country="AU" fo:font-style="normal" fo:text-shadow="1pt 1pt" style:text-underline-style="none" fo:font-weight="normal" style:text-underline-mode="continuous" style:text-overline-mode="continuous" style:text-line-through-mode="continuous" style:letter-kerning="true" style:font-size-asian="43pt" style:font-style-asian="normal" style:font-weight-asian="normal" style:font-size-complex="43pt" style:font-style-complex="normal" style:font-weight-complex="normal"/>
    </style:style>
    <style:style style:name="T2" style:family="text">
      <style:text-properties fo:color="#320e04" style:text-line-through-style="none" style:text-position="0% 100%" fo:font-family="'Gill Sans MT'" fo:font-size="26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Gill Sans MT'" fo:font-size="2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Gill Sans MT'" fo:font-size="3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Courier New'" style:font-family-generic="modern" style:font-pitch="fixed" fo:font-size="3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'Courier New'" style:font-family-generic-complex="modern" style:font-pitch-complex="fixed" style:font-size-complex="3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Courier New'" style:font-family-generic="modern" style:font-pitch="fixed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'Courier New'" style:font-family-generic="modern" style:font-pitch="fixed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Gill Sans MT'" fo:font-size="20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28pt" fo:language="en" fo:country="US" style:font-size-asian="28pt" style:font-size-complex="28pt"/>
    </style:style>
    <style:style style:name="T10" style:family="text">
      <style:text-properties fo:color="#ffffff" style:text-line-through-style="none" style:text-position="0% 100%" fo:font-family="'Gill Sans MT'" fo:font-size="11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ffffff" style:text-line-through-style="none" style:text-position="0% 100%" fo:font-family="'Gill Sans MT'" fo:font-size="9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572314" style:text-line-through-style="none" style:text-position="0% 100%" fo:font-family="'Gill Sans MT'" fo:font-size="43pt" fo:letter-spacing="normal" fo:language="en" fo:country="AU" fo:font-style="normal" fo:text-shadow="1pt 1pt" style:text-underline-style="none" fo:font-weight="bold" style:text-underline-mode="continuous" style:text-overline-mode="continuous" style:text-line-through-mode="continuous" style:letter-kerning="true" style:font-size-asian="43pt" style:font-style-asian="normal" style:font-weight-asian="bold" style:font-size-complex="43pt" style:font-style-complex="normal" style:font-weight-complex="bold"/>
    </style:style>
    <style:style style:name="T13" style:family="text">
      <style:text-properties fo:color="#000000" style:text-line-through-style="none" style:text-position="0% 100%" fo:font-family="'Courier New'" style:font-family-generic="modern" style:font-pitch="fixed" fo:font-size="30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family-complex="'Courier New'" style:font-family-generic-complex="modern" style:font-pitch-complex="fixed" style:font-size-complex="3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Gill Sans MT'" fo:font-size="30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Gill Sans MT'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Gill Sans MT'" fo:font-size="8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Gill Sans MT'" fo:font-size="10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Courier New'" style:font-family-generic="modern" style:font-pitch="fixed" fo:font-size="10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/>
    </style:style>
    <style:style style:name="T19" style:family="text">
      <style:text-properties fo:color="#572314" style:text-line-through-style="none" style:text-position="0% 100%" fo:font-family="Corbel" fo:font-size="43pt" fo:letter-spacing="normal" fo:language="ru" fo:country="RU" fo:font-style="normal" fo:text-shadow="1pt 1pt" style:text-underline-style="none" fo:font-weight="normal" style:text-underline-mode="continuous" style:text-overline-mode="continuous" style:text-line-through-mode="continuous" style:letter-kerning="true" style:font-size-asian="43pt" style:font-style-asian="normal" style:font-weight-asian="normal" style:font-size-complex="43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'Courier New'" style:font-family-generic="modern" style:font-pitch="fixed" fo:font-size="1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'Gill Sans MT'" fo:font-size="24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color="#000000" style:text-line-through-style="none" style:text-position="0% 100%" fo:font-family="'Courier New'" style:font-family-generic="modern" style:font-pitch="fixed" fo:font-size="13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'Gill Sans MT'" fo:font-size="16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'Gill Sans MT'" fo:font-size="13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color="#000000" style:text-line-through-style="none" style:text-position="0% 100%" fo:font-family="'Courier New'" style:font-family-generic="modern" style:font-pitch="fixed" fo:font-size="8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/>
    </style:style>
    <style:style style:name="T26" style:family="text">
      <style:text-properties fo:color="#000000" style:text-line-through-style="none" style:text-position="0% 100%" fo:font-family="'Courier New'" style:font-family-generic="modern" style:font-pitch="fixed" fo:font-size="9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family-complex="'Courier New'" style:font-family-generic-complex="modern" style:font-pitch-complex="fixed" style:font-size-complex="9pt" style:font-style-complex="normal" style:font-weight-complex="normal"/>
    </style:style>
    <style:style style:name="T27" style:family="text">
      <style:text-properties fo:color="#000000" style:text-line-through-style="none" style:text-position="0% 100%" fo:font-family="'Gill Sans MT'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text-line-through-style="none" style:text-position="0% 100%" fo:font-family="'Gill Sans MT'" fo:font-size="14pt" fo:letter-spacing="normal" fo:language="en" fo:country="AU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">
        <style:list-level-properties text:space-before="0.229cm" text:min-label-width="0.787cm"/>
        <style:text-properties fo:font-family="'Wingdings 2'" style:font-charset="x-symbol" fo:color="#3891a7" fo:font-size="80%"/>
      </text:list-level-style-bullet>
      <text:list-level-style-bullet text:level="2" text:bullet-char="">
        <style:list-level-properties text:space-before="0.991cm" text:min-label-width="0.787cm"/>
        <style:text-properties fo:font-family="'Wingdings 2'" style:font-charset="x-symbol" fo:color="#3891a7" fo:font-size="80%"/>
      </text:list-level-style-bullet>
      <text:list-level-style-bullet text:level="3" text:bullet-char="">
        <style:list-level-properties text:space-before="1.676cm" text:min-label-width="0.787cm"/>
        <style:text-properties fo:font-family="'Wingdings 2'" style:font-charset="x-symbol" fo:color="#3891a7" fo:font-size="80%"/>
      </text:list-level-style-bullet>
      <text:list-level-style-bullet text:level="4" text:bullet-char="">
        <style:list-level-properties text:space-before="2.261cm" text:min-label-width="0.787cm"/>
        <style:text-properties fo:font-family="'Wingdings 2'" style:font-charset="x-symbol" fo:color="#3891a7" fo:font-size="80%"/>
      </text:list-level-style-bullet>
      <text:list-level-style-bullet text:level="5" text:bullet-char="">
        <style:list-level-properties text:space-before="2.819cm" text:min-label-width="0.787cm"/>
        <style:text-properties fo:font-family="'Wingdings 2'" style:font-charset="x-symbol" fo:color="#3891a7" fo:font-size="80%"/>
      </text:list-level-style-bullet>
      <text:list-level-style-bullet text:level="6" text:bullet-char="">
        <style:list-level-properties text:space-before="3.404cm" text:min-label-width="0.787cm"/>
        <style:text-properties fo:font-family="'Wingdings 2'" style:font-charset="x-symbol" fo:color="#3891a7" fo:font-size="80%"/>
      </text:list-level-style-bullet>
      <text:list-level-style-bullet text:level="7" text:bullet-char="">
        <style:list-level-properties text:space-before="3.988cm" text:min-label-width="0.787cm"/>
        <style:text-properties fo:font-family="'Wingdings 2'" style:font-charset="x-symbol" fo:color="#3891a7" fo:font-size="80%"/>
      </text:list-level-style-bullet>
      <text:list-level-style-bullet text:level="8" text:bullet-char="">
        <style:list-level-properties text:space-before="4.547cm" text:min-label-width="0.787cm"/>
        <style:text-properties fo:font-family="'Wingdings 2'" style:font-charset="x-symbol" fo:color="#3891a7" fo:font-size="80%"/>
      </text:list-level-style-bullet>
      <text:list-level-style-bullet text:level="9" text:bullet-char="">
        <style:list-level-properties text:space-before="5.131cm" text:min-label-width="0.787cm"/>
        <style:text-properties fo:font-family="'Wingdings 2'" style:font-charset="x-symbol" fo:color="#3891a7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229cm" text:min-label-width="0.787cm"/>
        <style:text-properties style:use-window-font-color="true" fo:font-size="45%"/>
      </text:list-level-style-number>
      <text:list-level-style-number text:level="2" style:num-format="">
        <style:list-level-properties text:space-before="0.991cm" text:min-label-width="0.787cm"/>
        <style:text-properties style:use-window-font-color="true" fo:font-size="45%"/>
      </text:list-level-style-number>
      <text:list-level-style-number text:level="3" style:num-format="">
        <style:list-level-properties text:space-before="1.676cm" text:min-label-width="0.787cm"/>
        <style:text-properties style:use-window-font-color="true" fo:font-size="45%"/>
      </text:list-level-style-number>
      <text:list-level-style-number text:level="4" style:num-format="">
        <style:list-level-properties text:space-before="2.261cm" text:min-label-width="0.787cm"/>
        <style:text-properties style:use-window-font-color="true" fo:font-size="45%"/>
      </text:list-level-style-number>
      <text:list-level-style-number text:level="5" style:num-format="">
        <style:list-level-properties text:space-before="2.819cm" text:min-label-width="0.787cm"/>
        <style:text-properties style:use-window-font-color="true" fo:font-size="45%"/>
      </text:list-level-style-number>
      <text:list-level-style-number text:level="6" style:num-format="">
        <style:list-level-properties text:space-before="3.404cm" text:min-label-width="0.787cm"/>
        <style:text-properties style:use-window-font-color="true" fo:font-size="45%"/>
      </text:list-level-style-number>
      <text:list-level-style-number text:level="7" style:num-format="">
        <style:list-level-properties text:space-before="3.988cm" text:min-label-width="0.787cm"/>
        <style:text-properties style:use-window-font-color="true" fo:font-size="45%"/>
      </text:list-level-style-number>
      <text:list-level-style-number text:level="8" style:num-format="">
        <style:list-level-properties text:space-before="4.547cm" text:min-label-width="0.787cm"/>
        <style:text-properties style:use-window-font-color="true" fo:font-size="45%"/>
      </text:list-level-style-number>
      <text:list-level-style-number text:level="9" style:num-format="">
        <style:list-level-properties text:space-before="5.131cm" text:min-label-width="0.78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29cm" text:min-label-width="1.429cm"/>
        <style:text-properties fo:color="#3891a7" fo:font-size="80%"/>
      </text:list-level-style-number>
      <text:list-level-style-number text:level="2" style:num-suffix="." style:num-format="1">
        <style:list-level-properties text:space-before="0.991cm" text:min-label-width="1.429cm"/>
        <style:text-properties fo:color="#3891a7" fo:font-size="80%"/>
      </text:list-level-style-number>
      <text:list-level-style-number text:level="3" style:num-suffix="." style:num-format="1">
        <style:list-level-properties text:space-before="1.676cm" text:min-label-width="1.429cm"/>
        <style:text-properties fo:color="#3891a7" fo:font-size="80%"/>
      </text:list-level-style-number>
      <text:list-level-style-number text:level="4" style:num-suffix="." style:num-format="1">
        <style:list-level-properties text:space-before="2.261cm" text:min-label-width="1.429cm"/>
        <style:text-properties fo:color="#3891a7" fo:font-size="80%"/>
      </text:list-level-style-number>
      <text:list-level-style-number text:level="5" style:num-suffix="." style:num-format="1">
        <style:list-level-properties text:space-before="2.819cm" text:min-label-width="1.429cm"/>
        <style:text-properties fo:color="#3891a7" fo:font-size="80%"/>
      </text:list-level-style-number>
      <text:list-level-style-number text:level="6" style:num-suffix="." style:num-format="1">
        <style:list-level-properties text:space-before="3.404cm" text:min-label-width="1.429cm"/>
        <style:text-properties fo:color="#3891a7" fo:font-size="80%"/>
      </text:list-level-style-number>
      <text:list-level-style-number text:level="7" style:num-suffix="." style:num-format="1">
        <style:list-level-properties text:space-before="3.988cm" text:min-label-width="1.429cm"/>
        <style:text-properties fo:color="#3891a7" fo:font-size="80%"/>
      </text:list-level-style-number>
      <text:list-level-style-number text:level="8" style:num-suffix="." style:num-format="1">
        <style:list-level-properties text:space-before="4.547cm" text:min-label-width="1.429cm"/>
        <style:text-properties fo:color="#3891a7" fo:font-size="80%"/>
      </text:list-level-style-number>
      <text:list-level-style-number text:level="9" style:num-suffix="." style:num-format="1">
        <style:list-level-properties text:space-before="5.131cm" text:min-label-width="1.429cm"/>
        <style:text-properties fo:color="#3891a7" fo:font-size="8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0.574cm" svg:height="3.067cm" svg:x="3.979cm" svg:y="0.75cm" presentation:class="title">
          <draw:text-box>
            <text:p text:style-name="P1"><text:span text:style-name="T1">LuaCSP</text:span></text:p>
          </draw:text-box>
        </draw:frame>
        <draw:frame draw:name="Subtitle 2" presentation:style-name="pr2" draw:text-style-name="P2" draw:layer="layout" svg:width="20.574cm" svg:height="3.651cm" svg:x="3.979cm" svg:y="3.854cm" presentation:class="subtitle">
          <draw:text-box>
            <text:p text:style-name="P3"><text:span text:style-name="T2">A language to describe game logic</text:span></text:p>
          </draw:text-box>
        </draw:frame>
        <draw:frame draw:name="Subtitle 2" presentation:style-name="pr2" draw:text-style-name="P2" draw:layer="layout" svg:width="20.574cm" svg:height="1.59cm" svg:x="4cm" svg:y="11.4cm">
          <draw:text-box>
            <text:p text:style-name="P3"><text:span text:style-name="T2">https://github.com/loyso/LuaCS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Why?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>
          <draw:text-box>
            <text:list text:style-name="L2">
              <text:list-item>
                <text:p text:style-name="P4"><text:span text:style-name="T3">The world is parallel (Actor Model, interacting entities, cause-effect chains)</text:span></text:p>
              </text:list-item>
              <text:list-item>
                <text:p text:style-name="P4"><text:span text:style-name="T3">Back to natural control flow (easy to follow, easy to debug, no FSMs, no callbacks, no livelocks, isolation and locality)</text:span></text:p>
              </text:list-item>
              <text:list-item>
                <text:p text:style-name="P4"><text:span text:style-name="T3">Resolve maintainability and complexity issues</text:span></text:p>
                <text:p text:style-name="P4"><text:span text:style-name="T3">(Events/HFSMs: the model logic is fragmented, as the scheduling and the evaluation of conditions are scattered throughout the event routine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4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How?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 presentation:user-transformed="true">
          <draw:text-box>
            <text:list text:style-name="L2">
              <text:list-item>
                <text:p text:style-name="P4"><text:span text:style-name="T3">Introduce next level you model in (FSMs are too general)</text:span></text:p>
              </text:list-item>
              <text:list-item>
                <text:p text:style-name="P4"><text:span text:style-name="T3">Introduce restrictions on entities interaction </text:span></text:p>
              </text:list-item>
              <text:list-item>
                <text:p text:style-name="P4"><text:span text:style-name="T3">Follow the principle of compositionality (FSMs are non-composable)</text:span></text:p>
              </text:list-item>
              <text:list-item>
                <text:p text:style-name="P4"><text:span text:style-name="T3">Re-use game logic in traditional procedural programming way</text:span></text:p>
              </text:list-item>
              <text:list-item>
                <text:p text:style-name="P4"><text:span text:style-name="T3">Better decoupling for cross-disciplinary code</text:span></text:p>
              </text:list-item>
              <text:list-item>
                <text:p text:style-name="P4"><text:span text:style-name="T3">But: non-intrusive Lua extension</text:span></text:p>
              </text:list-item>
            </text:list>
            <text:list text:style-name="L3"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5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History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>
          <draw:text-box>
            <text:list text:style-name="L2">
              <text:list-item>
                <text:p text:style-name="P4"><text:span text:style-name="T3">Tony Hoare (the author of Quicksort)</text:span></text:p>
              </text:list-item>
              <text:list-item>
                <text:p text:style-name="P4"><text:span text:style-name="T3">Occam programming language (named after William of Ockham of Occam's Razor fame)</text:span></text:p>
              </text:list-item>
              <text:list-item>
                <text:p text:style-name="P4"><text:span text:style-name="T3">Communicating Sequential Processes (CSP) theory (Google Go, Stackless Pytho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6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Definitions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>
          <draw:text-box>
            <text:list text:style-name="L2">
              <text:list-item>
                <text:p text:style-name="P4"><text:span text:style-name="T3">A program is a network of processes, which are connected using channels</text:span></text:p>
              </text:list-item>
              <text:list-item>
                <text:p text:style-name="P4"><text:span text:style-name="T3">A channel is a point-to-point, uni-directional, synchronous unbuffered communications link</text:span></text:p>
              </text:list-item>
              <text:list-item>
                <text:p text:style-name="P4"><text:span text:style-name="T3">The communication is instantaneous, and takes place when both the inputting and outputting processes have reached the communication statement</text:span></text:p>
              </text:list-item>
              <text:list-item>
                <text:p text:style-name="P4"><text:span text:style-name="T3">Blocking 'send' and 'receive'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7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Example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>
          <draw:text-box>
            <text:list text:style-name="L2">
              <text:list-item>
                <text:p text:style-name="P4"><text:span text:style-name="T3">Two processes connected by a channel:</text:span></text:p>
              </text:list-item>
            </text:list>
            <text:list text:style-name="L3">
              <text:list-item>
                <text:p text:style-name="P4"><text:span text:style-name="T5"/></text:p>
              </text:list-item>
              <text:list-item>
                <text:p text:style-name="P4"><text:span text:style-name="T6">function foo( ch )</text:span></text:p>
              </text:list-item>
              <text:list-item>
                <text:p text:style-name="P4"><text:span text:style-name="T6"><text:tab/></text:span><text:span text:style-name="T6"><text:tab/></text:span><text:span text:style-name="T6">ch:OUT( 42 )</text:span></text:p>
              </text:list-item>
              <text:list-item>
                <text:p text:style-name="P4"><text:span text:style-name="T6">end</text:span></text:p>
              </text:list-item>
              <text:list-item>
                <text:p text:style-name="P4"><text:span text:style-name="T6"> </text:span></text:p>
              </text:list-item>
              <text:list-item>
                <text:p text:style-name="P4"><text:span text:style-name="T6">function bar( ch )</text:span></text:p>
              </text:list-item>
              <text:list-item>
                <text:p text:style-name="P4"><text:span text:style-name="T6"><text:tab/></text:span><text:span text:style-name="T6"><text:tab/></text:span><text:span text:style-name="T6">local v = ch:IN()</text:span></text:p>
              </text:list-item>
              <text:list-item>
                <text:p text:style-name="P4"><text:span text:style-name="T6">end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8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Channel: lifetime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>
          <draw:text-box>
            <text:list text:style-name="L3">
              <text:list-item>
                <text:p text:style-name="P4"><text:span text:style-name="T7"/></text:p>
              </text:list-item>
              <text:list-item>
                <text:p text:style-name="P4"><text:span text:style-name="T7"/></text:p>
              </text:list-item>
              <text:list-item>
                <text:p text:style-name="P4"><text:span text:style-name="T6">function main()</text:span></text:p>
              </text:list-item>
              <text:list-item>
                <text:p text:style-name="P4"><text:span text:style-name="T6"><text:tab/></text:span><text:span text:style-name="T6">local ch = Channel:new()</text:span></text:p>
              </text:list-item>
              <text:list-item>
                <text:p text:style-name="P4"><text:span text:style-name="T6">end</text:span></text:p>
              </text:list-item>
              <text:list-item>
                <text:p text:style-name="P4"><text:span text:style-name="T4"/></text:p>
              </text:list-item>
            </text:list>
            <text:list text:style-name="L2">
              <text:list-item>
                <text:p text:style-name="P4"><text:span text:style-name="T3">Channel is a garbage-collectable object so there is no need to destroy it explicitly</text:span></text:p>
              </text:list-item>
            </text:list>
            <text:list text:style-name="L3"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9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Fundamental operations</text:span></text:p>
          </draw:text-box>
        </draw:frame>
        <draw:frame draw:name="Content Placeholder 2" presentation:style-name="pr5" draw:text-style-name="P2" draw:layer="layout" svg:width="20.828cm" svg:height="10.478cm" svg:x="3.988cm" svg:y="3.016cm" presentation:class="outline">
          <draw:text-box>
            <text:list text:style-name="L2">
              <text:list-item>
                <text:p text:style-name="P4"><text:span text:style-name="T8">Two types of atoms (smallest blocks): </text:span></text:p>
              </text:list-item>
            </text:list>
            <text:list text:style-name="L4">
              <text:list-item>
                <text:p text:style-name="P5"><text:span text:style-name="T8">Immediate functions </text:span></text:p>
              </text:list-item>
              <text:list-item>
                <text:p text:style-name="P5"><text:span text:style-name="T8">Functions which can be yielded (fundamental operations) i.e. a function that “lasts”</text:span></text:p>
              </text:list-item>
            </text:list>
            <text:list text:style-name="L3">
              <text:list-item>
                <text:p text:style-name="P4"><text:span text:style-name="T8"/></text:p>
              </text:list-item>
              <text:list-item>
                <text:p text:style-name="P4"><text:span text:style-name="T8">Core LuaCSP fundamental operations:</text:span></text:p>
              </text:list-item>
              <text:list-item>
                <text:p text:style-name="P4"><text:span text:style-name="T8"/></text:p>
              </text:list-item>
            </text:list>
            <text:list text:style-name="L2">
              <text:list-item>
                <text:p text:style-name="P4"><text:span text:style-name="T8">SLEEP( seconds )</text:span></text:p>
              </text:list-item>
              <text:list-item>
                <text:p text:style-name="P4"><text:span text:style-name="T8">channel:OUT( arg1, arg2, ... )</text:span></text:p>
              </text:list-item>
              <text:list-item>
                <text:p text:style-name="P4"><text:span text:style-name="T8">arg1, arg2, ... = channel:IN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0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7" draw:layer="layout" svg:width="20.828cm" svg:height="2.381cm" svg:x="3.988cm" svg:y="0.572cm" presentation:class="title" presentation:user-transformed="true">
          <draw:text-box>
            <text:p text:style-name="P6"><text:span text:style-name="T9">Define your fundamental operations and their logical time frame semantics</text:span></text:p>
          </draw:text-box>
        </draw:frame>
        <draw:g draw:name="Content Placeholder 8">
          <draw:custom-shape draw:style-name="gr2" draw:text-style-name="P2" draw:layer="layout" svg:width="3.901cm" svg:height="1.95cm" svg:x="12.452cm" svg:y="3.576cm">
            <text:p text:style-name="P8"><text:span text:style-name="T10">Engine/C++ sound, graphics, animation, cameras</text:span></text:p>
            <draw:enhanced-geometry svg:viewBox="0 0 1404297 702148" draw:text-areas="?f24 ?f26 ?f25 ?f27" draw:glue-points="?f16 ?f17 ?f18 ?f19 ?f20 ?f19 ?f21 ?f17 ?f21 ?f22 ?f20 ?f23 ?f18 ?f23 ?f16 ?f22 ?f16 ?f17" draw:type="non-primitive" draw:enhanced-path="M 0 70215 C 0 31436 31436 0 70215 0 L 1334082 0 C 1372861 0 1404297 31436 1404297 70215 L 1404297 631933 C 1404297 670712 1372861 702148 1334082 702148 L 70215 702148 C 31436 702148 0 670712 0 631933 L 0 7021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04297"/>
              <draw:equation draw:name="f7" draw:formula="?f4 / 702148"/>
              <draw:equation draw:name="f8" draw:formula="0 * ?f5 / 1404297"/>
              <draw:equation draw:name="f9" draw:formula="70215 * ?f4 / 702148"/>
              <draw:equation draw:name="f10" draw:formula="70215 * ?f5 / 1404297"/>
              <draw:equation draw:name="f11" draw:formula="0 * ?f4 / 702148"/>
              <draw:equation draw:name="f12" draw:formula="1334082 * ?f5 / 1404297"/>
              <draw:equation draw:name="f13" draw:formula="1404297 * ?f5 / 1404297"/>
              <draw:equation draw:name="f14" draw:formula="631933 * ?f4 / 702148"/>
              <draw:equation draw:name="f15" draw:formula="702148 * ?f4 / 70214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" draw:text-style-name="P2" draw:layer="layout" svg:width="2.029cm" svg:height="0.683cm" draw:transform="rotate (-0.785398163398487) translate (15.798cm 5.464cm)">
            <text:p/>
            <draw:enhanced-geometry svg:viewBox="0 0 730284 245752" draw:text-areas="?f24 ?f26 ?f25 ?f27" draw:glue-points="?f16 ?f17 ?f18 ?f17 ?f18 ?f19 ?f20 ?f21 ?f18 ?f22 ?f18 ?f23 ?f16 ?f23 ?f16 ?f17" draw:type="non-primitive" draw:enhanced-path="M 0 61438 L 607408 61438 607408 0 730284 122876 607408 245752 607408 184314 0 184314 0 6143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0284"/>
              <draw:equation draw:name="f7" draw:formula="?f4 / 245752"/>
              <draw:equation draw:name="f8" draw:formula="0 * ?f5 / 730284"/>
              <draw:equation draw:name="f9" draw:formula="61438 * ?f4 / 245752"/>
              <draw:equation draw:name="f10" draw:formula="607408 * ?f5 / 730284"/>
              <draw:equation draw:name="f11" draw:formula="0 * ?f4 / 245752"/>
              <draw:equation draw:name="f12" draw:formula="730284 * ?f5 / 730284"/>
              <draw:equation draw:name="f13" draw:formula="122876 * ?f4 / 245752"/>
              <draw:equation draw:name="f14" draw:formula="245752 * ?f4 / 245752"/>
              <draw:equation draw:name="f15" draw:formula="184314 * ?f4 / 2457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" draw:text-style-name="P2" draw:layer="layout" svg:width="3.901cm" svg:height="1.95cm" svg:x="16.195cm" svg:y="7.319cm">
            <text:p text:style-name="P8"><text:span text:style-name="T10">Fundamental Operations/Plain Lua</text:span></text:p>
            <draw:enhanced-geometry svg:viewBox="0 0 1404297 702148" draw:text-areas="?f24 ?f26 ?f25 ?f27" draw:glue-points="?f16 ?f17 ?f18 ?f19 ?f20 ?f19 ?f21 ?f17 ?f21 ?f22 ?f20 ?f23 ?f18 ?f23 ?f16 ?f22 ?f16 ?f17" draw:type="non-primitive" draw:enhanced-path="M 0 70215 C 0 31436 31436 0 70215 0 L 1334082 0 C 1372861 0 1404297 31436 1404297 70215 L 1404297 631933 C 1404297 670712 1372861 702148 1334082 702148 L 70215 702148 C 31436 702148 0 670712 0 631933 L 0 7021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04297"/>
              <draw:equation draw:name="f7" draw:formula="?f4 / 702148"/>
              <draw:equation draw:name="f8" draw:formula="0 * ?f5 / 1404297"/>
              <draw:equation draw:name="f9" draw:formula="70215 * ?f4 / 702148"/>
              <draw:equation draw:name="f10" draw:formula="70215 * ?f5 / 1404297"/>
              <draw:equation draw:name="f11" draw:formula="0 * ?f4 / 702148"/>
              <draw:equation draw:name="f12" draw:formula="1334082 * ?f5 / 1404297"/>
              <draw:equation draw:name="f13" draw:formula="1404297 * ?f5 / 1404297"/>
              <draw:equation draw:name="f14" draw:formula="631933 * ?f4 / 702148"/>
              <draw:equation draw:name="f15" draw:formula="702148 * ?f4 / 70214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4" draw:text-style-name="P2" draw:layer="layout" svg:width="2.029cm" svg:height="0.683cm" draw:transform="rotate (0.7853981633973) translate (15.315cm 10.642cm)">
            <text:p text:style-name="P9"><text:span text:style-name="T11">API</text:span></text:p>
            <draw:enhanced-geometry svg:viewBox="0 0 730284 245752" draw:text-areas="?f24 ?f26 ?f25 ?f27" draw:glue-points="?f16 ?f17 ?f18 ?f17 ?f18 ?f19 ?f20 ?f21 ?f18 ?f22 ?f18 ?f23 ?f16 ?f23 ?f16 ?f17" draw:type="non-primitive" draw:enhanced-path="M 730284 184314 L 122876 184314 122876 245751 0 122876 122876 1 122876 61438 730284 61438 730284 18431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0284"/>
              <draw:equation draw:name="f7" draw:formula="?f4 / 245752"/>
              <draw:equation draw:name="f8" draw:formula="0 * ?f5 / 730284"/>
              <draw:equation draw:name="f9" draw:formula="61438 * ?f4 / 245752"/>
              <draw:equation draw:name="f10" draw:formula="607408 * ?f5 / 730284"/>
              <draw:equation draw:name="f11" draw:formula="0 * ?f4 / 245752"/>
              <draw:equation draw:name="f12" draw:formula="730284 * ?f5 / 730284"/>
              <draw:equation draw:name="f13" draw:formula="122876 * ?f4 / 245752"/>
              <draw:equation draw:name="f14" draw:formula="245752 * ?f4 / 245752"/>
              <draw:equation draw:name="f15" draw:formula="184314 * ?f4 / 2457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" draw:text-style-name="P2" draw:layer="layout" svg:width="3.901cm" svg:height="1.95cm" svg:x="12.452cm" svg:y="11.063cm">
            <text:p text:style-name="P8"><text:span text:style-name="T10">LuaCSP code</text:span></text:p>
            <draw:enhanced-geometry svg:viewBox="0 0 1404297 702148" draw:text-areas="?f24 ?f26 ?f25 ?f27" draw:glue-points="?f16 ?f17 ?f18 ?f19 ?f20 ?f19 ?f21 ?f17 ?f21 ?f22 ?f20 ?f23 ?f18 ?f23 ?f16 ?f22 ?f16 ?f17" draw:type="non-primitive" draw:enhanced-path="M 0 70215 C 0 31436 31436 0 70215 0 L 1334082 0 C 1372861 0 1404297 31436 1404297 70215 L 1404297 631933 C 1404297 670712 1372861 702148 1334082 702148 L 70215 702148 C 31436 702148 0 670712 0 631933 L 0 7021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04297"/>
              <draw:equation draw:name="f7" draw:formula="?f4 / 702148"/>
              <draw:equation draw:name="f8" draw:formula="0 * ?f5 / 1404297"/>
              <draw:equation draw:name="f9" draw:formula="70215 * ?f4 / 702148"/>
              <draw:equation draw:name="f10" draw:formula="70215 * ?f5 / 1404297"/>
              <draw:equation draw:name="f11" draw:formula="0 * ?f4 / 702148"/>
              <draw:equation draw:name="f12" draw:formula="1334082 * ?f5 / 1404297"/>
              <draw:equation draw:name="f13" draw:formula="1404297 * ?f5 / 1404297"/>
              <draw:equation draw:name="f14" draw:formula="631933 * ?f4 / 702148"/>
              <draw:equation draw:name="f15" draw:formula="702148 * ?f4 / 70214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4" draw:text-style-name="P2" draw:layer="layout" svg:width="2.029cm" svg:height="0.683cm" draw:transform="rotate (-0.785398163398487) translate (12.055cm 9.208cm)">
            <text:p text:style-name="P9"><text:span text:style-name="T11">API</text:span></text:p>
            <draw:enhanced-geometry svg:viewBox="0 0 730284 245752" draw:text-areas="?f24 ?f26 ?f25 ?f27" draw:glue-points="?f16 ?f17 ?f18 ?f19 ?f18 ?f20 ?f21 ?f20 ?f21 ?f22 ?f18 ?f22 ?f18 ?f23 ?f16 ?f17" draw:type="non-primitive" draw:enhanced-path="M 730284 122876 L 607408 245751 607408 184314 0 184314 0 61438 607408 61438 607408 1 730284 12287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0284"/>
              <draw:equation draw:name="f7" draw:formula="?f4 / 245752"/>
              <draw:equation draw:name="f8" draw:formula="0 * ?f5 / 730284"/>
              <draw:equation draw:name="f9" draw:formula="122876 * ?f4 / 245752"/>
              <draw:equation draw:name="f10" draw:formula="122876 * ?f5 / 730284"/>
              <draw:equation draw:name="f11" draw:formula="0 * ?f4 / 245752"/>
              <draw:equation draw:name="f12" draw:formula="61438 * ?f4 / 245752"/>
              <draw:equation draw:name="f13" draw:formula="730284 * ?f5 / 730284"/>
              <draw:equation draw:name="f14" draw:formula="184314 * ?f4 / 245752"/>
              <draw:equation draw:name="f15" draw:formula="245752 * ?f4 / 2457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7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2" draw:text-style-name="P2" draw:layer="layout" svg:width="3.901cm" svg:height="1.95cm" svg:x="8.708cm" svg:y="7.319cm">
            <text:p text:style-name="P8"><text:span text:style-name="T10">Fundamental Operations/C++</text:span></text:p>
            <draw:enhanced-geometry svg:viewBox="0 0 1404297 702148" draw:text-areas="?f24 ?f26 ?f25 ?f27" draw:glue-points="?f16 ?f17 ?f18 ?f19 ?f20 ?f19 ?f21 ?f17 ?f21 ?f22 ?f20 ?f23 ?f18 ?f23 ?f16 ?f22 ?f16 ?f17" draw:type="non-primitive" draw:enhanced-path="M 0 70215 C 0 31436 31436 0 70215 0 L 1334082 0 C 1372861 0 1404297 31436 1404297 70215 L 1404297 631933 C 1404297 670712 1372861 702148 1334082 702148 L 70215 702148 C 31436 702148 0 670712 0 631933 L 0 7021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04297"/>
              <draw:equation draw:name="f7" draw:formula="?f4 / 702148"/>
              <draw:equation draw:name="f8" draw:formula="0 * ?f5 / 1404297"/>
              <draw:equation draw:name="f9" draw:formula="70215 * ?f4 / 702148"/>
              <draw:equation draw:name="f10" draw:formula="70215 * ?f5 / 1404297"/>
              <draw:equation draw:name="f11" draw:formula="0 * ?f4 / 702148"/>
              <draw:equation draw:name="f12" draw:formula="1334082 * ?f5 / 1404297"/>
              <draw:equation draw:name="f13" draw:formula="1404297 * ?f5 / 1404297"/>
              <draw:equation draw:name="f14" draw:formula="631933 * ?f4 / 702148"/>
              <draw:equation draw:name="f15" draw:formula="702148 * ?f4 / 702148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3" draw:text-style-name="P2" draw:layer="layout" svg:width="2.029cm" svg:height="0.683cm" draw:transform="rotate (0.7853981633973) translate (11.572cm 6.899cm)">
            <text:p/>
            <draw:enhanced-geometry svg:viewBox="0 0 730284 245752" draw:text-areas="?f24 ?f26 ?f25 ?f27" draw:glue-points="?f16 ?f17 ?f18 ?f19 ?f18 ?f20 ?f21 ?f20 ?f21 ?f22 ?f18 ?f22 ?f18 ?f23 ?f16 ?f17" draw:type="non-primitive" draw:enhanced-path="M 0 122876 L 122876 0 122876 61438 730284 61438 730284 184314 122876 184314 122876 245752 0 12287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0284"/>
              <draw:equation draw:name="f7" draw:formula="?f4 / 245752"/>
              <draw:equation draw:name="f8" draw:formula="0 * ?f5 / 730284"/>
              <draw:equation draw:name="f9" draw:formula="122876 * ?f4 / 245752"/>
              <draw:equation draw:name="f10" draw:formula="122876 * ?f5 / 730284"/>
              <draw:equation draw:name="f11" draw:formula="0 * ?f4 / 245752"/>
              <draw:equation draw:name="f12" draw:formula="61438 * ?f4 / 245752"/>
              <draw:equation draw:name="f13" draw:formula="730284 * ?f5 / 730284"/>
              <draw:equation draw:name="f14" draw:formula="184314 * ?f4 / 245752"/>
              <draw:equation draw:name="f15" draw:formula="245752 * ?f4 / 24575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7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Constructing</text:span><text:span text:style-name="T12"> </text:span><text:span text:style-name="T1">processes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>
          <draw:text-box>
            <text:list text:style-name="L2">
              <text:list-item>
                <text:p text:style-name="P4"><text:span text:style-name="T3">Several ways of putting processes together are provided in original Occam:</text:span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>SEQ (sequential composition)</text:span></text:p>
              </text:list-item>
              <text:list-item>
                <text:p text:style-name="P4"><text:span text:style-name="T3">PAR (parallel composition)</text:span></text:p>
              </text:list-item>
              <text:list-item>
                <text:p text:style-name="P4"><text:span text:style-name="T3">ALT (conditional compositio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2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SEQ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>
          <draw:text-box>
            <text:list text:style-name="L2">
              <text:list-item>
                <text:p text:style-name="P10"><text:span text:style-name="T3">Arranges for the processes inside it to execute in sequence</text:span></text:p>
              </text:list-item>
              <text:list-item>
                <text:p text:style-name="P10"><text:span text:style-name="T3">Lua: sequential composition by default, no need to specify</text:span></text:p>
              </text:list-item>
            </text:list>
            <text:list text:style-name="L3">
              <text:list-item>
                <text:p text:style-name="P10"><text:span text:style-name="T13"/></text:p>
              </text:list-item>
              <text:list-item>
                <text:p text:style-name="P10"><text:span text:style-name="T6">function foo( ch1, ch2 )</text:span></text:p>
              </text:list-item>
              <text:list-item>
                <text:p text:style-name="P10"><text:span text:style-name="T6"><text:tab/></text:span><text:span text:style-name="T6">local d = 10</text:span></text:p>
              </text:list-item>
              <text:list-item>
                <text:p text:style-name="P10"><text:span text:style-name="T6"><text:tab/></text:span><text:span text:style-name="T6">ch1:OUT( d )</text:span></text:p>
              </text:list-item>
              <text:list-item>
                <text:p text:style-name="P10"><text:span text:style-name="T6"><text:tab/></text:span><text:span text:style-name="T6">local v = ch2:IN()</text:span></text:p>
              </text:list-item>
              <text:list-item>
                <text:p text:style-name="P10"><text:span text:style-name="T6">end</text:span></text:p>
              </text:list-item>
              <text:list-item>
                <text:p text:style-name="P10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1" draw:style-name="dp1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PAR</text:span></text:p>
          </draw:text-box>
        </draw:frame>
        <draw:frame draw:name="Content Placeholder 2" presentation:style-name="pr5" draw:text-style-name="P2" draw:layer="layout" svg:width="20.828cm" svg:height="10.874cm" svg:x="3.988cm" svg:y="3.016cm" presentation:class="outline">
          <draw:text-box>
            <text:list text:style-name="L2">
              <text:list-item>
                <text:p text:style-name="P11"><text:span text:style-name="T15">Arranges for the processes inside it to be executed in parallel</text:span></text:p>
              </text:list-item>
            </text:list>
            <text:list text:style-name="L3">
              <text:list-item>
                <text:p text:style-name="P11"><text:span text:style-name="T16"/></text:p>
              </text:list-item>
              <text:list-item>
                <text:p text:style-name="P11"><text:span text:style-name="T7">function foo( ch1, ch2, b )</text:span></text:p>
              </text:list-item>
              <text:list-item>
                <text:p text:style-name="P11"><text:span text:style-name="T7"><text:tab/></text:span><text:span text:style-name="T7">PAR(</text:span></text:p>
              </text:list-item>
              <text:list-item>
                <text:p text:style-name="P11"><text:span text:style-name="T7"><text:tab/></text:span><text:span text:style-name="T7"><text:tab/></text:span><text:span text:style-name="T7">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<text:tab/></text:span><text:span text:style-name="T7">local x = 3</text:span></text:p>
              </text:list-item>
              <text:list-item>
                <text:p text:style-name="P11"><text:span text:style-name="T7"><text:tab/></text:span><text:span text:style-name="T7"><text:tab/></text:span><text:span text:style-name="T7"><text:tab/></text:span><text:span text:style-name="T7">ch1:OUT( x )</text:span></text:p>
              </text:list-item>
              <text:list-item>
                <text:p text:style-name="P11"><text:span text:style-name="T7"><text:tab/></text:span><text:span text:style-name="T7"><text:tab/></text:span><text:span text:style-name="T7">end</text:span></text:p>
              </text:list-item>
              <text:list-item>
                <text:p text:style-name="P11"><text:span text:style-name="T7"><text:tab/></text:span><text:span text:style-name="T7"><text:tab/></text:span><text:span text:style-name="T7">,</text:span></text:p>
              </text:list-item>
              <text:list-item>
                <text:p text:style-name="P11"><text:span text:style-name="T7"><text:tab/></text:span><text:span text:style-name="T7"><text:tab/></text:span><text:span text:style-name="T7">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<text:tab/></text:span><text:span text:style-name="T7">local y = ch2:IN()</text:span></text:p>
              </text:list-item>
              <text:list-item>
                <text:p text:style-name="P11"><text:span text:style-name="T7"><text:tab/></text:span><text:span text:style-name="T7"><text:tab/></text:span><text:span text:style-name="T7">end</text:span></text:p>
              </text:list-item>
              <text:list-item>
                <text:p text:style-name="P11"><text:span text:style-name="T7"><text:tab/></text:span><text:span text:style-name="T7"><text:tab/></text:span><text:span text:style-name="T7">,</text:span></text:p>
              </text:list-item>
              <text:list-item>
                <text:p text:style-name="P11"><text:span text:style-name="T7"><text:tab/></text:span><text:span text:style-name="T7"><text:tab/></text:span><text:span text:style-name="T7">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<text:tab/></text:span><text:span text:style-name="T7">local a = b</text:span></text:p>
              </text:list-item>
              <text:list-item>
                <text:p text:style-name="P11"><text:span text:style-name="T7"><text:tab/></text:span><text:span text:style-name="T7"><text:tab/></text:span><text:span text:style-name="T7">end</text:span></text:p>
              </text:list-item>
              <text:list-item>
                <text:p text:style-name="P11"><text:span text:style-name="T7"><text:tab/></text:span><text:span text:style-name="T7">)</text:span></text:p>
              </text:list-item>
              <text:list-item>
                <text:p text:style-name="P11"><text:span text:style-name="T7">end</text:span></text:p>
              </text:list-item>
              <text:list-item>
                <text:p text:style-name="P11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4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PAR</text:span></text:p>
          </draw:text-box>
        </draw:frame>
        <draw:frame draw:name="Content Placeholder 2" presentation:style-name="pr5" draw:text-style-name="P2" draw:layer="layout" svg:width="20.828cm" svg:height="10.874cm" svg:x="3.988cm" svg:y="3.016cm" presentation:class="outline">
          <draw:text-box>
            <text:list text:style-name="L2">
              <text:list-item>
                <text:p text:style-name="P11"><text:span text:style-name="T17">There is a barrier synchronisation at the end of a PAR, on which all the sub-processes synchronise</text:span></text:p>
              </text:list-item>
            </text:list>
            <text:list text:style-name="L3">
              <text:list-item>
                <text:p text:style-name="P11"><text:span text:style-name="T18"/></text:p>
              </text:list-item>
              <text:list-item>
                <text:p text:style-name="P11"><text:span text:style-name="T18">function foo()</text:span></text:p>
              </text:list-item>
              <text:list-item>
                <text:p text:style-name="P11"><text:span text:style-name="T18"><text:tab/></text:span><text:span text:style-name="T18">SLEEP(3)</text:span></text:p>
              </text:list-item>
              <text:list-item>
                <text:p text:style-name="P11"><text:span text:style-name="T18"><text:tab/></text:span><text:span text:style-name="T18">PAR(</text:span></text:p>
              </text:list-item>
              <text:list-item>
                <text:p text:style-name="P11"><text:span text:style-name="T18"><text:tab/></text:span><text:span text:style-name="T18"><text:tab/></text:span><text:span text:style-name="T18">function()</text:span></text:p>
              </text:list-item>
              <text:list-item>
                <text:p text:style-name="P11"><text:span text:style-name="T18"><text:tab/></text:span><text:span text:style-name="T18"><text:tab/></text:span><text:span text:style-name="T18"><text:tab/></text:span><text:span text:style-name="T18">SLEEP(1)</text:span></text:p>
              </text:list-item>
              <text:list-item>
                <text:p text:style-name="P11"><text:span text:style-name="T18"><text:tab/></text:span><text:span text:style-name="T18"><text:tab/></text:span><text:span text:style-name="T18">end</text:span></text:p>
              </text:list-item>
              <text:list-item>
                <text:p text:style-name="P11"><text:span text:style-name="T18"><text:tab/></text:span><text:span text:style-name="T18"><text:tab/></text:span><text:span text:style-name="T18">,</text:span></text:p>
              </text:list-item>
              <text:list-item>
                <text:p text:style-name="P11"><text:span text:style-name="T18"><text:tab/></text:span><text:span text:style-name="T18"><text:tab/></text:span><text:span text:style-name="T18">function()</text:span></text:p>
              </text:list-item>
              <text:list-item>
                <text:p text:style-name="P11"><text:span text:style-name="T18"><text:tab/></text:span><text:span text:style-name="T18"><text:tab/></text:span><text:span text:style-name="T18"><text:tab/></text:span><text:span text:style-name="T18">SLEEP(2)</text:span></text:p>
              </text:list-item>
              <text:list-item>
                <text:p text:style-name="P11"><text:span text:style-name="T18"><text:tab/></text:span><text:span text:style-name="T18"><text:tab/></text:span><text:span text:style-name="T18">end</text:span></text:p>
              </text:list-item>
              <text:list-item>
                <text:p text:style-name="P11"><text:span text:style-name="T18"><text:tab/></text:span><text:span text:style-name="T18"><text:tab/></text:span><text:span text:style-name="T18">,</text:span></text:p>
              </text:list-item>
              <text:list-item>
                <text:p text:style-name="P11"><text:span text:style-name="T18"><text:tab/></text:span><text:span text:style-name="T18"><text:tab/></text:span><text:span text:style-name="T18">function()</text:span></text:p>
              </text:list-item>
              <text:list-item>
                <text:p text:style-name="P11"><text:span text:style-name="T18"><text:tab/></text:span><text:span text:style-name="T18"><text:tab/></text:span><text:span text:style-name="T18"><text:tab/></text:span><text:span text:style-name="T18">SLEEP(3)</text:span></text:p>
              </text:list-item>
              <text:list-item>
                <text:p text:style-name="P11"><text:span text:style-name="T18"><text:tab/></text:span><text:span text:style-name="T18"><text:tab/></text:span><text:span text:style-name="T18">end</text:span></text:p>
              </text:list-item>
              <text:list-item>
                <text:p text:style-name="P11"><text:span text:style-name="T18"><text:tab/></text:span><text:span text:style-name="T18">)</text:span></text:p>
              </text:list-item>
              <text:list-item>
                <text:p text:style-name="P11"><text:span text:style-name="T18"><text:tab/></text:span><text:span text:style-name="T18">SLEEP(4)</text:span></text:p>
              </text:list-item>
              <text:list-item>
                <text:p text:style-name="P11"><text:span text:style-name="T18">end –-- 3 + MAX(1,2,3) + 4 = 10 seconds in total</text:span></text:p>
              </text:list-item>
              <text:list-item>
                <text:p text:style-name="P11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5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ALT</text:span><text:span text:style-name="T19">: </text:span><text:span text:style-name="T1">syntax</text:span></text:p>
          </draw:text-box>
        </draw:frame>
        <draw:frame draw:name="Content Placeholder 2" presentation:style-name="pr5" draw:text-style-name="P2" draw:layer="layout" svg:width="20.828cm" svg:height="11.073cm" svg:x="3.988cm" svg:y="3.016cm" presentation:class="outline">
          <draw:text-box>
            <text:list text:style-name="L2">
              <text:list-item>
                <text:p text:style-name="P11"><text:span text:style-name="T17">Allows a process to wait for multiple events, but only engage in one of them</text:span></text:p>
              </text:list-item>
            </text:list>
            <text:list text:style-name="L3">
              <text:list-item>
                <text:p text:style-name="P11"><text:span text:style-name="T20"/></text:p>
              </text:list-item>
              <text:list-item>
                <text:p text:style-name="P11"><text:span text:style-name="T7">ALT(</text:span></text:p>
              </text:list-item>
              <text:list-item>
                <text:p text:style-name="P11"><text:span text:style-name="T7"><text:tab/></text:span><text:span text:style-name="T7">guard1, 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--- process 1</text:span></text:p>
              </text:list-item>
              <text:list-item>
                <text:p text:style-name="P11"><text:span text:style-name="T7"><text:tab/></text:span><text:span text:style-name="T7">end</text:span></text:p>
              </text:list-item>
              <text:list-item>
                <text:p text:style-name="P11"><text:span text:style-name="T7"><text:tab/></text:span><text:span text:style-name="T7">,</text:span></text:p>
              </text:list-item>
              <text:list-item>
                <text:p text:style-name="P11"><text:span text:style-name="T7"><text:tab/></text:span><text:span text:style-name="T7">guard2, 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--- process 2</text:span></text:p>
              </text:list-item>
              <text:list-item>
                <text:p text:style-name="P11"><text:span text:style-name="T7"><text:tab/></text:span><text:span text:style-name="T7">end</text:span></text:p>
              </text:list-item>
              <text:list-item>
                <text:p text:style-name="P11"><text:span text:style-name="T7"><text:tab/></text:span><text:span text:style-name="T7">,</text:span></text:p>
              </text:list-item>
              <text:list-item>
                <text:p text:style-name="P11"><text:span text:style-name="T7"><text:tab/></text:span><text:span text:style-name="T7">...</text:span></text:p>
              </text:list-item>
              <text:list-item>
                <text:p text:style-name="P11"><text:span text:style-name="T7"><text:tab/></text:span><text:span text:style-name="T7">,</text:span></text:p>
              </text:list-item>
              <text:list-item>
                <text:p text:style-name="P11"><text:span text:style-name="T7"><text:tab/></text:span><text:span text:style-name="T7">guardN, 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--- process 3</text:span></text:p>
              </text:list-item>
              <text:list-item>
                <text:p text:style-name="P11"><text:span text:style-name="T7"><text:tab/></text:span><text:span text:style-name="T7">end</text:span></text:p>
              </text:list-item>
              <text:list-item>
                <text:p text:style-name="P11"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6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ALT: guards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>
          <draw:text-box>
            <text:list text:style-name="L3">
              <text:list-item>
                <text:p text:style-name="P4"><text:span text:style-name="T3">The types of guard (event selector) supported are: </text:span></text:p>
              </text:list-item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>Channel inputs</text:span></text:p>
              </text:list-item>
              <text:list-item>
                <text:p text:style-name="P4"><text:span text:style-name="T3">Timeout guards. These simply wait for an </text:span><text:span text:style-name="T21">absolute</text:span><text:span text:style-name="T3"> time to expire then become ready. time() function.</text:span></text:p>
              </text:list-item>
              <text:list-item>
                <text:p text:style-name="P4"><text:span text:style-name="T21">nil</text:span><text:span text:style-name="T3"> (do-nothing) guard. For polling (peeking)</text:span></text:p>
              </text:list-item>
            </text:list>
            <text:list text:style-name="L3"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7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ALT: Examples</text:span></text:p>
          </draw:text-box>
        </draw:frame>
        <draw:frame draw:name="Content Placeholder 2" presentation:style-name="pr5" draw:text-style-name="P2" draw:layer="layout" svg:width="20.828cm" svg:height="10.478cm" svg:x="3.988cm" svg:y="3.016cm" presentation:class="outline">
          <draw:text-box>
            <text:list text:style-name="L3">
              <text:list-item>
                <text:p text:style-name="P11"><text:span text:style-name="T22"/></text:p>
              </text:list-item>
              <text:list-item>
                <text:p text:style-name="P11"><text:span text:style-name="T22">function foo( ch1, ch2, ch3, ch4 )</text:span></text:p>
              </text:list-item>
              <text:list-item>
                <text:p text:style-name="P11"><text:span text:style-name="T22"><text:tab/></text:span><text:span text:style-name="T22">ALT(</text:span></text:p>
              </text:list-item>
              <text:list-item>
                <text:p text:style-name="P11"><text:span text:style-name="T22"><text:tab/></text:span><text:span text:style-name="T22"><text:tab/></text:span><text:span text:style-name="T22">ch1, function( arg1, arg2 )</text:span></text:p>
              </text:list-item>
              <text:list-item>
                <text:p text:style-name="P11"><text:span text:style-name="T22"><text:tab/></text:span><text:span text:style-name="T22"><text:tab/></text:span><text:span text:style-name="T22"><text:tab/></text:span><text:span text:style-name="T22">ch3:OUT( arg1 )</text:span></text:p>
              </text:list-item>
              <text:list-item>
                <text:p text:style-name="P11"><text:span text:style-name="T22"><text:tab/></text:span><text:span text:style-name="T22"><text:tab/></text:span><text:span text:style-name="T22">end</text:span></text:p>
              </text:list-item>
              <text:list-item>
                <text:p text:style-name="P11"><text:span text:style-name="T22"><text:tab/></text:span><text:span text:style-name="T22"><text:tab/></text:span><text:span text:style-name="T22">,</text:span></text:p>
              </text:list-item>
              <text:list-item>
                <text:p text:style-name="P11"><text:span text:style-name="T22"><text:tab/></text:span><text:span text:style-name="T22"><text:tab/></text:span><text:span text:style-name="T22">ch2, function()</text:span></text:p>
              </text:list-item>
              <text:list-item>
                <text:p text:style-name="P11"><text:span text:style-name="T22"><text:tab/></text:span><text:span text:style-name="T22"><text:tab/></text:span><text:span text:style-name="T22"><text:tab/></text:span><text:span text:style-name="T22">ch4:OUT()</text:span></text:p>
              </text:list-item>
              <text:list-item>
                <text:p text:style-name="P11"><text:span text:style-name="T22"><text:tab/></text:span><text:span text:style-name="T22"><text:tab/></text:span><text:span text:style-name="T22">end</text:span></text:p>
              </text:list-item>
              <text:list-item>
                <text:p text:style-name="P11"><text:span text:style-name="T22"><text:tab/></text:span><text:span text:style-name="T22">)</text:span></text:p>
              </text:list-item>
              <text:list-item>
                <text:p text:style-name="P11"><text:span text:style-name="T22">end</text:span></text:p>
              </text:list-item>
            </text:list>
            <text:list text:style-name="L2">
              <text:list-header>
                <text:p text:style-name="P11"><text:span text:style-name="T23"/></text:p>
              </text:list-header>
            </text:list>
            <text:list text:style-name="L3">
              <text:list-item>
                <text:p text:style-name="P11"><text:span text:style-name="T22"/></text:p>
              </text:list-item>
              <text:list-item>
                <text:p text:style-name="P11"><text:span text:style-name="T22"/></text:p>
              </text:list-item>
              <text:list-item>
                <text:p text:style-name="P11"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6" draw:style-name="dp18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ALT: Examples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>
          <draw:text-box>
            <text:list text:style-name="L3">
              <text:list-item>
                <text:p text:style-name="P4"><text:span text:style-name="T6">function foo( ch )</text:span></text:p>
              </text:list-item>
              <text:list-item>
                <text:p text:style-name="P4"><text:span text:style-name="T6"><text:tab/></text:span><text:span text:style-name="T6">ALT(</text:span></text:p>
              </text:list-item>
              <text:list-item>
                <text:p text:style-name="P4"><text:span text:style-name="T6"><text:tab/></text:span><text:span text:style-name="T6"><text:tab/></text:span><text:span text:style-name="T6">time() + 100, function()</text:span></text:p>
              </text:list-item>
              <text:list-item>
                <text:p text:style-name="P4"><text:span text:style-name="T6"><text:tab/></text:span><text:span text:style-name="T6"><text:tab/></text:span><text:span text:style-name="T6"><text:tab/></text:span><text:span text:style-name="T6">--- the timeout of 100 seconds expired!</text:span></text:p>
              </text:list-item>
              <text:list-item>
                <text:p text:style-name="P4"><text:span text:style-name="T6"><text:tab/></text:span><text:span text:style-name="T6"><text:tab/></text:span><text:span text:style-name="T6">end</text:span></text:p>
              </text:list-item>
              <text:list-item>
                <text:p text:style-name="P4"><text:span text:style-name="T6"><text:tab/></text:span><text:span text:style-name="T6"><text:tab/></text:span><text:span text:style-name="T6">,</text:span></text:p>
              </text:list-item>
              <text:list-item>
                <text:p text:style-name="P4"><text:span text:style-name="T6"><text:tab/></text:span><text:span text:style-name="T6"><text:tab/></text:span><text:span text:style-name="T6">ch, function()</text:span></text:p>
              </text:list-item>
              <text:list-item>
                <text:p text:style-name="P4"><text:span text:style-name="T6"><text:tab/></text:span><text:span text:style-name="T6"><text:tab/></text:span><text:span text:style-name="T6"><text:tab/></text:span><text:span text:style-name="T6">local v = ch:IN()</text:span></text:p>
              </text:list-item>
              <text:list-item>
                <text:p text:style-name="P4"><text:span text:style-name="T6"><text:tab/></text:span><text:span text:style-name="T6"><text:tab/></text:span><text:span text:style-name="T6">end</text:span></text:p>
              </text:list-item>
              <text:list-item>
                <text:p text:style-name="P4"><text:span text:style-name="T6"><text:tab/></text:span><text:span text:style-name="T6">)</text:span></text:p>
              </text:list-item>
              <text:list-item>
                <text:p text:style-name="P4"><text:span text:style-name="T6">end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9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API Example: SEQ sound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>
          <draw:text-box>
            <text:list text:style-name="L3">
              <text:list-item>
                <text:p text:style-name="P4"><text:span text:style-name="T6"/></text:p>
              </text:list-item>
              <text:list-item>
                <text:p text:style-name="P4"><text:span text:style-name="T6">function dialog( variant )</text:span></text:p>
              </text:list-item>
              <text:list-item>
                <text:p text:style-name="P4"><text:span text:style-name="T6"><text:tab/></text:span><text:span text:style-name="T6">soundbank.speech1:PLAY()</text:span></text:p>
              </text:list-item>
              <text:list-item>
                <text:p text:style-name="P4"><text:span text:style-name="T6"><text:tab/></text:span><text:span text:style-name="T6">soundbank.speech2:PLAY()</text:span></text:p>
              </text:list-item>
              <text:list-item>
                <text:p text:style-name="P4"><text:span text:style-name="T6"><text:tab/></text:span><text:span text:style-name="T6">if variant then</text:span></text:p>
              </text:list-item>
              <text:list-item>
                <text:p text:style-name="P4"><text:span text:style-name="T6"><text:tab/></text:span><text:span text:style-name="T6"><text:tab/></text:span><text:span text:style-name="T6">soundbank.speech3A:PLAY()</text:span></text:p>
              </text:list-item>
              <text:list-item>
                <text:p text:style-name="P4"><text:span text:style-name="T6"><text:tab/></text:span><text:span text:style-name="T6">else</text:span></text:p>
              </text:list-item>
              <text:list-item>
                <text:p text:style-name="P4"><text:span text:style-name="T6"><text:tab/></text:span><text:span text:style-name="T6"><text:tab/></text:span><text:span text:style-name="T6">for i=1,3 do</text:span></text:p>
              </text:list-item>
              <text:list-item>
                <text:p text:style-name="P4"><text:span text:style-name="T6"><text:tab/></text:span><text:span text:style-name="T6"><text:tab/></text:span><text:span text:style-name="T6"><text:tab/></text:span><text:span text:style-name="T6">soundbank.speech3B:PLAY()</text:span></text:p>
              </text:list-item>
              <text:list-item>
                <text:p text:style-name="P4"><text:span text:style-name="T6"><text:tab/></text:span><text:span text:style-name="T6"><text:tab/></text:span><text:span text:style-name="T6">end</text:span></text:p>
              </text:list-item>
              <text:list-item>
                <text:p text:style-name="P4"><text:span text:style-name="T6"><text:tab/></text:span><text:span text:style-name="T6">end</text:span></text:p>
              </text:list-item>
              <text:list-item>
                <text:p text:style-name="P4"><text:span text:style-name="T6">end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20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API Example: PAR sound</text:span></text:p>
          </draw:text-box>
        </draw:frame>
        <draw:frame draw:name="Content Placeholder 2" presentation:style-name="pr5" draw:text-style-name="P2" draw:layer="layout" svg:width="20.828cm" svg:height="10.874cm" svg:x="3.988cm" svg:y="3.016cm" presentation:class="outline">
          <draw:text-box>
            <text:list text:style-name="L3">
              <text:list-item>
                <text:p text:style-name="P11"><text:span text:style-name="T7">function intro_sound()</text:span></text:p>
              </text:list-item>
              <text:list-item>
                <text:p text:style-name="P11"><text:span text:style-name="T7"><text:tab/></text:span><text:span text:style-name="T7">PAR(</text:span></text:p>
              </text:list-item>
              <text:list-item>
                <text:p text:style-name="P11"><text:span text:style-name="T7"><text:tab/></text:span><text:span text:style-name="T7"><text:tab/></text:span><text:span text:style-name="T7">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<text:tab/></text:span><text:span text:style-name="T7">soundbank.crowd:PLAY()</text:span></text:p>
              </text:list-item>
              <text:list-item>
                <text:p text:style-name="P11"><text:span text:style-name="T7"><text:tab/></text:span><text:span text:style-name="T7"><text:tab/></text:span><text:span text:style-name="T7">end</text:span></text:p>
              </text:list-item>
              <text:list-item>
                <text:p text:style-name="P11"><text:span text:style-name="T7"><text:tab/></text:span><text:span text:style-name="T7"><text:tab/></text:span><text:span text:style-name="T7">,</text:span></text:p>
              </text:list-item>
              <text:list-item>
                <text:p text:style-name="P11"><text:span text:style-name="T7"><text:tab/></text:span><text:span text:style-name="T7"><text:tab/></text:span><text:span text:style-name="T7">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<text:tab/></text:span><text:span text:style-name="T7">soundbank.comment1:PLAY()</text:span></text:p>
              </text:list-item>
              <text:list-item>
                <text:p text:style-name="P11"><text:span text:style-name="T7"><text:tab/></text:span><text:span text:style-name="T7"><text:tab/></text:span><text:span text:style-name="T7"><text:tab/></text:span><text:span text:style-name="T7">soundbank.comment2:PLAY()</text:span></text:p>
              </text:list-item>
              <text:list-item>
                <text:p text:style-name="P11"><text:span text:style-name="T7"><text:tab/></text:span><text:span text:style-name="T7"><text:tab/></text:span><text:span text:style-name="T7">end</text:span></text:p>
              </text:list-item>
              <text:list-item>
                <text:p text:style-name="P11"><text:span text:style-name="T7"><text:tab/></text:span><text:span text:style-name="T7"><text:tab/></text:span><text:span text:style-name="T7">,</text:span></text:p>
              </text:list-item>
              <text:list-item>
                <text:p text:style-name="P11"><text:span text:style-name="T7"><text:tab/></text:span><text:span text:style-name="T7"><text:tab/></text:span><text:span text:style-name="T7">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<text:tab/></text:span><text:span text:style-name="T7">soundbank.announcement1:PLAY()</text:span></text:p>
              </text:list-item>
              <text:list-item>
                <text:p text:style-name="P11"><text:span text:style-name="T7"><text:tab/></text:span><text:span text:style-name="T7"><text:tab/></text:span><text:span text:style-name="T7"><text:tab/></text:span><text:span text:style-name="T7">soubdbank.announcement2:PLAY()</text:span></text:p>
              </text:list-item>
              <text:list-item>
                <text:p text:style-name="P11"><text:span text:style-name="T7"><text:tab/></text:span><text:span text:style-name="T7"><text:tab/></text:span><text:span text:style-name="T7">end</text:span></text:p>
              </text:list-item>
              <text:list-item>
                <text:p text:style-name="P11"><text:span text:style-name="T7"><text:tab/></text:span><text:span text:style-name="T7">)</text:span></text:p>
              </text:list-item>
              <text:list-item>
                <text:p text:style-name="P11"><text:span text:style-name="T7">end</text:span></text:p>
              </text:list-item>
              <text:list-item>
                <text:p text:style-name="P11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2" draw:style-name="dp2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API Example: Animation</text:span></text:p>
          </draw:text-box>
        </draw:frame>
        <draw:frame draw:name="Content Placeholder 2" presentation:style-name="pr5" draw:text-style-name="P13" draw:layer="layout" svg:width="20.828cm" svg:height="10.001cm" svg:x="3.988cm" svg:y="3.016cm" presentation:class="outline" presentation:user-transformed="true">
          <draw:text-box>
            <text:list text:style-name="L3">
              <text:list-item>
                <text:p text:style-name="P11"><text:span text:style-name="T25">function game( actor )</text:span></text:p>
              </text:list-item>
              <text:list-item>
                <text:p text:style-name="P11"><text:span text:style-name="T25"><text:tab/></text:span><text:span text:style-name="T25">PAR(</text:span></text:p>
              </text:list-item>
              <text:list-item>
                <text:p text:style-name="P11"><text:span text:style-name="T25"><text:tab/></text:span><text:span text:style-name="T25"><text:tab/></text:span><text:span text:style-name="T25">function()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2"><text:span text:style-name="T25">actor:PLAY_ANIMATION(“run”)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25"><text:tab/></text:span><text:span text:style-name="T25"><text:tab/></text:span><text:span text:style-name="T25">end</text:span></text:p>
              </text:list-item>
              <text:list-item>
                <text:p text:style-name="P11"><text:span text:style-name="T25"><text:tab/></text:span><text:span text:style-name="T25"><text:tab/></text:span><text:span text:style-name="T25">,</text:span></text:p>
              </text:list-item>
              <text:list-item>
                <text:p text:style-name="P11"><text:span text:style-name="T25"><text:tab/></text:span><text:span text:style-name="T25"><text:tab/></text:span><text:span text:style-name="T25">function()</text:span></text:p>
              </text:list-item>
              <text:list-item>
                <text:p text:style-name="P11"><text:span text:style-name="T25"><text:tab/></text:span><text:span text:style-name="T25"><text:tab/></text:span><text:span text:style-name="T25"><text:tab/></text:span><text:span text:style-name="T25">local step = actor:channel(“step”)</text:span></text:p>
              </text:list-item>
              <text:list-item>
                <text:p text:style-name="P11"><text:span text:style-name="T25"><text:tab/></text:span><text:span text:style-name="T25"><text:tab/></text:span><text:span text:style-name="T25"><text:tab/></text:span><text:span text:style-name="T25">local heartbeat = actor:channel(“heartbeat”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2"><text:span text:style-name="T25">while true do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25"><text:tab/></text:span><text:span text:style-name="T25"><text:tab/></text:span><text:span text:style-name="T25"><text:tab/></text:span><text:span text:style-name="T25"><text:tab/></text:span><text:span text:style-name="T25">ALT(</text:span></text:p>
              </text:list-item>
              <text:list-item>
                <text:p text:style-name="P1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tep, function()</text:span></text:p>
              </text:list-item>
              <text:list-item>
                <text:p text:style-name="P1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oundbank.running.step:playAndForget()</text:span></text:p>
              </text:list-item>
              <text:list-item>
                <text:p text:style-name="P1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end</text:span></text:p>
              </text:list-item>
              <text:list-item>
                <text:p text:style-name="P1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,</text:span></text:p>
              </text:list-item>
              <text:list-item>
                <text:p text:style-name="P1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heartbeat, function()</text:span></text:p>
              </text:list-item>
              <text:list-item>
                <text:p text:style-name="P1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soundbank.running.heartbeat:playAndForget()</text:span></text:p>
              </text:list-item>
              <text:list-item>
                <text:p text:style-name="P11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end</text:span></text:p>
              </text:list-item>
              <text:list-item>
                <text:p text:style-name="P11"><text:span text:style-name="T25"><text:tab/></text:span><text:span text:style-name="T25"><text:tab/></text:span><text:span text:style-name="T25"><text:tab/></text:span><text:span text:style-name="T25"><text:tab/></text:span><text:span text:style-name="T25">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2"><text:span text:style-name="T25">end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25"><text:tab/></text:span><text:span text:style-name="T25"><text:tab/></text:span><text:span text:style-name="T25">end</text:span></text:p>
              </text:list-item>
              <text:list-item>
                <text:p text:style-name="P11"><text:span text:style-name="T25"><text:tab/></text:span><text:span text:style-name="T25">)</text:span></text:p>
              </text:list-item>
              <text:list-item>
                <text:p text:style-name="P11"><text:span text:style-name="T25">en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22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Contracts</text:span></text:p>
          </draw:text-box>
        </draw:frame>
        <draw:frame draw:name="Content Placeholder 2" presentation:style-name="pr5" draw:text-style-name="P2" draw:layer="layout" svg:width="20.828cm" svg:height="10.676cm" svg:x="3.988cm" svg:y="3.016cm" presentation:class="outline">
          <draw:text-box>
            <text:list text:style-name="L3">
              <text:list-item>
                <text:p text:style-name="P11"><text:span text:style-name="T26">FooContract = Contract:table()</text:span></text:p>
              </text:list-item>
              <text:list-item>
                <text:p text:style-name="P11"><text:span text:style-name="T26">FooContract.start = Channel</text:span></text:p>
              </text:list-item>
              <text:list-item>
                <text:p text:style-name="P11"><text:span text:style-name="T26">FooContract.end = Channel</text:span></text:p>
              </text:list-item>
              <text:list-item>
                <text:p text:style-name="P11"><text:span text:style-name="T26"/></text:p>
              </text:list-item>
              <text:list-item>
                <text:p text:style-name="P11"><text:span text:style-name="T26">function foo( contract )</text:span></text:p>
              </text:list-item>
              <text:list-item>
                <text:p text:style-name="P11"><text:span text:style-name="T26"><text:tab/></text:span><text:span text:style-name="T26">contract.start:OUT()</text:span></text:p>
              </text:list-item>
              <text:list-item>
                <text:p text:style-name="P11"><text:span text:style-name="T26"><text:tab/></text:span><text:span text:style-name="T26">contract.end:OUT()</text:span></text:p>
              </text:list-item>
              <text:list-item>
                <text:p text:style-name="P11"><text:span text:style-name="T26">end</text:span></text:p>
              </text:list-item>
              <text:list-item>
                <text:p text:style-name="P11"><text:span text:style-name="T26"/></text:p>
              </text:list-item>
              <text:list-item>
                <text:p text:style-name="P11"><text:span text:style-name="T26">function bar( contract )</text:span></text:p>
              </text:list-item>
              <text:list-item>
                <text:p text:style-name="P11"><text:span text:style-name="T26"><text:tab/></text:span><text:span text:style-name="T26">contract.start:IN()</text:span></text:p>
              </text:list-item>
              <text:list-item>
                <text:p text:style-name="P11"><text:span text:style-name="T26"><text:tab/></text:span><text:span text:style-name="T26">contract.end:IN()</text:span></text:p>
              </text:list-item>
              <text:list-item>
                <text:p text:style-name="P11"><text:span text:style-name="T26">end</text:span></text:p>
              </text:list-item>
              <text:list-item>
                <text:p text:style-name="P11"><text:span text:style-name="T26"/></text:p>
              </text:list-item>
              <text:list-item>
                <text:p text:style-name="P11"><text:span text:style-name="T26">function main()</text:span></text:p>
              </text:list-item>
              <text:list-item>
                <text:p text:style-name="P11"><text:span text:style-name="T26"><text:tab/></text:span><text:span text:style-name="T26">local contract = FooContract:new() --- spawn channels</text:span></text:p>
              </text:list-item>
              <text:list-item>
                <text:p text:style-name="P11"><text:span text:style-name="T26"><text:tab/></text:span><text:span text:style-name="T26">PAR(</text:span></text:p>
              </text:list-item>
              <text:list-item>
                <text:p text:style-name="P11"><text:span text:style-name="T26"><text:tab/></text:span><text:span text:style-name="T26"><text:tab/></text:span><text:span text:style-name="T26"> <text:s/></text:span><text:span text:style-name="T26">foo, contract</text:span></text:p>
              </text:list-item>
              <text:list-item>
                <text:p text:style-name="P11"><text:span text:style-name="T26"><text:tab/></text:span><text:span text:style-name="T26"><text:tab/></text:span><text:span text:style-name="T26">, bar, contract</text:span></text:p>
              </text:list-item>
              <text:list-item>
                <text:p text:style-name="P11"><text:span text:style-name="T26"><text:tab/></text:span><text:span text:style-name="T26">)</text:span></text:p>
              </text:list-item>
              <text:list-item>
                <text:p text:style-name="P11"><text:span text:style-name="T26">end</text:span></text:p>
              </text:list-item>
              <text:list-item>
                <text:p text:style-name="P11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2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PARWHILE: a special PAR</text:span></text:p>
          </draw:text-box>
        </draw:frame>
        <draw:frame draw:name="Content Placeholder 2" presentation:style-name="pr5" draw:text-style-name="P2" draw:layer="layout" svg:width="20.828cm" svg:height="10.478cm" svg:x="3.988cm" svg:y="3.016cm" presentation:class="outline">
          <draw:text-box>
            <text:list text:style-name="L3">
              <text:list-item>
                <text:p text:style-name="P11"><text:span text:style-name="T7">PARWHILE(</text:span></text:p>
              </text:list-item>
              <text:list-item>
                <text:p text:style-name="P11"><text:span text:style-name="T7"><text:tab/></text:span><text:span text:style-name="T7">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--- main child process</text:span></text:p>
              </text:list-item>
              <text:list-item>
                <text:p text:style-name="P11"><text:span text:style-name="T7"><text:tab/></text:span><text:span text:style-name="T7">end</text:span></text:p>
              </text:list-item>
              <text:list-item>
                <text:p text:style-name="P11"><text:span text:style-name="T7"><text:tab/></text:span><text:span text:style-name="T7">,</text:span></text:p>
              </text:list-item>
              <text:list-item>
                <text:p text:style-name="P11"><text:span text:style-name="T7"><text:tab/></text:span><text:span text:style-name="T7">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--- child process1 (potential termination victim)</text:span></text:p>
              </text:list-item>
              <text:list-item>
                <text:p text:style-name="P11"><text:span text:style-name="T7"><text:tab/></text:span><text:span text:style-name="T7">end</text:span></text:p>
              </text:list-item>
              <text:list-item>
                <text:p text:style-name="P11"><text:span text:style-name="T7"><text:tab/></text:span><text:span text:style-name="T7">,</text:span></text:p>
              </text:list-item>
              <text:list-item>
                <text:p text:style-name="P11"><text:span text:style-name="T7"><text:tab/></text:span><text:span text:style-name="T7">...</text:span></text:p>
              </text:list-item>
              <text:list-item>
                <text:p text:style-name="P11"><text:span text:style-name="T7"><text:tab/></text:span><text:span text:style-name="T7">,</text:span></text:p>
              </text:list-item>
              <text:list-item>
                <text:p text:style-name="P11"><text:span text:style-name="T7"><text:tab/></text:span><text:span text:style-name="T7">function()</text:span></text:p>
              </text:list-item>
              <text:list-item>
                <text:p text:style-name="P11"><text:span text:style-name="T7"><text:tab/></text:span><text:span text:style-name="T7"><text:tab/></text:span><text:span text:style-name="T7">--- child processN (potential termination victim)</text:span></text:p>
              </text:list-item>
              <text:list-item>
                <text:p text:style-name="P11"><text:span text:style-name="T7"><text:tab/></text:span><text:span text:style-name="T7">end</text:span></text:p>
              </text:list-item>
              <text:list-item>
                <text:p text:style-name="P11"><text:span text:style-name="T7">)</text:span></text:p>
              </text:list-item>
            </text:list>
            <text:list text:style-name="L2">
              <text:list-item>
                <text:p text:style-name="P11"><text:span text:style-name="T27">A PAR process lasts until any of it’s child processes lasts. A PARWHILE process lasts as long as </text:span><text:span text:style-name="T28">the process specified first </text:span><text:span text:style-name="T27">(main child process) las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5" draw:style-name="dp24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0.828cm" svg:height="2.381cm" svg:x="3.988cm" svg:y="0.572cm" presentation:class="title">
          <draw:text-box>
            <text:p text:style-name="P1"><text:span text:style-name="T1">The End</text:span></text:p>
          </draw:text-box>
        </draw:frame>
        <draw:frame draw:name="Content Placeholder 2" presentation:style-name="pr5" draw:text-style-name="P2" draw:layer="layout" svg:width="20.828cm" svg:height="10.001cm" svg:x="3.988cm" svg:y="3.016cm" presentation:class="outline">
          <draw:text-box>
            <text:list text:style-name="L2">
              <text:list-item>
                <text:p text:style-name="P4"><text:span text:style-name="T3">Ques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10" draw:style="radial" draw:cx="508%" draw:cy="-50%" draw:start-color="#fffefa" draw:end-color="#fffcf6" draw:start-intensity="55%" draw:end-intensity="70%" draw:border="0%"/>
    <draw:gradient draw:name="a106" draw:style="radial" draw:cx="508%" draw:cy="-50%" draw:start-color="#fffefa" draw:end-color="#fffcf6" draw:start-intensity="55%" draw:end-intensity="70%" draw:border="0%"/>
    <draw:gradient draw:name="a177" draw:style="radial" draw:cx="75%" draw:cy="13%" draw:start-color="#c3e3f0" draw:end-color="#d9f4ff" draw:start-intensity="90%" draw:end-intensity="95%" draw:border="0%"/>
    <draw:gradient draw:name="a192" draw:style="radial" draw:cx="508%" draw:cy="-50%" draw:start-color="#fffefa" draw:end-color="#fffcf6" draw:start-intensity="55%" draw:end-intensity="70%" draw:border="0%"/>
    <draw:gradient draw:name="a322" draw:style="radial" draw:cx="508%" draw:cy="-50%" draw:start-color="#fffefa" draw:end-color="#fffcf6" draw:start-intensity="55%" draw:end-intensity="70%" draw:border="0%"/>
    <draw:gradient draw:name="a450" draw:style="radial" draw:cx="508%" draw:cy="-50%" draw:start-color="#fffefa" draw:end-color="#fffcf6" draw:start-intensity="55%" draw:end-intensity="70%" draw:border="0%"/>
    <draw:gradient draw:name="a501" draw:style="radial" draw:cx="508%" draw:cy="-50%" draw:start-color="#fffefa" draw:end-color="#fffcf6" draw:start-intensity="55%" draw:end-intensity="70%" draw:border="0%"/>
    <draw:gradient draw:name="a61" draw:style="radial" draw:cx="508%" draw:cy="-50%" draw:start-color="#fffefa" draw:end-color="#fffcf6" draw:start-intensity="55%" draw:end-intensity="70%" draw:border="0%"/>
    <draw:gradient draw:name="a91" draw:style="radial" draw:cx="75%" draw:cy="13%" draw:start-color="#c3e3f0" draw:end-color="#d9f4ff" draw:start-intensity="90%" draw:end-intensity="95%" draw:border="0%"/>
    <draw:fill-image draw:name="a0" xlink:href="Pictures/100002010000000300000003D781A639.png" xlink:type="simple" xlink:show="embed" xlink:actuate="onLoad"/>
    <draw:fill-image draw:name="a1041" xlink:href="Pictures/100002010000000300000003D781A639.png" xlink:type="simple" xlink:show="embed" xlink:actuate="onLoad"/>
    <draw:fill-image draw:name="a1069" xlink:href="Pictures/100002010000000300000003D781A639.png" xlink:type="simple" xlink:show="embed" xlink:actuate="onLoad"/>
    <draw:fill-image draw:name="a1127" xlink:href="Pictures/100002010000000300000003D781A639.png" xlink:type="simple" xlink:show="embed" xlink:actuate="onLoad"/>
    <draw:fill-image draw:name="a1220" xlink:href="Pictures/100002010000000300000003D781A639.png" xlink:type="simple" xlink:show="embed" xlink:actuate="onLoad"/>
    <draw:fill-image draw:name="a1266" xlink:href="Pictures/100002010000000300000003D781A639.png" xlink:type="simple" xlink:show="embed" xlink:actuate="onLoad"/>
    <draw:fill-image draw:name="a1327" xlink:href="Pictures/100002010000000300000003D781A639.png" xlink:type="simple" xlink:show="embed" xlink:actuate="onLoad"/>
    <draw:fill-image draw:name="a1400" xlink:href="Pictures/100002010000000300000003D781A639.png" xlink:type="simple" xlink:show="embed" xlink:actuate="onLoad"/>
    <draw:fill-image draw:name="a147" xlink:href="Pictures/100002010000000300000003D781A639.png" xlink:type="simple" xlink:show="embed" xlink:actuate="onLoad"/>
    <draw:fill-image draw:name="a1524" xlink:href="Pictures/100002010000000300000003D781A639.png" xlink:type="simple" xlink:show="embed" xlink:actuate="onLoad"/>
    <draw:fill-image draw:name="a182" xlink:href="Pictures/100002010000000300000003D781A639.png" xlink:type="simple" xlink:show="embed" xlink:actuate="onLoad"/>
    <draw:fill-image draw:name="a1972" xlink:href="Pictures/100002010000000300000003D781A639.png" xlink:type="simple" xlink:show="embed" xlink:actuate="onLoad"/>
    <draw:fill-image draw:name="a250" xlink:href="Pictures/100002010000000300000003D781A639.png" xlink:type="simple" xlink:show="embed" xlink:actuate="onLoad"/>
    <draw:fill-image draw:name="a312" xlink:href="Pictures/100002010000000300000003D781A639.png" xlink:type="simple" xlink:show="embed" xlink:actuate="onLoad"/>
    <draw:fill-image draw:name="a346" xlink:href="Pictures/100002010000000300000003D781A639.png" xlink:type="simple" xlink:show="embed" xlink:actuate="onLoad"/>
    <draw:fill-image draw:name="a366" xlink:href="Pictures/100002010000000300000003D781A639.png" xlink:type="simple" xlink:show="embed" xlink:actuate="onLoad"/>
    <draw:fill-image draw:name="a405" xlink:href="Pictures/100002010000000300000003D781A639.png" xlink:type="simple" xlink:show="embed" xlink:actuate="onLoad"/>
    <draw:fill-image draw:name="a440" xlink:href="Pictures/100002010000000300000003D781A639.png" xlink:type="simple" xlink:show="embed" xlink:actuate="onLoad"/>
    <draw:fill-image draw:name="a491" xlink:href="Pictures/100002010000000300000003D781A639.png" xlink:type="simple" xlink:show="embed" xlink:actuate="onLoad"/>
    <draw:fill-image draw:name="a51" xlink:href="Pictures/100002010000000300000003D781A639.png" xlink:type="simple" xlink:show="embed" xlink:actuate="onLoad"/>
    <draw:fill-image draw:name="a542" xlink:href="Pictures/100002010000000300000003D781A639.png" xlink:type="simple" xlink:show="embed" xlink:actuate="onLoad"/>
    <draw:fill-image draw:name="a552" xlink:href="Pictures/100002010000000300000003D781A639.png" xlink:type="simple" xlink:show="embed" xlink:actuate="onLoad"/>
    <draw:fill-image draw:name="a569" xlink:href="Pictures/100002010000000300000003D781A639.png" xlink:type="simple" xlink:show="embed" xlink:actuate="onLoad"/>
    <draw:fill-image draw:name="a591" xlink:href="Pictures/100002010000000300000003D781A639.png" xlink:type="simple" xlink:show="embed" xlink:actuate="onLoad"/>
    <draw:fill-image draw:name="a632" xlink:href="Pictures/100002010000000300000003D781A639.png" xlink:type="simple" xlink:show="embed" xlink:actuate="onLoad"/>
    <draw:fill-image draw:name="a649" xlink:href="Pictures/100002010000000300000003D781A639.png" xlink:type="simple" xlink:show="embed" xlink:actuate="onLoad"/>
    <draw:fill-image draw:name="a687" xlink:href="Pictures/100002010000000300000003D781A639.png" xlink:type="simple" xlink:show="embed" xlink:actuate="onLoad"/>
    <draw:fill-image draw:name="a718" xlink:href="Pictures/100002010000000300000003D781A639.png" xlink:type="simple" xlink:show="embed" xlink:actuate="onLoad"/>
    <draw:fill-image draw:name="a756" xlink:href="Pictures/100002010000000300000003D781A639.png" xlink:type="simple" xlink:show="embed" xlink:actuate="onLoad"/>
    <draw:fill-image draw:name="a793" xlink:href="Pictures/100002010000000300000003D781A639.png" xlink:type="simple" xlink:show="embed" xlink:actuate="onLoad"/>
    <draw:fill-image draw:name="a816" xlink:href="Pictures/100002010000000300000003D781A639.png" xlink:type="simple" xlink:show="embed" xlink:actuate="onLoad"/>
    <draw:fill-image draw:name="a850" xlink:href="Pictures/100002010000000300000003D781A639.png" xlink:type="simple" xlink:show="embed" xlink:actuate="onLoad"/>
    <draw:fill-image draw:name="a914" xlink:href="Pictures/100002010000000300000003D781A639.png" xlink:type="simple" xlink:show="embed" xlink:actuate="onLoad"/>
    <draw:fill-image draw:name="a96" xlink:href="Pictures/100002010000000300000003D781A639.png" xlink:type="simple" xlink:show="embed" xlink:actuate="onLoad"/>
    <draw:fill-image draw:name="a981" xlink:href="Pictures/100002010000000300000003D781A639.png" xlink:type="simple" xlink:show="embed" xlink:actuate="onLoad"/>
    <draw:marker draw:name="Arrow" svg:viewBox="0 0 20 30" svg:d="m10 0-10 30h20z"/>
    <draw:stroke-dash draw:name="Dash" draw:style="rect" draw:dots1="1" draw:dots1-length="0.09cm" draw:distance="0.09cm"/>
    <style:default-style style:family="graphic">
      <style:graphic-properties draw:stroke="solid" svg:stroke-width="0.071cm" svg:stroke-color="#26697a" draw:fill-color="#3891a7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olstice-background" style:family="presentation">
      <style:graphic-properties draw:stroke="none" draw:fill="bitmap" draw:fill-image-name="a0" draw:fill-image-width="0.159cm" draw:fill-image-height="0.159cm" style:repeat="repeat" draw:fill-image-ref-point="top-left"/>
      <style:text-properties style:letter-kerning="true"/>
    </style:style>
    <style:style style:name="Master1-Solst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olst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olstice-outline1" style:family="presentation">
      <style:graphic-properties draw:stroke="none" draw:fill="none">
        <text:list-style style:name="Master1-Solst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olstice-outline2" style:family="presentation" style:parent-style-name="Master1-Solstice-outline1">
      <style:paragraph-properties fo:margin-top="0cm" fo:margin-bottom="0.4cm"/>
      <style:text-properties fo:font-size="28pt" style:font-size-asian="28pt" style:font-size-complex="28pt"/>
    </style:style>
    <style:style style:name="Master1-Solstice-outline3" style:family="presentation" style:parent-style-name="Master1-Solstice-outline2">
      <style:paragraph-properties fo:margin-top="0cm" fo:margin-bottom="0.3cm"/>
      <style:text-properties fo:font-size="24pt" style:font-size-asian="24pt" style:font-size-complex="24pt"/>
    </style:style>
    <style:style style:name="Master1-Solstice-outline4" style:family="presentation" style:parent-style-name="Master1-Solstice-outline3">
      <style:paragraph-properties fo:margin-top="0cm" fo:margin-bottom="0.2cm"/>
      <style:text-properties fo:font-size="20pt" style:font-size-asian="20pt" style:font-size-complex="20pt"/>
    </style:style>
    <style:style style:name="Master1-Solstice-outline5" style:family="presentation" style:parent-style-name="Master1-Solstice-outline4">
      <style:paragraph-properties fo:margin-top="0cm" fo:margin-bottom="0.1cm"/>
      <style:text-properties fo:font-size="20pt" style:font-size-asian="20pt" style:font-size-complex="20pt"/>
    </style:style>
    <style:style style:name="Master1-Solstice-outline6" style:family="presentation" style:parent-style-name="Master1-Solstice-outline5">
      <style:paragraph-properties fo:margin-top="0cm" fo:margin-bottom="0.1cm"/>
      <style:text-properties fo:font-size="20pt" style:font-size-asian="20pt" style:font-size-complex="20pt"/>
    </style:style>
    <style:style style:name="Master1-Solstice-outline7" style:family="presentation" style:parent-style-name="Master1-Solstice-outline6">
      <style:paragraph-properties fo:margin-top="0cm" fo:margin-bottom="0.1cm"/>
      <style:text-properties fo:font-size="20pt" style:font-size-asian="20pt" style:font-size-complex="20pt"/>
    </style:style>
    <style:style style:name="Master1-Solstice-outline8" style:family="presentation" style:parent-style-name="Master1-Solstice-outline7">
      <style:paragraph-properties fo:margin-top="0cm" fo:margin-bottom="0.1cm"/>
      <style:text-properties fo:font-size="20pt" style:font-size-asian="20pt" style:font-size-complex="20pt"/>
    </style:style>
    <style:style style:name="Master1-Solstice-outline9" style:family="presentation" style:parent-style-name="Master1-Solstice-outline8">
      <style:paragraph-properties fo:margin-top="0cm" fo:margin-bottom="0.1cm"/>
      <style:text-properties fo:font-size="20pt" style:font-size-asian="20pt" style:font-size-complex="20pt"/>
    </style:style>
    <style:style style:name="Master1-Solstice-subtitle" style:family="presentation">
      <style:graphic-properties draw:stroke="none" draw:fill="none" draw:textarea-vertical-align="middle">
        <text:list-style style:name="Master1-Solst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olstice-title" style:family="presentation">
      <style:graphic-properties draw:stroke="none" draw:fill="none" draw:textarea-vertical-align="middle">
        <text:list-style style:name="Master1-Solst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bitmap" draw:fill-image-name="a51" draw:fill-image-width="0.095cm" draw:fill-image-height="0.095cm" style:repeat="repeat" draw:fill-image-ref-point="top-left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bitmap" draw:fill-image-name="a96" draw:fill-image-width="0.095cm" draw:fill-image-height="0.095cm" style:repeat="repeat" draw:fill-image-ref-point="top-left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bitmap" draw:fill-image-name="a147" draw:fill-image-width="0.095cm" draw:fill-image-height="0.095cm" style:repeat="repeat" draw:fill-image-ref-point="top-left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bitmap" draw:fill-image-name="a182" draw:fill-image-width="0.095cm" draw:fill-image-height="0.095cm" style:repeat="repeat" draw:fill-image-ref-point="top-left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bitmap" draw:fill-image-name="a250" draw:fill-image-width="0.095cm" draw:fill-image-height="0.095cm" style:repeat="repeat" draw:fill-image-ref-point="top-left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bitmap" draw:fill-image-name="a312" draw:fill-image-width="0.095cm" draw:fill-image-height="0.095cm" style:repeat="repeat" draw:fill-image-ref-point="top-left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bitmap" draw:fill-image-name="a346" draw:fill-image-width="0.095cm" draw:fill-image-height="0.095cm" style:repeat="repeat" draw:fill-image-ref-point="top-left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bitmap" draw:fill-image-name="a366" draw:fill-image-width="0.095cm" draw:fill-image-height="0.095cm" style:repeat="repeat" draw:fill-image-ref-point="top-left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bitmap" draw:fill-image-name="a405" draw:fill-image-width="0.095cm" draw:fill-image-height="0.095cm" style:repeat="repeat" draw:fill-image-ref-point="top-left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bitmap" draw:fill-image-name="a440" draw:fill-image-width="0.095cm" draw:fill-image-height="0.095cm" style:repeat="repeat" draw:fill-image-ref-point="top-left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bitmap" draw:fill-image-name="a491" draw:fill-image-width="0.095cm" draw:fill-image-height="0.095cm" style:repeat="repeat" draw:fill-image-ref-point="top-left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bitmap" draw:fill-image-name="a0" draw:fill-image-width="0.159cm" draw:fill-image-height="0.159cm" style:repeat="repeat" draw:fill-image-ref-point="top-left"/>
    </style:style>
    <style:style style:name="Mdp2" style:family="drawing-page">
      <style:drawing-page-properties draw:background-size="border" draw:fill="bitmap" draw:fill-image-name="a51" draw:fill-image-width="0.095cm" draw:fill-image-height="0.095cm" style:repeat="repeat" draw:fill-image-ref-point="top-left"/>
    </style:style>
    <style:style style:name="Mdp3" style:family="drawing-page">
      <style:drawing-page-properties draw:background-size="border" draw:fill="bitmap" draw:fill-image-name="a96" draw:fill-image-width="0.095cm" draw:fill-image-height="0.095cm" style:repeat="repeat" draw:fill-image-ref-point="top-left"/>
    </style:style>
    <style:style style:name="Mdp4" style:family="drawing-page">
      <style:drawing-page-properties draw:background-size="border" draw:fill="bitmap" draw:fill-image-name="a147" draw:fill-image-width="0.095cm" draw:fill-image-height="0.095cm" style:repeat="repeat" draw:fill-image-ref-point="top-left"/>
    </style:style>
    <style:style style:name="Mdp5" style:family="drawing-page">
      <style:drawing-page-properties draw:background-size="border" draw:fill="bitmap" draw:fill-image-name="a182" draw:fill-image-width="0.095cm" draw:fill-image-height="0.095cm" style:repeat="repeat" draw:fill-image-ref-point="top-left"/>
    </style:style>
    <style:style style:name="Mdp6" style:family="drawing-page">
      <style:drawing-page-properties draw:background-size="border" draw:fill="bitmap" draw:fill-image-name="a250" draw:fill-image-width="0.095cm" draw:fill-image-height="0.095cm" style:repeat="repeat" draw:fill-image-ref-point="top-left"/>
    </style:style>
    <style:style style:name="Mdp7" style:family="drawing-page">
      <style:drawing-page-properties draw:background-size="border" draw:fill="bitmap" draw:fill-image-name="a312" draw:fill-image-width="0.095cm" draw:fill-image-height="0.095cm" style:repeat="repeat" draw:fill-image-ref-point="top-left"/>
    </style:style>
    <style:style style:name="Mdp8" style:family="drawing-page">
      <style:drawing-page-properties draw:background-size="border" draw:fill="bitmap" draw:fill-image-name="a346" draw:fill-image-width="0.095cm" draw:fill-image-height="0.095cm" style:repeat="repeat" draw:fill-image-ref-point="top-left"/>
    </style:style>
    <style:style style:name="Mdp9" style:family="drawing-page">
      <style:drawing-page-properties draw:background-size="border" draw:fill="bitmap" draw:fill-image-name="a366" draw:fill-image-width="0.095cm" draw:fill-image-height="0.095cm" style:repeat="repeat" draw:fill-image-ref-point="top-left"/>
    </style:style>
    <style:style style:name="Mdp10" style:family="drawing-page">
      <style:drawing-page-properties draw:background-size="border" draw:fill="bitmap" draw:fill-image-name="a405" draw:fill-image-width="0.095cm" draw:fill-image-height="0.095cm" style:repeat="repeat" draw:fill-image-ref-point="top-left"/>
    </style:style>
    <style:style style:name="Mdp11" style:family="drawing-page">
      <style:drawing-page-properties draw:background-size="border" draw:fill="bitmap" draw:fill-image-name="a440" draw:fill-image-width="0.095cm" draw:fill-image-height="0.095cm" style:repeat="repeat" draw:fill-image-ref-point="top-left"/>
    </style:style>
    <style:style style:name="Mdp12" style:family="drawing-page">
      <style:drawing-page-properties draw:background-size="border" draw:fill="bitmap" draw:fill-image-name="a491" draw:fill-image-width="0.095cm" draw:fill-image-height="0.095cm" style:repeat="repeat" draw:fill-image-ref-point="top-left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09cm" svg:stroke-color="#d2c39e" svg:stroke-opacity="100%" draw:fill="solid" draw:fill-color="#fefaf4" draw:opacity="33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6cm" svg:stroke-color="#fff6db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71cm" draw:shadow-color="#afa58d" draw:shadow-opacity="85%"/>
    </style:style>
    <style:style style:name="Mgr5" style:family="graphic" style:parent-style-name="standard">
      <style:graphic-properties draw:stroke="solid" svg:stroke-width="0.02cm" svg:stroke-color="#c7b791" svg:stroke-opacity="100%" draw:fill="gradient" draw:fill-gradient-name="a1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11cm" draw:shadow-offset-y="0.04cm" draw:shadow-color="#564f3f" draw:shadow-opacity="35%"/>
    </style:style>
    <style:style style:name="Mgr6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-0.106cm" draw:shadow-offset-y="0cm" draw:shadow-color="#706b5f" draw:shadow-opacity="25%"/>
    </style:style>
    <style:style style:name="Mgr8" style:family="graphic" style:parent-style-name="standard">
      <style:graphic-properties draw:stroke="solid" svg:stroke-width="0.02cm" svg:stroke-color="#c7b791" svg:stroke-opacity="100%" draw:fill="gradient" draw:fill-gradient-name="a61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11cm" draw:shadow-offset-y="0.04cm" draw:shadow-color="#564f3f" draw:shadow-opacity="35%"/>
    </style:style>
    <style:style style:name="Mgr9" style:family="graphic" style:parent-style-name="standard">
      <style:graphic-properties draw:stroke="solid" svg:stroke-width="0.006cm" svg:stroke-color="#308da5" svg:stroke-opacity="60%" draw:fill="gradient" draw:fill-gradient-name="a91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35cm" svg:stroke-color="#307f93" svg:stroke-opacity="6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solid" svg:stroke-width="0.02cm" svg:stroke-color="#c7b791" svg:stroke-opacity="100%" draw:fill="gradient" draw:fill-gradient-name="a106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11cm" draw:shadow-offset-y="0.04cm" draw:shadow-color="#564f3f" draw:shadow-opacity="35%"/>
    </style:style>
    <style:style style:name="Mgr12" style:family="graphic" style:parent-style-name="standard">
      <style:graphic-properties draw:stroke="solid" svg:stroke-width="0.006cm" svg:stroke-color="#308da5" svg:stroke-opacity="60%" draw:fill="gradient" draw:fill-gradient-name="a177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02cm" svg:stroke-color="#c7b791" svg:stroke-opacity="100%" draw:fill="gradient" draw:fill-gradient-name="a192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11cm" draw:shadow-offset-y="0.04cm" draw:shadow-color="#564f3f" draw:shadow-opacity="35%"/>
    </style:style>
    <style:style style:name="Mgr14" style:family="graphic" style:parent-style-name="standard">
      <style:graphic-properties draw:stroke="solid" svg:stroke-width="0.02cm" svg:stroke-color="#c7b791" svg:stroke-opacity="100%" draw:fill="gradient" draw:fill-gradient-name="a322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11cm" draw:shadow-offset-y="0.04cm" draw:shadow-color="#564f3f" draw:shadow-opacity="35%"/>
    </style:style>
    <style:style style:name="Mgr15" style:family="graphic" style:parent-style-name="standard">
      <style:graphic-properties draw:stroke="solid" svg:stroke-width="0.247cm" svg:stroke-color="#ffffff" svg:stroke-opacity="100%" draw:stroke-linejoin="miter" draw:fill="solid" draw:fill-color="#ffffff" draw:opacity="100%" draw:textarea-horizontal-align="left" draw:textarea-vertical-align="top" draw:auto-grow-height="false" draw:auto-grow-width="false" fo:padding-top="0.762cm" fo:padding-bottom="0.127cm" fo:padding-left="0.254cm" fo:padding-right="0.254cm" fo:wrap-option="wrap" draw:shadow="visible" draw:shadow-offset-x="0cm" draw:shadow-offset-y="0.051cm" draw:shadow-color="#000000" draw:shadow-opacity="35%"/>
    </style:style>
    <style:style style:name="Mgr16" style:family="graphic" style:parent-style-name="standard">
      <style:graphic-properties draw:stroke="solid" svg:stroke-width="0.018cm" svg:stroke-color="#ffffff" svg:stroke-opacity="100%" draw:fill="solid" draw:fill-color="#fbfbfb" draw:opacity="45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4cm" draw:shadow-offset-y="0.058cm" draw:shadow-color="#ebdab1" draw:shadow-opacity="40%"/>
    </style:style>
    <style:style style:name="Mgr17" style:family="graphic" style:parent-style-name="standard">
      <style:graphic-properties draw:stroke="solid" svg:stroke-width="0.018cm" svg:stroke-color="#ffffff" svg:stroke-opacity="100%" draw:fill="solid" draw:fill-color="#fbfbfb" draw:opacity="45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4cm" draw:shadow-offset-y="0.058cm" draw:shadow-color="#e7dec9" draw:shadow-opacity="20%"/>
    </style:style>
    <style:style style:name="Mgr18" style:family="graphic" style:parent-style-name="standard">
      <style:graphic-properties draw:stroke="solid" svg:stroke-width="0.02cm" svg:stroke-color="#c7b791" svg:stroke-opacity="100%" draw:fill="gradient" draw:fill-gradient-name="a45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11cm" draw:shadow-offset-y="0.04cm" draw:shadow-color="#564f3f" draw:shadow-opacity="35%"/>
    </style:style>
    <style:style style:name="Mgr19" style:family="graphic" style:parent-style-name="standard">
      <style:graphic-properties draw:stroke="solid" svg:stroke-width="0.02cm" svg:stroke-color="#c7b791" svg:stroke-opacity="100%" draw:fill="gradient" draw:fill-gradient-name="a501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011cm" draw:shadow-offset-y="0.04cm" draw:shadow-color="#564f3f" draw:shadow-opacity="35%"/>
    </style:style>
    <style:style style:name="Mpr1" style:family="presentation" style:parent-style-name="Master1-Solst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Solst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Solst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Solstic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Solst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Solst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solid" svg:stroke-width="0.03cm" svg:stroke-color="#ffffff" svg:stroke-opacity="100%" draw:stroke-linejoin="miter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dash" draw:stroke-dash="Dash" svg:stroke-width="0.03cm" svg:stroke-color="#ffffff" svg:stroke-opacity="100%" draw:stroke-linejoin="miter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title">
      <style:graphic-properties draw:stroke="none" draw:fill="solid" draw:fill-color="#e7dec9" draw:opacity="100%" draw:textarea-horizontal-align="left" draw:textarea-vertical-align="top" draw:auto-grow-height="false" draw:auto-grow-width="false" fo:padding-top="0.762cm" fo:padding-bottom="0.127cm" fo:padding-left="0.254cm" fo:padding-right="0.254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1.016cm" fo:margin-right="0cm" fo:margin-top="0.212cm" fo:margin-bottom="0cm" fo:line-height="100%" fo:text-align="start" fo:text-indent="-0.787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194cm" fo:margin-bottom="0cm" fo:line-height="100%" fo:text-align="start" fo:text-indent="-0.66cm" style:punctuation-wrap="hanging" style:writing-mode="lr-tb">
        <style:tab-stops/>
      </style:paragraph-properties>
    </style:style>
    <style:style style:name="MP7" style:family="paragraph">
      <style:paragraph-properties fo:margin-left="2.464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048cm" fo:margin-right="0cm" fo:margin-top="0.176cm" fo:margin-bottom="0cm" fo:line-height="100%" fo:text-align="start" fo:text-indent="-0.483cm" style:punctuation-wrap="hanging" style:writing-mode="lr-tb">
        <style:tab-stops/>
      </style:paragraph-properties>
    </style:style>
    <style:style style:name="MP9" style:family="paragraph">
      <style:paragraph-properties fo:margin-left="3.60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.076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.588cm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051cm" fo:margin-right="0cm" fo:margin-top="0cm" fo:margin-bottom="0cm" fo:line-height="0.811cm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.178cm" fo:margin-right="0cm" fo:margin-top="0.035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1.092cm" fo:margin-right="0cm" fo:margin-top="0.247cm" fo:margin-bottom="0cm" fo:line-height="100%" fo:text-align="start" fo:text-indent="-0.762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0.706cm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1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0.564cm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2314" style:text-line-through-style="none" style:text-position="0% 100%" fo:font-family="'Gill Sans MT'" fo:font-size="43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43pt" style:font-style-asian="normal" style:font-weight-asian="normal" style:font-size-complex="43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Gill Sans MT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Gill Sans MT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Gill Sans MT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b5a788" style:text-line-through-style="none" style:text-position="0% 100%" fo:font-family="'Gill Sans MT'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b5a788" style:text-line-through-style="none" style:text-position="0% 100%" fo:font-family="'Gill Sans MT'" fo:font-size="12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320e04" style:text-line-through-style="none" style:text-position="0% 100%" fo:font-family="'Gill Sans MT'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color="#572314" style:text-line-through-style="none" style:text-position="0% 100%" fo:font-family="'Gill Sans MT'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color="#320e04" style:text-line-through-style="none" style:text-position="0% 100%" fo:font-family="'Gill Sans MT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'Gill Sans MT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572314" style:text-line-through-style="none" style:text-position="0% 100%" fo:font-family="'Gill Sans MT'" fo:font-size="45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45pt" style:font-style-asian="normal" style:font-weight-asian="bold" style:font-size-complex="45pt" style:font-style-complex="normal" style:font-weight-complex="bold"/>
    </style:style>
    <style:style style:name="MT14" style:family="text">
      <style:text-properties fo:color="#000000" style:text-line-through-style="none" style:text-position="0% 100%" fo:font-family="'Gill Sans MT'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'Gill Sans MT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color="#572314" style:text-line-through-style="none" style:text-position="0% 100%" fo:font-family="'Gill Sans MT'" fo:font-size="2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7" style:family="text">
      <style:text-properties fo:color="#000000" style:text-line-through-style="none" style:text-position="0% 100%" fo:font-family="'Gill Sans MT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color="#572314" style:text-line-through-style="none" style:text-position="0% 100%" fo:font-family="'Gill Sans MT'" fo:font-size="2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1pt" style:font-style-asian="normal" style:font-weight-asian="bold" style:font-size-complex="21pt" style:font-style-complex="normal" style:font-weight-complex="bold"/>
    </style:style>
    <style:style style:name="MT19" style:family="text">
      <style:text-properties fo:color="#777777" style:text-line-through-style="none" style:text-position="0% 100%" fo:font-family="'Gill Sans MT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">
        <style:list-level-properties text:space-before="0.229cm" text:min-label-width="0.787cm"/>
        <style:text-properties fo:font-family="'Wingdings 2'" style:font-charset="x-symbol" fo:color="#3891a7" fo:font-size="80%"/>
      </text:list-level-style-bullet>
      <text:list-level-style-bullet text:level="2" text:bullet-char="">
        <style:list-level-properties text:space-before="0.991cm" text:min-label-width="0.787cm"/>
        <style:text-properties fo:font-family="'Wingdings 2'" style:font-charset="x-symbol" fo:color="#3891a7" fo:font-size="80%"/>
      </text:list-level-style-bullet>
      <text:list-level-style-bullet text:level="3" text:bullet-char="">
        <style:list-level-properties text:space-before="1.676cm" text:min-label-width="0.787cm"/>
        <style:text-properties fo:font-family="'Wingdings 2'" style:font-charset="x-symbol" fo:color="#3891a7" fo:font-size="80%"/>
      </text:list-level-style-bullet>
      <text:list-level-style-bullet text:level="4" text:bullet-char="">
        <style:list-level-properties text:space-before="2.261cm" text:min-label-width="0.787cm"/>
        <style:text-properties fo:font-family="'Wingdings 2'" style:font-charset="x-symbol" fo:color="#3891a7" fo:font-size="80%"/>
      </text:list-level-style-bullet>
      <text:list-level-style-bullet text:level="5" text:bullet-char="">
        <style:list-level-properties text:space-before="2.819cm" text:min-label-width="0.787cm"/>
        <style:text-properties fo:font-family="'Wingdings 2'" style:font-charset="x-symbol" fo:color="#3891a7" fo:font-size="80%"/>
      </text:list-level-style-bullet>
      <text:list-level-style-bullet text:level="6" text:bullet-char="">
        <style:list-level-properties text:space-before="3.404cm" text:min-label-width="0.787cm"/>
        <style:text-properties fo:font-family="'Wingdings 2'" style:font-charset="x-symbol" fo:color="#3891a7" fo:font-size="80%"/>
      </text:list-level-style-bullet>
      <text:list-level-style-bullet text:level="7" text:bullet-char="">
        <style:list-level-properties text:space-before="3.988cm" text:min-label-width="0.787cm"/>
        <style:text-properties fo:font-family="'Wingdings 2'" style:font-charset="x-symbol" fo:color="#3891a7" fo:font-size="80%"/>
      </text:list-level-style-bullet>
      <text:list-level-style-bullet text:level="8" text:bullet-char="">
        <style:list-level-properties text:space-before="4.547cm" text:min-label-width="0.787cm"/>
        <style:text-properties fo:font-family="'Wingdings 2'" style:font-charset="x-symbol" fo:color="#3891a7" fo:font-size="80%"/>
      </text:list-level-style-bullet>
      <text:list-level-style-bullet text:level="9" text:bullet-char="">
        <style:list-level-properties text:space-before="5.131cm" text:min-label-width="0.787cm"/>
        <style:text-properties fo:font-family="'Wingdings 2'" style:font-charset="x-symbol" fo:color="#3891a7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◦">
        <style:list-level-properties text:space-before="0.356cm" text:min-label-width="0.66cm"/>
        <style:text-properties fo:font-family="Verdana" style:font-family-generic="swiss" fo:color="#3891a7" fo:font-size="100%"/>
      </text:list-level-style-bullet>
      <text:list-level-style-bullet text:level="2" text:bullet-char="◦">
        <style:list-level-properties text:space-before="1.118cm" text:min-label-width="0.66cm"/>
        <style:text-properties fo:font-family="Verdana" style:font-family-generic="swiss" fo:color="#3891a7" fo:font-size="100%"/>
      </text:list-level-style-bullet>
      <text:list-level-style-bullet text:level="3" text:bullet-char="◦">
        <style:list-level-properties text:space-before="1.803cm" text:min-label-width="0.66cm"/>
        <style:text-properties fo:font-family="Verdana" style:font-family-generic="swiss" fo:color="#3891a7" fo:font-size="100%"/>
      </text:list-level-style-bullet>
      <text:list-level-style-bullet text:level="4" text:bullet-char="◦">
        <style:list-level-properties text:space-before="2.388cm" text:min-label-width="0.66cm"/>
        <style:text-properties fo:font-family="Verdana" style:font-family-generic="swiss" fo:color="#3891a7" fo:font-size="100%"/>
      </text:list-level-style-bullet>
      <text:list-level-style-bullet text:level="5" text:bullet-char="◦">
        <style:list-level-properties text:space-before="2.946cm" text:min-label-width="0.66cm"/>
        <style:text-properties fo:font-family="Verdana" style:font-family-generic="swiss" fo:color="#3891a7" fo:font-size="100%"/>
      </text:list-level-style-bullet>
      <text:list-level-style-bullet text:level="6" text:bullet-char="◦">
        <style:list-level-properties text:space-before="3.531cm" text:min-label-width="0.66cm"/>
        <style:text-properties fo:font-family="Verdana" style:font-family-generic="swiss" fo:color="#3891a7" fo:font-size="100%"/>
      </text:list-level-style-bullet>
      <text:list-level-style-bullet text:level="7" text:bullet-char="◦">
        <style:list-level-properties text:space-before="4.115cm" text:min-label-width="0.66cm"/>
        <style:text-properties fo:font-family="Verdana" style:font-family-generic="swiss" fo:color="#3891a7" fo:font-size="100%"/>
      </text:list-level-style-bullet>
      <text:list-level-style-bullet text:level="8" text:bullet-char="◦">
        <style:list-level-properties text:space-before="4.674cm" text:min-label-width="0.66cm"/>
        <style:text-properties fo:font-family="Verdana" style:font-family-generic="swiss" fo:color="#3891a7" fo:font-size="100%"/>
      </text:list-level-style-bullet>
      <text:list-level-style-bullet text:level="9" text:bullet-char="◦">
        <style:list-level-properties text:space-before="5.258cm" text:min-label-width="0.66cm"/>
        <style:text-properties fo:font-family="Verdana" style:font-family-generic="swiss" fo:color="#3891a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space-before="0.381cm" text:min-label-width="0.635cm"/>
        <style:text-properties fo:font-family="'Wingdings 2'" style:font-charset="x-symbol" fo:color="#feb80a" fo:font-size="100%"/>
      </text:list-level-style-bullet>
      <text:list-level-style-bullet text:level="2" text:bullet-char="">
        <style:list-level-properties text:space-before="1.143cm" text:min-label-width="0.635cm"/>
        <style:text-properties fo:font-family="'Wingdings 2'" style:font-charset="x-symbol" fo:color="#feb80a" fo:font-size="100%"/>
      </text:list-level-style-bullet>
      <text:list-level-style-bullet text:level="3" text:bullet-char="">
        <style:list-level-properties text:space-before="1.829cm" text:min-label-width="0.635cm"/>
        <style:text-properties fo:font-family="'Wingdings 2'" style:font-charset="x-symbol" fo:color="#feb80a" fo:font-size="100%"/>
      </text:list-level-style-bullet>
      <text:list-level-style-bullet text:level="4" text:bullet-char="">
        <style:list-level-properties text:space-before="2.413cm" text:min-label-width="0.635cm"/>
        <style:text-properties fo:font-family="'Wingdings 2'" style:font-charset="x-symbol" fo:color="#feb80a" fo:font-size="100%"/>
      </text:list-level-style-bullet>
      <text:list-level-style-bullet text:level="5" text:bullet-char="">
        <style:list-level-properties text:space-before="2.972cm" text:min-label-width="0.635cm"/>
        <style:text-properties fo:font-family="'Wingdings 2'" style:font-charset="x-symbol" fo:color="#feb80a" fo:font-size="100%"/>
      </text:list-level-style-bullet>
      <text:list-level-style-bullet text:level="6" text:bullet-char="">
        <style:list-level-properties text:space-before="3.556cm" text:min-label-width="0.635cm"/>
        <style:text-properties fo:font-family="'Wingdings 2'" style:font-charset="x-symbol" fo:color="#feb80a" fo:font-size="100%"/>
      </text:list-level-style-bullet>
      <text:list-level-style-bullet text:level="7" text:bullet-char="">
        <style:list-level-properties text:space-before="4.14cm" text:min-label-width="0.635cm"/>
        <style:text-properties fo:font-family="'Wingdings 2'" style:font-charset="x-symbol" fo:color="#feb80a" fo:font-size="100%"/>
      </text:list-level-style-bullet>
      <text:list-level-style-bullet text:level="8" text:bullet-char="">
        <style:list-level-properties text:space-before="4.699cm" text:min-label-width="0.635cm"/>
        <style:text-properties fo:font-family="'Wingdings 2'" style:font-charset="x-symbol" fo:color="#feb80a" fo:font-size="100%"/>
      </text:list-level-style-bullet>
      <text:list-level-style-bullet text:level="9" text:bullet-char="">
        <style:list-level-properties text:space-before="5.283cm" text:min-label-width="0.635cm"/>
        <style:text-properties fo:font-family="'Wingdings 2'" style:font-charset="x-symbol" fo:color="#feb80a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533cm" text:min-label-width="0.483cm"/>
        <style:text-properties fo:font-family="'Wingdings 2'" style:font-charset="x-symbol" fo:color="#c32d2e" fo:font-size="100%"/>
      </text:list-level-style-bullet>
      <text:list-level-style-bullet text:level="2" text:bullet-char="">
        <style:list-level-properties text:space-before="1.295cm" text:min-label-width="0.483cm"/>
        <style:text-properties fo:font-family="'Wingdings 2'" style:font-charset="x-symbol" fo:color="#c32d2e" fo:font-size="100%"/>
      </text:list-level-style-bullet>
      <text:list-level-style-bullet text:level="3" text:bullet-char="">
        <style:list-level-properties text:space-before="1.981cm" text:min-label-width="0.483cm"/>
        <style:text-properties fo:font-family="'Wingdings 2'" style:font-charset="x-symbol" fo:color="#c32d2e" fo:font-size="100%"/>
      </text:list-level-style-bullet>
      <text:list-level-style-bullet text:level="4" text:bullet-char="">
        <style:list-level-properties text:space-before="2.565cm" text:min-label-width="0.483cm"/>
        <style:text-properties fo:font-family="'Wingdings 2'" style:font-charset="x-symbol" fo:color="#c32d2e" fo:font-size="100%"/>
      </text:list-level-style-bullet>
      <text:list-level-style-bullet text:level="5" text:bullet-char="">
        <style:list-level-properties text:space-before="3.124cm" text:min-label-width="0.483cm"/>
        <style:text-properties fo:font-family="'Wingdings 2'" style:font-charset="x-symbol" fo:color="#c32d2e" fo:font-size="100%"/>
      </text:list-level-style-bullet>
      <text:list-level-style-bullet text:level="6" text:bullet-char="">
        <style:list-level-properties text:space-before="3.708cm" text:min-label-width="0.483cm"/>
        <style:text-properties fo:font-family="'Wingdings 2'" style:font-charset="x-symbol" fo:color="#c32d2e" fo:font-size="100%"/>
      </text:list-level-style-bullet>
      <text:list-level-style-bullet text:level="7" text:bullet-char="">
        <style:list-level-properties text:space-before="4.293cm" text:min-label-width="0.483cm"/>
        <style:text-properties fo:font-family="'Wingdings 2'" style:font-charset="x-symbol" fo:color="#c32d2e" fo:font-size="100%"/>
      </text:list-level-style-bullet>
      <text:list-level-style-bullet text:level="8" text:bullet-char="">
        <style:list-level-properties text:space-before="4.851cm" text:min-label-width="0.483cm"/>
        <style:text-properties fo:font-family="'Wingdings 2'" style:font-charset="x-symbol" fo:color="#c32d2e" fo:font-size="100%"/>
      </text:list-level-style-bullet>
      <text:list-level-style-bullet text:level="9" text:bullet-char="">
        <style:list-level-properties text:space-before="5.436cm" text:min-label-width="0.483cm"/>
        <style:text-properties fo:font-family="'Wingdings 2'" style:font-charset="x-symbol" fo:color="#c32d2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">
        <style:list-level-properties text:space-before="0.508cm" text:min-label-width="0.508cm"/>
        <style:text-properties fo:font-family="'Wingdings 2'" style:font-charset="x-symbol" fo:color="#84aa33" fo:font-size="100%"/>
      </text:list-level-style-bullet>
      <text:list-level-style-bullet text:level="2" text:bullet-char="">
        <style:list-level-properties text:space-before="1.27cm" text:min-label-width="0.508cm"/>
        <style:text-properties fo:font-family="'Wingdings 2'" style:font-charset="x-symbol" fo:color="#84aa33" fo:font-size="100%"/>
      </text:list-level-style-bullet>
      <text:list-level-style-bullet text:level="3" text:bullet-char="">
        <style:list-level-properties text:space-before="1.956cm" text:min-label-width="0.508cm"/>
        <style:text-properties fo:font-family="'Wingdings 2'" style:font-charset="x-symbol" fo:color="#84aa33" fo:font-size="100%"/>
      </text:list-level-style-bullet>
      <text:list-level-style-bullet text:level="4" text:bullet-char="">
        <style:list-level-properties text:space-before="2.54cm" text:min-label-width="0.508cm"/>
        <style:text-properties fo:font-family="'Wingdings 2'" style:font-charset="x-symbol" fo:color="#84aa33" fo:font-size="100%"/>
      </text:list-level-style-bullet>
      <text:list-level-style-bullet text:level="5" text:bullet-char="">
        <style:list-level-properties text:space-before="3.099cm" text:min-label-width="0.508cm"/>
        <style:text-properties fo:font-family="'Wingdings 2'" style:font-charset="x-symbol" fo:color="#84aa33" fo:font-size="100%"/>
      </text:list-level-style-bullet>
      <text:list-level-style-bullet text:level="6" text:bullet-char="">
        <style:list-level-properties text:space-before="3.683cm" text:min-label-width="0.508cm"/>
        <style:text-properties fo:font-family="'Wingdings 2'" style:font-charset="x-symbol" fo:color="#84aa33" fo:font-size="100%"/>
      </text:list-level-style-bullet>
      <text:list-level-style-bullet text:level="7" text:bullet-char="">
        <style:list-level-properties text:space-before="4.267cm" text:min-label-width="0.508cm"/>
        <style:text-properties fo:font-family="'Wingdings 2'" style:font-charset="x-symbol" fo:color="#84aa33" fo:font-size="100%"/>
      </text:list-level-style-bullet>
      <text:list-level-style-bullet text:level="8" text:bullet-char="">
        <style:list-level-properties text:space-before="4.826cm" text:min-label-width="0.508cm"/>
        <style:text-properties fo:font-family="'Wingdings 2'" style:font-charset="x-symbol" fo:color="#84aa33" fo:font-size="100%"/>
      </text:list-level-style-bullet>
      <text:list-level-style-bullet text:level="9" text:bullet-char="">
        <style:list-level-properties text:space-before="5.41cm" text:min-label-width="0.508cm"/>
        <style:text-properties fo:font-family="'Wingdings 2'" style:font-charset="x-symbol" fo:color="#84aa3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051cm"/>
        <style:text-properties style:use-window-font-color="true" fo:font-size="45%"/>
      </text:list-level-style-number>
      <text:list-level-style-number text:level="2" style:num-format="">
        <style:list-level-properties text:space-before="1.778cm"/>
        <style:text-properties style:use-window-font-color="true" fo:font-size="45%"/>
      </text:list-level-style-number>
      <text:list-level-style-number text:level="3" style:num-format="">
        <style:list-level-properties text:space-before="2.464cm"/>
        <style:text-properties style:use-window-font-color="true" fo:font-size="45%"/>
      </text:list-level-style-number>
      <text:list-level-style-number text:level="4" style:num-format="">
        <style:list-level-properties text:space-before="3.048cm"/>
        <style:text-properties style:use-window-font-color="true" fo:font-size="45%"/>
      </text:list-level-style-number>
      <text:list-level-style-number text:level="5" style:num-format="">
        <style:list-level-properties text:space-before="3.607cm"/>
        <style:text-properties style:use-window-font-color="true" fo:font-size="45%"/>
      </text:list-level-style-number>
      <text:list-level-style-number text:level="6" style:num-format="">
        <style:list-level-properties text:space-before="4.191cm"/>
        <style:text-properties style:use-window-font-color="true" fo:font-size="45%"/>
      </text:list-level-style-number>
      <text:list-level-style-number text:level="7" style:num-format="">
        <style:list-level-properties text:space-before="4.775cm"/>
        <style:text-properties style:use-window-font-color="true" fo:font-size="45%"/>
      </text:list-level-style-number>
      <text:list-level-style-number text:level="8" style:num-format="">
        <style:list-level-properties text:space-before="5.334cm"/>
        <style:text-properties style:use-window-font-color="true" fo:font-size="45%"/>
      </text:list-level-style-number>
      <text:list-level-style-number text:level="9" style:num-format="">
        <style:list-level-properties text:space-before="5.91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178cm"/>
        <style:text-properties style:use-window-font-color="true" fo:font-size="45%"/>
      </text:list-level-style-number>
      <text:list-level-style-number text:level="2" style:num-format="">
        <style:list-level-properties text:space-before="1.778cm"/>
        <style:text-properties style:use-window-font-color="true" fo:font-size="45%"/>
      </text:list-level-style-number>
      <text:list-level-style-number text:level="3" style:num-format="">
        <style:list-level-properties text:space-before="2.464cm"/>
        <style:text-properties style:use-window-font-color="true" fo:font-size="45%"/>
      </text:list-level-style-number>
      <text:list-level-style-number text:level="4" style:num-format="">
        <style:list-level-properties text:space-before="3.048cm"/>
        <style:text-properties style:use-window-font-color="true" fo:font-size="45%"/>
      </text:list-level-style-number>
      <text:list-level-style-number text:level="5" style:num-format="">
        <style:list-level-properties text:space-before="3.607cm"/>
        <style:text-properties style:use-window-font-color="true" fo:font-size="45%"/>
      </text:list-level-style-number>
      <text:list-level-style-number text:level="6" style:num-format="">
        <style:list-level-properties text:space-before="4.191cm"/>
        <style:text-properties style:use-window-font-color="true" fo:font-size="45%"/>
      </text:list-level-style-number>
      <text:list-level-style-number text:level="7" style:num-format="">
        <style:list-level-properties text:space-before="4.775cm"/>
        <style:text-properties style:use-window-font-color="true" fo:font-size="45%"/>
      </text:list-level-style-number>
      <text:list-level-style-number text:level="8" style:num-format="">
        <style:list-level-properties text:space-before="5.334cm"/>
        <style:text-properties style:use-window-font-color="true" fo:font-size="45%"/>
      </text:list-level-style-number>
      <text:list-level-style-number text:level="9" style:num-format="">
        <style:list-level-properties text:space-before="5.91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">
        <style:list-level-properties text:space-before="0.33cm" text:min-label-width="0.762cm"/>
        <style:text-properties fo:font-family="'Wingdings 2'" style:font-charset="x-symbol" fo:color="#3891a7" fo:font-size="80%"/>
      </text:list-level-style-bullet>
      <text:list-level-style-bullet text:level="2" text:bullet-char="">
        <style:list-level-properties text:space-before="1.016cm" text:min-label-width="0.762cm"/>
        <style:text-properties fo:font-family="'Wingdings 2'" style:font-charset="x-symbol" fo:color="#3891a7" fo:font-size="80%"/>
      </text:list-level-style-bullet>
      <text:list-level-style-bullet text:level="3" text:bullet-char="">
        <style:list-level-properties text:space-before="1.702cm" text:min-label-width="0.762cm"/>
        <style:text-properties fo:font-family="'Wingdings 2'" style:font-charset="x-symbol" fo:color="#3891a7" fo:font-size="80%"/>
      </text:list-level-style-bullet>
      <text:list-level-style-bullet text:level="4" text:bullet-char="">
        <style:list-level-properties text:space-before="2.286cm" text:min-label-width="0.762cm"/>
        <style:text-properties fo:font-family="'Wingdings 2'" style:font-charset="x-symbol" fo:color="#3891a7" fo:font-size="80%"/>
      </text:list-level-style-bullet>
      <text:list-level-style-bullet text:level="5" text:bullet-char="">
        <style:list-level-properties text:space-before="2.845cm" text:min-label-width="0.762cm"/>
        <style:text-properties fo:font-family="'Wingdings 2'" style:font-charset="x-symbol" fo:color="#3891a7" fo:font-size="80%"/>
      </text:list-level-style-bullet>
      <text:list-level-style-bullet text:level="6" text:bullet-char="">
        <style:list-level-properties text:space-before="3.429cm" text:min-label-width="0.762cm"/>
        <style:text-properties fo:font-family="'Wingdings 2'" style:font-charset="x-symbol" fo:color="#3891a7" fo:font-size="80%"/>
      </text:list-level-style-bullet>
      <text:list-level-style-bullet text:level="7" text:bullet-char="">
        <style:list-level-properties text:space-before="4.013cm" text:min-label-width="0.762cm"/>
        <style:text-properties fo:font-family="'Wingdings 2'" style:font-charset="x-symbol" fo:color="#3891a7" fo:font-size="80%"/>
      </text:list-level-style-bullet>
      <text:list-level-style-bullet text:level="8" text:bullet-char="">
        <style:list-level-properties text:space-before="4.572cm" text:min-label-width="0.762cm"/>
        <style:text-properties fo:font-family="'Wingdings 2'" style:font-charset="x-symbol" fo:color="#3891a7" fo:font-size="80%"/>
      </text:list-level-style-bullet>
      <text:list-level-style-bullet text:level="9" text:bullet-char="">
        <style:list-level-properties text:space-before="5.156cm" text:min-label-width="0.762cm"/>
        <style:text-properties fo:font-family="'Wingdings 2'" style:font-charset="x-symbol" fo:color="#3891a7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127cm"/>
        <style:text-properties style:use-window-font-color="true" fo:font-size="45%"/>
      </text:list-level-style-number>
      <text:list-level-style-number text:level="2" style:num-format="">
        <style:list-level-properties text:space-before="1.778cm"/>
        <style:text-properties style:use-window-font-color="true" fo:font-size="45%"/>
      </text:list-level-style-number>
      <text:list-level-style-number text:level="3" style:num-format="">
        <style:list-level-properties text:space-before="2.464cm"/>
        <style:text-properties style:use-window-font-color="true" fo:font-size="45%"/>
      </text:list-level-style-number>
      <text:list-level-style-number text:level="4" style:num-format="">
        <style:list-level-properties text:space-before="3.048cm"/>
        <style:text-properties style:use-window-font-color="true" fo:font-size="45%"/>
      </text:list-level-style-number>
      <text:list-level-style-number text:level="5" style:num-format="">
        <style:list-level-properties text:space-before="3.607cm"/>
        <style:text-properties style:use-window-font-color="true" fo:font-size="45%"/>
      </text:list-level-style-number>
      <text:list-level-style-number text:level="6" style:num-format="">
        <style:list-level-properties text:space-before="4.191cm"/>
        <style:text-properties style:use-window-font-color="true" fo:font-size="45%"/>
      </text:list-level-style-number>
      <text:list-level-style-number text:level="7" style:num-format="">
        <style:list-level-properties text:space-before="4.775cm"/>
        <style:text-properties style:use-window-font-color="true" fo:font-size="45%"/>
      </text:list-level-style-number>
      <text:list-level-style-number text:level="8" style:num-format="">
        <style:list-level-properties text:space-before="5.334cm"/>
        <style:text-properties style:use-window-font-color="true" fo:font-size="45%"/>
      </text:list-level-style-number>
      <text:list-level-style-number text:level="9" style:num-format="">
        <style:list-level-properties text:space-before="5.91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78cm"/>
        <style:text-properties style:use-window-font-color="true" fo:font-size="45%"/>
      </text:list-level-style-number>
      <text:list-level-style-number text:level="3" style:num-format="">
        <style:list-level-properties text:space-before="2.464cm"/>
        <style:text-properties style:use-window-font-color="true" fo:font-size="45%"/>
      </text:list-level-style-number>
      <text:list-level-style-number text:level="4" style:num-format="">
        <style:list-level-properties text:space-before="3.048cm"/>
        <style:text-properties style:use-window-font-color="true" fo:font-size="45%"/>
      </text:list-level-style-number>
      <text:list-level-style-number text:level="5" style:num-format="">
        <style:list-level-properties text:space-before="3.607cm"/>
        <style:text-properties style:use-window-font-color="true" fo:font-size="45%"/>
      </text:list-level-style-number>
      <text:list-level-style-number text:level="6" style:num-format="">
        <style:list-level-properties text:space-before="4.191cm"/>
        <style:text-properties style:use-window-font-color="true" fo:font-size="45%"/>
      </text:list-level-style-number>
      <text:list-level-style-number text:level="7" style:num-format="">
        <style:list-level-properties text:space-before="4.775cm"/>
        <style:text-properties style:use-window-font-color="true" fo:font-size="45%"/>
      </text:list-level-style-number>
      <text:list-level-style-number text:level="8" style:num-format="">
        <style:list-level-properties text:space-before="5.334cm"/>
        <style:text-properties style:use-window-font-color="true" fo:font-size="45%"/>
      </text:list-level-style-number>
      <text:list-level-style-number text:level="9" style:num-format="">
        <style:list-level-properties text:space-before="5.91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Master1-Solstice" style:page-layout-name="PM1" draw:style-name="Mdp1">
      <draw:custom-shape draw:name="Pie 6" draw:style-name="Mgr3" draw:text-style-name="MP3" draw:layer="backgroundobjects" svg:width="4.552cm" svg:height="3.414cm" svg:x="-2.266cm" svg:y="-1.7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Oval 7" draw:style-name="Mgr4" draw:text-style-name="MP3" draw:layer="backgroundobjects" svg:width="4.728cm" svg:height="3.546cm" svg:x="0.469cm" svg:y="0.044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Donut 10" draw:style-name="Mgr5" draw:text-style-name="MP3" draw:layer="backgroundobjects" svg:width="3.127cm" svg:height="2.297cm" draw:transform="rotate (-0.673522558345671) translate (1.566cm 1.474cm)">
        <text:p/>
        <draw:enhanced-geometry svg:viewBox="0 0 21600 21600" draw:path-stretchpoint-x="21600" draw:path-stretchpoint-y="21600" draw:text-areas="?f28 ?f30 ?f29 ?f31" draw:glue-points="?f28 ?f30 ?f28 ?f31 ?f29 ?f31 ?f29 ?f30" draw:type="non-primitive" draw:modifiers="11833" draw:enhanced-path="M ?f2 ?f8 A ?f78 ?f79 ?f80 ?f81 ?f2 ?f8 ?f75 ?f77 W ?f82 ?f83 ?f84 ?f85 ?f2 ?f8 ?f75 ?f77 Z M ?f16 ?f8 A ?f118 ?f119 ?f120 ?f121 ?f16 ?f8 ?f115 ?f117 W ?f122 ?f123 ?f124 ?f125 ?f16 ?f8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min(?f9, ?f6)"/>
          <draw:equation draw:name="f13" draw:formula="5419351 / 1725033"/>
          <draw:equation draw:name="f14" draw:formula="180"/>
          <draw:equation draw:name="f15" draw:formula="$0"/>
          <draw:equation draw:name="f16" draw:formula="?f12 * ?f15 / 100000"/>
          <draw:equation draw:name="f17" draw:formula="?f10 - ?f16"/>
          <draw:equation draw:name="f18" draw:formula="?f7 - ?f16"/>
          <draw:equation draw:name="f19" draw:formula="2700000 + ?f1"/>
          <draw:equation draw:name="f20" draw:formula="?f19 * ?f13 / ?f0"/>
          <draw:equation draw:name="f21" draw:formula="0 - ?f20"/>
          <draw:equation draw:name="f22" draw:formula="sin(?f21)"/>
          <draw:equation draw:name="f23" draw:formula="0 - ?f22"/>
          <draw:equation draw:name="f24" draw:formula="?f23 * ?f10"/>
          <draw:equation draw:name="f25" draw:formula="cos(?f21)"/>
          <draw:equation draw:name="f26" draw:formula="0 - ?f25"/>
          <draw:equation draw:name="f27" draw:formula="?f26 * ?f7"/>
          <draw:equation draw:name="f28" draw:formula="?f11 - ?f24"/>
          <draw:equation draw:name="f29" draw:formula="?f11 + ?f24"/>
          <draw:equation draw:name="f30" draw:formula="?f8 - ?f27"/>
          <draw:equation draw:name="f31" draw:formula="?f8 + ?f27"/>
          <draw:equation draw:name="f32" draw:formula="?f16 - 10800"/>
          <draw:equation draw:name="f33" draw:formula="?f8 - 10800"/>
          <draw:equation draw:name="f34" draw:formula="sqrt(?f32 * ?f32 + ?f33 * ?f33 + 0 * 0)"/>
          <draw:equation draw:name="f35" draw:formula="atan2(?f32, ?f33)"/>
          <draw:equation draw:name="f36" draw:formula="?f35 + ?f1"/>
          <draw:equation draw:name="f37" draw:formula="?f36 * ?f14 / ?f0"/>
          <draw:equation draw:name="f38" draw:formula="0 - ?f37"/>
          <draw:equation draw:name="f39" draw:formula="21550000 - 21600000"/>
          <draw:equation draw:name="f40" draw:formula="if(?f39, 21600000, 21550000)"/>
          <draw:equation draw:name="f41" draw:formula="-21550000 - ?f40"/>
          <draw:equation draw:name="f42" draw:formula="if(?f41, -21550000, ?f40)"/>
          <draw:equation draw:name="f43" draw:formula="?f0 + ?f42"/>
          <draw:equation draw:name="f44" draw:formula="?f0 + ?f1"/>
          <draw:equation draw:name="f45" draw:formula="?f44 * ?f13 / ?f0"/>
          <draw:equation draw:name="f46" draw:formula="0 - ?f45"/>
          <draw:equation draw:name="f47" draw:formula="cos(?f46)"/>
          <draw:equation draw:name="f48" draw:formula="0 - ?f47"/>
          <draw:equation draw:name="f49" draw:formula="?f48 * ?f10"/>
          <draw:equation draw:name="f50" draw:formula="sin(?f46)"/>
          <draw:equation draw:name="f51" draw:formula="0 - ?f50"/>
          <draw:equation draw:name="f52" draw:formula="?f51 * ?f7"/>
          <draw:equation draw:name="f53" draw:formula="sqrt(?f49 * ?f49 + ?f52 * ?f52 + 0 * 0)"/>
          <draw:equation draw:name="f54" draw:formula="?f10 * ?f7 / ?f53"/>
          <draw:equation draw:name="f55" draw:formula="?f51 * ?f54"/>
          <draw:equation draw:name="f56" draw:formula="?f2 - ?f55"/>
          <draw:equation draw:name="f57" draw:formula="?f48 * ?f54"/>
          <draw:equation draw:name="f58" draw:formula="?f8 - ?f57"/>
          <draw:equation draw:name="f59" draw:formula="?f56 - ?f10"/>
          <draw:equation draw:name="f60" draw:formula="?f58 - ?f7"/>
          <draw:equation draw:name="f61" draw:formula="?f56 + ?f10"/>
          <draw:equation draw:name="f62" draw:formula="?f58 + ?f7"/>
          <draw:equation draw:name="f63" draw:formula="?f43 + ?f1"/>
          <draw:equation draw:name="f64" draw:formula="?f63 * ?f13 / ?f0"/>
          <draw:equation draw:name="f65" draw:formula="0 - ?f64"/>
          <draw:equation draw:name="f66" draw:formula="cos(?f65)"/>
          <draw:equation draw:name="f67" draw:formula="0 - ?f66"/>
          <draw:equation draw:name="f68" draw:formula="?f67 * ?f10"/>
          <draw:equation draw:name="f69" draw:formula="sin(?f65)"/>
          <draw:equation draw:name="f70" draw:formula="0 - ?f69"/>
          <draw:equation draw:name="f71" draw:formula="?f70 * ?f7"/>
          <draw:equation draw:name="f72" draw:formula="sqrt(?f68 * ?f68 + ?f71 * ?f71 + 0 * 0)"/>
          <draw:equation draw:name="f73" draw:formula="?f10 * ?f7 / ?f72"/>
          <draw:equation draw:name="f74" draw:formula="?f70 * ?f73"/>
          <draw:equation draw:name="f75" draw:formula="?f56 + ?f74"/>
          <draw:equation draw:name="f76" draw:formula="?f67 * ?f73"/>
          <draw:equation draw:name="f77" draw:formula="?f58 + ?f76"/>
          <draw:equation draw:name="f78" draw:formula="if(?f42, ?f2, ?f59)"/>
          <draw:equation draw:name="f79" draw:formula="if(?f42, ?f8, ?f60)"/>
          <draw:equation draw:name="f80" draw:formula="if(?f42, ?f2, ?f61)"/>
          <draw:equation draw:name="f81" draw:formula="if(?f42, ?f8, ?f62)"/>
          <draw:equation draw:name="f82" draw:formula="if(?f42, ?f59, ?f75)"/>
          <draw:equation draw:name="f83" draw:formula="if(?f42, ?f60, ?f77)"/>
          <draw:equation draw:name="f84" draw:formula="if(?f42, ?f61, ?f75)"/>
          <draw:equation draw:name="f85" draw:formula="if(?f42, ?f62, ?f77)"/>
          <draw:equation draw:name="f86" draw:formula="21550000 - -21600000"/>
          <draw:equation draw:name="f87" draw:formula="if(?f86, -21600000, 21550000)"/>
          <draw:equation draw:name="f88" draw:formula="-21550000 - ?f87"/>
          <draw:equation draw:name="f89" draw:formula="if(?f88, -21550000, ?f87)"/>
          <draw:equation draw:name="f90" draw:formula="?f0 + ?f89"/>
          <draw:equation draw:name="f91" draw:formula="?f48 * ?f17"/>
          <draw:equation draw:name="f92" draw:formula="?f51 * ?f18"/>
          <draw:equation draw:name="f93" draw:formula="sqrt(?f91 * ?f91 + ?f92 * ?f92 + 0 * 0)"/>
          <draw:equation draw:name="f94" draw:formula="?f17 * ?f18 / ?f93"/>
          <draw:equation draw:name="f95" draw:formula="?f51 * ?f94"/>
          <draw:equation draw:name="f96" draw:formula="?f16 - ?f95"/>
          <draw:equation draw:name="f97" draw:formula="?f48 * ?f94"/>
          <draw:equation draw:name="f98" draw:formula="?f8 - ?f97"/>
          <draw:equation draw:name="f99" draw:formula="?f96 - ?f17"/>
          <draw:equation draw:name="f100" draw:formula="?f98 - ?f18"/>
          <draw:equation draw:name="f101" draw:formula="?f96 + ?f17"/>
          <draw:equation draw:name="f102" draw:formula="?f98 + ?f18"/>
          <draw:equation draw:name="f103" draw:formula="?f90 + ?f1"/>
          <draw:equation draw:name="f104" draw:formula="?f103 * ?f13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7"/>
          <draw:equation draw:name="f109" draw:formula="sin(?f105)"/>
          <draw:equation draw:name="f110" draw:formula="0 - ?f109"/>
          <draw:equation draw:name="f111" draw:formula="?f110 * ?f18"/>
          <draw:equation draw:name="f112" draw:formula="sqrt(?f108 * ?f108 + ?f111 * ?f111 + 0 * 0)"/>
          <draw:equation draw:name="f113" draw:formula="?f17 * ?f18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9, ?f16, ?f99)"/>
          <draw:equation draw:name="f119" draw:formula="if(?f89, ?f8, ?f100)"/>
          <draw:equation draw:name="f120" draw:formula="if(?f89, ?f16, ?f101)"/>
          <draw:equation draw:name="f121" draw:formula="if(?f89, ?f8, ?f102)"/>
          <draw:equation draw:name="f122" draw:formula="if(?f89, ?f99, ?f115)"/>
          <draw:equation draw:name="f123" draw:formula="if(?f89, ?f100, ?f117)"/>
          <draw:equation draw:name="f124" draw:formula="if(?f89, ?f101, ?f115)"/>
          <draw:equation draw:name="f125" draw:formula="if(?f89, ?f102, ?f117)"/>
        </draw:enhanced-geometry>
      </draw:custom-shape>
      <draw:custom-shape draw:name="Rectangle 11" draw:style-name="Mgr6" draw:text-style-name="MP3" draw:layer="backgroundobjects" svg:width="22.586cm" svg:height="14.288cm" svg:x="2.814cm" svg:y="0cm">
        <text:p/>
        <draw:enhanced-geometry svg:viewBox="0 0 21600 21600" draw:type="non-primitive" draw:enhanced-path="M 0 0 L 21600 0 21600 21600 0 21600 Z N"/>
      </draw:custom-shape>
      <draw:frame draw:name="Title Placeholder 4" presentation:style-name="Mpr1" draw:text-style-name="MP3" draw:layer="backgroundobjects" svg:width="20.828cm" svg:height="2.381cm" svg:x="3.988cm" svg:y="0.572cm" presentation:class="title">
        <draw:text-box>
          <text:p text:style-name="MP4"><text:span text:style-name="MT2">Click to edit Master title style</text:span></text:p>
        </draw:text-box>
      </draw:frame>
      <draw:frame draw:name="Text Placeholder 8" presentation:style-name="Mpr2" draw:text-style-name="MP3" draw:layer="backgroundobjects" svg:width="20.828cm" svg:height="10.001cm" svg:x="3.988cm" svg:y="3.016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23" presentation:style-name="Mpr3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9" presentation:style-name="Mpr3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21" presentation:style-name="Mpr4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draw:custom-shape draw:name="Rectangle 14" draw:style-name="Mgr7" draw:text-style-name="MP3" draw:layer="backgroundobjects" svg:width="0.203cm" svg:height="14.288cm" svg:x="2.819cm" svg:y="0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Solstice-title" draw:layer="backgroundobjects" svg:width="14.848cm" svg:height="11.136cm" svg:x="3.075cm" svg:y="2.257cm" presentation:class="page"/>
        <draw:frame presentation:style-name="Master1-Solst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custom-shape draw:name="Pie 10" draw:style-name="Mgr3" draw:text-style-name="MP3" draw:layer="Master1-bg" svg:width="4.552cm" svg:height="3.414cm" svg:x="-2.266cm" svg:y="-1.7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Oval 11" draw:style-name="Mgr4" draw:text-style-name="MP3" draw:layer="Master1-bg" svg:width="4.728cm" svg:height="3.546cm" svg:x="0.469cm" svg:y="0.044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Donut 12" draw:style-name="Mgr8" draw:text-style-name="MP3" draw:layer="Master1-bg" svg:width="3.127cm" svg:height="2.297cm" draw:transform="rotate (-0.673522558345671) translate (1.566cm 1.474cm)">
        <text:p/>
        <draw:enhanced-geometry svg:viewBox="0 0 21600 21600" draw:path-stretchpoint-x="21600" draw:path-stretchpoint-y="21600" draw:text-areas="?f28 ?f30 ?f29 ?f31" draw:glue-points="?f28 ?f30 ?f28 ?f31 ?f29 ?f31 ?f29 ?f30" draw:type="non-primitive" draw:modifiers="11833" draw:enhanced-path="M ?f2 ?f8 A ?f78 ?f79 ?f80 ?f81 ?f2 ?f8 ?f75 ?f77 W ?f82 ?f83 ?f84 ?f85 ?f2 ?f8 ?f75 ?f77 Z M ?f16 ?f8 A ?f118 ?f119 ?f120 ?f121 ?f16 ?f8 ?f115 ?f117 W ?f122 ?f123 ?f124 ?f125 ?f16 ?f8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min(?f9, ?f6)"/>
          <draw:equation draw:name="f13" draw:formula="5419351 / 1725033"/>
          <draw:equation draw:name="f14" draw:formula="180"/>
          <draw:equation draw:name="f15" draw:formula="$0"/>
          <draw:equation draw:name="f16" draw:formula="?f12 * ?f15 / 100000"/>
          <draw:equation draw:name="f17" draw:formula="?f10 - ?f16"/>
          <draw:equation draw:name="f18" draw:formula="?f7 - ?f16"/>
          <draw:equation draw:name="f19" draw:formula="2700000 + ?f1"/>
          <draw:equation draw:name="f20" draw:formula="?f19 * ?f13 / ?f0"/>
          <draw:equation draw:name="f21" draw:formula="0 - ?f20"/>
          <draw:equation draw:name="f22" draw:formula="sin(?f21)"/>
          <draw:equation draw:name="f23" draw:formula="0 - ?f22"/>
          <draw:equation draw:name="f24" draw:formula="?f23 * ?f10"/>
          <draw:equation draw:name="f25" draw:formula="cos(?f21)"/>
          <draw:equation draw:name="f26" draw:formula="0 - ?f25"/>
          <draw:equation draw:name="f27" draw:formula="?f26 * ?f7"/>
          <draw:equation draw:name="f28" draw:formula="?f11 - ?f24"/>
          <draw:equation draw:name="f29" draw:formula="?f11 + ?f24"/>
          <draw:equation draw:name="f30" draw:formula="?f8 - ?f27"/>
          <draw:equation draw:name="f31" draw:formula="?f8 + ?f27"/>
          <draw:equation draw:name="f32" draw:formula="?f16 - 10800"/>
          <draw:equation draw:name="f33" draw:formula="?f8 - 10800"/>
          <draw:equation draw:name="f34" draw:formula="sqrt(?f32 * ?f32 + ?f33 * ?f33 + 0 * 0)"/>
          <draw:equation draw:name="f35" draw:formula="atan2(?f32, ?f33)"/>
          <draw:equation draw:name="f36" draw:formula="?f35 + ?f1"/>
          <draw:equation draw:name="f37" draw:formula="?f36 * ?f14 / ?f0"/>
          <draw:equation draw:name="f38" draw:formula="0 - ?f37"/>
          <draw:equation draw:name="f39" draw:formula="21550000 - 21600000"/>
          <draw:equation draw:name="f40" draw:formula="if(?f39, 21600000, 21550000)"/>
          <draw:equation draw:name="f41" draw:formula="-21550000 - ?f40"/>
          <draw:equation draw:name="f42" draw:formula="if(?f41, -21550000, ?f40)"/>
          <draw:equation draw:name="f43" draw:formula="?f0 + ?f42"/>
          <draw:equation draw:name="f44" draw:formula="?f0 + ?f1"/>
          <draw:equation draw:name="f45" draw:formula="?f44 * ?f13 / ?f0"/>
          <draw:equation draw:name="f46" draw:formula="0 - ?f45"/>
          <draw:equation draw:name="f47" draw:formula="cos(?f46)"/>
          <draw:equation draw:name="f48" draw:formula="0 - ?f47"/>
          <draw:equation draw:name="f49" draw:formula="?f48 * ?f10"/>
          <draw:equation draw:name="f50" draw:formula="sin(?f46)"/>
          <draw:equation draw:name="f51" draw:formula="0 - ?f50"/>
          <draw:equation draw:name="f52" draw:formula="?f51 * ?f7"/>
          <draw:equation draw:name="f53" draw:formula="sqrt(?f49 * ?f49 + ?f52 * ?f52 + 0 * 0)"/>
          <draw:equation draw:name="f54" draw:formula="?f10 * ?f7 / ?f53"/>
          <draw:equation draw:name="f55" draw:formula="?f51 * ?f54"/>
          <draw:equation draw:name="f56" draw:formula="?f2 - ?f55"/>
          <draw:equation draw:name="f57" draw:formula="?f48 * ?f54"/>
          <draw:equation draw:name="f58" draw:formula="?f8 - ?f57"/>
          <draw:equation draw:name="f59" draw:formula="?f56 - ?f10"/>
          <draw:equation draw:name="f60" draw:formula="?f58 - ?f7"/>
          <draw:equation draw:name="f61" draw:formula="?f56 + ?f10"/>
          <draw:equation draw:name="f62" draw:formula="?f58 + ?f7"/>
          <draw:equation draw:name="f63" draw:formula="?f43 + ?f1"/>
          <draw:equation draw:name="f64" draw:formula="?f63 * ?f13 / ?f0"/>
          <draw:equation draw:name="f65" draw:formula="0 - ?f64"/>
          <draw:equation draw:name="f66" draw:formula="cos(?f65)"/>
          <draw:equation draw:name="f67" draw:formula="0 - ?f66"/>
          <draw:equation draw:name="f68" draw:formula="?f67 * ?f10"/>
          <draw:equation draw:name="f69" draw:formula="sin(?f65)"/>
          <draw:equation draw:name="f70" draw:formula="0 - ?f69"/>
          <draw:equation draw:name="f71" draw:formula="?f70 * ?f7"/>
          <draw:equation draw:name="f72" draw:formula="sqrt(?f68 * ?f68 + ?f71 * ?f71 + 0 * 0)"/>
          <draw:equation draw:name="f73" draw:formula="?f10 * ?f7 / ?f72"/>
          <draw:equation draw:name="f74" draw:formula="?f70 * ?f73"/>
          <draw:equation draw:name="f75" draw:formula="?f56 + ?f74"/>
          <draw:equation draw:name="f76" draw:formula="?f67 * ?f73"/>
          <draw:equation draw:name="f77" draw:formula="?f58 + ?f76"/>
          <draw:equation draw:name="f78" draw:formula="if(?f42, ?f2, ?f59)"/>
          <draw:equation draw:name="f79" draw:formula="if(?f42, ?f8, ?f60)"/>
          <draw:equation draw:name="f80" draw:formula="if(?f42, ?f2, ?f61)"/>
          <draw:equation draw:name="f81" draw:formula="if(?f42, ?f8, ?f62)"/>
          <draw:equation draw:name="f82" draw:formula="if(?f42, ?f59, ?f75)"/>
          <draw:equation draw:name="f83" draw:formula="if(?f42, ?f60, ?f77)"/>
          <draw:equation draw:name="f84" draw:formula="if(?f42, ?f61, ?f75)"/>
          <draw:equation draw:name="f85" draw:formula="if(?f42, ?f62, ?f77)"/>
          <draw:equation draw:name="f86" draw:formula="21550000 - -21600000"/>
          <draw:equation draw:name="f87" draw:formula="if(?f86, -21600000, 21550000)"/>
          <draw:equation draw:name="f88" draw:formula="-21550000 - ?f87"/>
          <draw:equation draw:name="f89" draw:formula="if(?f88, -21550000, ?f87)"/>
          <draw:equation draw:name="f90" draw:formula="?f0 + ?f89"/>
          <draw:equation draw:name="f91" draw:formula="?f48 * ?f17"/>
          <draw:equation draw:name="f92" draw:formula="?f51 * ?f18"/>
          <draw:equation draw:name="f93" draw:formula="sqrt(?f91 * ?f91 + ?f92 * ?f92 + 0 * 0)"/>
          <draw:equation draw:name="f94" draw:formula="?f17 * ?f18 / ?f93"/>
          <draw:equation draw:name="f95" draw:formula="?f51 * ?f94"/>
          <draw:equation draw:name="f96" draw:formula="?f16 - ?f95"/>
          <draw:equation draw:name="f97" draw:formula="?f48 * ?f94"/>
          <draw:equation draw:name="f98" draw:formula="?f8 - ?f97"/>
          <draw:equation draw:name="f99" draw:formula="?f96 - ?f17"/>
          <draw:equation draw:name="f100" draw:formula="?f98 - ?f18"/>
          <draw:equation draw:name="f101" draw:formula="?f96 + ?f17"/>
          <draw:equation draw:name="f102" draw:formula="?f98 + ?f18"/>
          <draw:equation draw:name="f103" draw:formula="?f90 + ?f1"/>
          <draw:equation draw:name="f104" draw:formula="?f103 * ?f13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7"/>
          <draw:equation draw:name="f109" draw:formula="sin(?f105)"/>
          <draw:equation draw:name="f110" draw:formula="0 - ?f109"/>
          <draw:equation draw:name="f111" draw:formula="?f110 * ?f18"/>
          <draw:equation draw:name="f112" draw:formula="sqrt(?f108 * ?f108 + ?f111 * ?f111 + 0 * 0)"/>
          <draw:equation draw:name="f113" draw:formula="?f17 * ?f18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9, ?f16, ?f99)"/>
          <draw:equation draw:name="f119" draw:formula="if(?f89, ?f8, ?f100)"/>
          <draw:equation draw:name="f120" draw:formula="if(?f89, ?f16, ?f101)"/>
          <draw:equation draw:name="f121" draw:formula="if(?f89, ?f8, ?f102)"/>
          <draw:equation draw:name="f122" draw:formula="if(?f89, ?f99, ?f115)"/>
          <draw:equation draw:name="f123" draw:formula="if(?f89, ?f100, ?f117)"/>
          <draw:equation draw:name="f124" draw:formula="if(?f89, ?f101, ?f115)"/>
          <draw:equation draw:name="f125" draw:formula="if(?f89, ?f102, ?f117)"/>
        </draw:enhanced-geometry>
      </draw:custom-shape>
      <draw:custom-shape draw:name="Rectangle 14" draw:style-name="Mgr6" draw:text-style-name="MP3" draw:layer="Master1-bg" svg:width="22.586cm" svg:height="14.288cm" svg:x="2.814cm" svg:y="0cm">
        <text:p/>
        <draw:enhanced-geometry svg:viewBox="0 0 21600 21600" draw:type="non-primitive" draw:enhanced-path="M 0 0 L 21600 0 21600 21600 0 21600 Z N"/>
      </draw:custom-shape>
      <draw:custom-shape draw:name="Rectangle 15" draw:style-name="Mgr7" draw:text-style-name="MP3" draw:layer="Master1-bg" svg:width="0.203cm" svg:height="14.288cm" svg:x="2.819cm" svg:y="0cm">
        <text:p/>
        <draw:enhanced-geometry svg:viewBox="0 0 21600 21600" draw:type="non-primitive" draw:enhanced-path="M 0 0 L 21600 0 21600 21600 0 21600 Z N"/>
      </draw:custom-shape>
      <draw:frame draw:name="Title 13" presentation:style-name="Mpr7" draw:text-style-name="MP3" draw:layer="backgroundobjects" svg:width="20.574cm" svg:height="3.067cm" svg:x="3.979cm" svg:y="0.75cm" presentation:class="title">
        <draw:text-box>
          <text:p text:style-name="MP4"><text:span text:style-name="MT2">Click to edit Master title style</text:span></text:p>
        </draw:text-box>
      </draw:frame>
      <draw:frame draw:name="Subtitle 21" presentation:style-name="Mpr8" draw:text-style-name="MP3" draw:layer="backgroundobjects" svg:width="20.574cm" svg:height="3.651cm" svg:x="3.979cm" svg:y="3.854cm" presentation:class="subtitle">
        <draw:text-box>
          <text:p text:style-name="MP12"><text:span text:style-name="MT9">Click to edit Master subtitle style</text:span></text:p>
        </draw:text-box>
      </draw:frame>
      <draw:frame draw:name="Date Placeholder 6" presentation:style-name="Mpr9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19" presentation:style-name="Mpr9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9" presentation:style-name="Mpr10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draw:custom-shape draw:name="Oval 7" draw:style-name="Mgr9" draw:text-style-name="MP3" draw:layer="backgroundobjects" svg:width="0.584cm" svg:height="0.438cm" svg:x="2.56cm" svg:y="2.945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Oval 8" draw:style-name="Mgr10" draw:text-style-name="MP3" draw:layer="backgroundobjects" svg:width="0.178cm" svg:height="0.133cm" svg:x="3.214cm" svg:y="2.802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aster1-Layout1-title-Title-Slide-outline1" draw:layer="backgroundobjects" svg:width="22.859cm" svg:height="9.428cm" svg:x="1.27cm" svg:y="3.343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custom-shape draw:name="Pie 6" draw:style-name="Mgr3" draw:text-style-name="MP3" draw:layer="Master1-bg" svg:width="4.552cm" svg:height="3.414cm" svg:x="-2.266cm" svg:y="-1.7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Oval 7" draw:style-name="Mgr4" draw:text-style-name="MP3" draw:layer="Master1-bg" svg:width="4.728cm" svg:height="3.546cm" svg:x="0.469cm" svg:y="0.044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Donut 8" draw:style-name="Mgr11" draw:text-style-name="MP3" draw:layer="Master1-bg" svg:width="3.127cm" svg:height="2.297cm" draw:transform="rotate (-0.673522558345671) translate (1.566cm 1.474cm)">
        <text:p/>
        <draw:enhanced-geometry svg:viewBox="0 0 21600 21600" draw:path-stretchpoint-x="21600" draw:path-stretchpoint-y="21600" draw:text-areas="?f28 ?f30 ?f29 ?f31" draw:glue-points="?f28 ?f30 ?f28 ?f31 ?f29 ?f31 ?f29 ?f30" draw:type="non-primitive" draw:modifiers="11833" draw:enhanced-path="M ?f2 ?f8 A ?f78 ?f79 ?f80 ?f81 ?f2 ?f8 ?f75 ?f77 W ?f82 ?f83 ?f84 ?f85 ?f2 ?f8 ?f75 ?f77 Z M ?f16 ?f8 A ?f118 ?f119 ?f120 ?f121 ?f16 ?f8 ?f115 ?f117 W ?f122 ?f123 ?f124 ?f125 ?f16 ?f8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min(?f9, ?f6)"/>
          <draw:equation draw:name="f13" draw:formula="5419351 / 1725033"/>
          <draw:equation draw:name="f14" draw:formula="180"/>
          <draw:equation draw:name="f15" draw:formula="$0"/>
          <draw:equation draw:name="f16" draw:formula="?f12 * ?f15 / 100000"/>
          <draw:equation draw:name="f17" draw:formula="?f10 - ?f16"/>
          <draw:equation draw:name="f18" draw:formula="?f7 - ?f16"/>
          <draw:equation draw:name="f19" draw:formula="2700000 + ?f1"/>
          <draw:equation draw:name="f20" draw:formula="?f19 * ?f13 / ?f0"/>
          <draw:equation draw:name="f21" draw:formula="0 - ?f20"/>
          <draw:equation draw:name="f22" draw:formula="sin(?f21)"/>
          <draw:equation draw:name="f23" draw:formula="0 - ?f22"/>
          <draw:equation draw:name="f24" draw:formula="?f23 * ?f10"/>
          <draw:equation draw:name="f25" draw:formula="cos(?f21)"/>
          <draw:equation draw:name="f26" draw:formula="0 - ?f25"/>
          <draw:equation draw:name="f27" draw:formula="?f26 * ?f7"/>
          <draw:equation draw:name="f28" draw:formula="?f11 - ?f24"/>
          <draw:equation draw:name="f29" draw:formula="?f11 + ?f24"/>
          <draw:equation draw:name="f30" draw:formula="?f8 - ?f27"/>
          <draw:equation draw:name="f31" draw:formula="?f8 + ?f27"/>
          <draw:equation draw:name="f32" draw:formula="?f16 - 10800"/>
          <draw:equation draw:name="f33" draw:formula="?f8 - 10800"/>
          <draw:equation draw:name="f34" draw:formula="sqrt(?f32 * ?f32 + ?f33 * ?f33 + 0 * 0)"/>
          <draw:equation draw:name="f35" draw:formula="atan2(?f32, ?f33)"/>
          <draw:equation draw:name="f36" draw:formula="?f35 + ?f1"/>
          <draw:equation draw:name="f37" draw:formula="?f36 * ?f14 / ?f0"/>
          <draw:equation draw:name="f38" draw:formula="0 - ?f37"/>
          <draw:equation draw:name="f39" draw:formula="21550000 - 21600000"/>
          <draw:equation draw:name="f40" draw:formula="if(?f39, 21600000, 21550000)"/>
          <draw:equation draw:name="f41" draw:formula="-21550000 - ?f40"/>
          <draw:equation draw:name="f42" draw:formula="if(?f41, -21550000, ?f40)"/>
          <draw:equation draw:name="f43" draw:formula="?f0 + ?f42"/>
          <draw:equation draw:name="f44" draw:formula="?f0 + ?f1"/>
          <draw:equation draw:name="f45" draw:formula="?f44 * ?f13 / ?f0"/>
          <draw:equation draw:name="f46" draw:formula="0 - ?f45"/>
          <draw:equation draw:name="f47" draw:formula="cos(?f46)"/>
          <draw:equation draw:name="f48" draw:formula="0 - ?f47"/>
          <draw:equation draw:name="f49" draw:formula="?f48 * ?f10"/>
          <draw:equation draw:name="f50" draw:formula="sin(?f46)"/>
          <draw:equation draw:name="f51" draw:formula="0 - ?f50"/>
          <draw:equation draw:name="f52" draw:formula="?f51 * ?f7"/>
          <draw:equation draw:name="f53" draw:formula="sqrt(?f49 * ?f49 + ?f52 * ?f52 + 0 * 0)"/>
          <draw:equation draw:name="f54" draw:formula="?f10 * ?f7 / ?f53"/>
          <draw:equation draw:name="f55" draw:formula="?f51 * ?f54"/>
          <draw:equation draw:name="f56" draw:formula="?f2 - ?f55"/>
          <draw:equation draw:name="f57" draw:formula="?f48 * ?f54"/>
          <draw:equation draw:name="f58" draw:formula="?f8 - ?f57"/>
          <draw:equation draw:name="f59" draw:formula="?f56 - ?f10"/>
          <draw:equation draw:name="f60" draw:formula="?f58 - ?f7"/>
          <draw:equation draw:name="f61" draw:formula="?f56 + ?f10"/>
          <draw:equation draw:name="f62" draw:formula="?f58 + ?f7"/>
          <draw:equation draw:name="f63" draw:formula="?f43 + ?f1"/>
          <draw:equation draw:name="f64" draw:formula="?f63 * ?f13 / ?f0"/>
          <draw:equation draw:name="f65" draw:formula="0 - ?f64"/>
          <draw:equation draw:name="f66" draw:formula="cos(?f65)"/>
          <draw:equation draw:name="f67" draw:formula="0 - ?f66"/>
          <draw:equation draw:name="f68" draw:formula="?f67 * ?f10"/>
          <draw:equation draw:name="f69" draw:formula="sin(?f65)"/>
          <draw:equation draw:name="f70" draw:formula="0 - ?f69"/>
          <draw:equation draw:name="f71" draw:formula="?f70 * ?f7"/>
          <draw:equation draw:name="f72" draw:formula="sqrt(?f68 * ?f68 + ?f71 * ?f71 + 0 * 0)"/>
          <draw:equation draw:name="f73" draw:formula="?f10 * ?f7 / ?f72"/>
          <draw:equation draw:name="f74" draw:formula="?f70 * ?f73"/>
          <draw:equation draw:name="f75" draw:formula="?f56 + ?f74"/>
          <draw:equation draw:name="f76" draw:formula="?f67 * ?f73"/>
          <draw:equation draw:name="f77" draw:formula="?f58 + ?f76"/>
          <draw:equation draw:name="f78" draw:formula="if(?f42, ?f2, ?f59)"/>
          <draw:equation draw:name="f79" draw:formula="if(?f42, ?f8, ?f60)"/>
          <draw:equation draw:name="f80" draw:formula="if(?f42, ?f2, ?f61)"/>
          <draw:equation draw:name="f81" draw:formula="if(?f42, ?f8, ?f62)"/>
          <draw:equation draw:name="f82" draw:formula="if(?f42, ?f59, ?f75)"/>
          <draw:equation draw:name="f83" draw:formula="if(?f42, ?f60, ?f77)"/>
          <draw:equation draw:name="f84" draw:formula="if(?f42, ?f61, ?f75)"/>
          <draw:equation draw:name="f85" draw:formula="if(?f42, ?f62, ?f77)"/>
          <draw:equation draw:name="f86" draw:formula="21550000 - -21600000"/>
          <draw:equation draw:name="f87" draw:formula="if(?f86, -21600000, 21550000)"/>
          <draw:equation draw:name="f88" draw:formula="-21550000 - ?f87"/>
          <draw:equation draw:name="f89" draw:formula="if(?f88, -21550000, ?f87)"/>
          <draw:equation draw:name="f90" draw:formula="?f0 + ?f89"/>
          <draw:equation draw:name="f91" draw:formula="?f48 * ?f17"/>
          <draw:equation draw:name="f92" draw:formula="?f51 * ?f18"/>
          <draw:equation draw:name="f93" draw:formula="sqrt(?f91 * ?f91 + ?f92 * ?f92 + 0 * 0)"/>
          <draw:equation draw:name="f94" draw:formula="?f17 * ?f18 / ?f93"/>
          <draw:equation draw:name="f95" draw:formula="?f51 * ?f94"/>
          <draw:equation draw:name="f96" draw:formula="?f16 - ?f95"/>
          <draw:equation draw:name="f97" draw:formula="?f48 * ?f94"/>
          <draw:equation draw:name="f98" draw:formula="?f8 - ?f97"/>
          <draw:equation draw:name="f99" draw:formula="?f96 - ?f17"/>
          <draw:equation draw:name="f100" draw:formula="?f98 - ?f18"/>
          <draw:equation draw:name="f101" draw:formula="?f96 + ?f17"/>
          <draw:equation draw:name="f102" draw:formula="?f98 + ?f18"/>
          <draw:equation draw:name="f103" draw:formula="?f90 + ?f1"/>
          <draw:equation draw:name="f104" draw:formula="?f103 * ?f13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7"/>
          <draw:equation draw:name="f109" draw:formula="sin(?f105)"/>
          <draw:equation draw:name="f110" draw:formula="0 - ?f109"/>
          <draw:equation draw:name="f111" draw:formula="?f110 * ?f18"/>
          <draw:equation draw:name="f112" draw:formula="sqrt(?f108 * ?f108 + ?f111 * ?f111 + 0 * 0)"/>
          <draw:equation draw:name="f113" draw:formula="?f17 * ?f18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9, ?f16, ?f99)"/>
          <draw:equation draw:name="f119" draw:formula="if(?f89, ?f8, ?f100)"/>
          <draw:equation draw:name="f120" draw:formula="if(?f89, ?f16, ?f101)"/>
          <draw:equation draw:name="f121" draw:formula="if(?f89, ?f8, ?f102)"/>
          <draw:equation draw:name="f122" draw:formula="if(?f89, ?f99, ?f115)"/>
          <draw:equation draw:name="f123" draw:formula="if(?f89, ?f100, ?f117)"/>
          <draw:equation draw:name="f124" draw:formula="if(?f89, ?f101, ?f115)"/>
          <draw:equation draw:name="f125" draw:formula="if(?f89, ?f102, ?f117)"/>
        </draw:enhanced-geometry>
      </draw:custom-shape>
      <draw:custom-shape draw:name="Rectangle 9" draw:style-name="Mgr6" draw:text-style-name="MP3" draw:layer="Master1-bg" svg:width="22.586cm" svg:height="14.288cm" svg:x="2.814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7" draw:text-style-name="MP3" draw:layer="Master1-bg" svg:width="0.203cm" svg:height="14.288cm" svg:x="2.819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3" draw:text-style-name="MP3" draw:layer="backgroundobjects" svg:width="20.828cm" svg:height="2.381cm" svg:x="3.988cm" svg:y="0.572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14" draw:text-style-name="MP3" draw:layer="backgroundobjects" svg:width="20.828cm" svg:height="10.001cm" svg:x="3.988cm" svg:y="3.016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4" presentation:style-name="Mpr15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5" presentation:style-name="Mpr16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draw:frame presentation:style-name="Master1-Layout2-obj-Title-and-Content-outline1" draw:layer="backgroundobjects" svg:width="22.859cm" svg:height="9.428cm" svg:x="1.27cm" svg:y="3.343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custom-shape draw:name="Rectangle 6" draw:style-name="Mgr6" draw:text-style-name="MP3" draw:layer="backgroundobjects" svg:width="19.05cm" svg:height="14.288cm" svg:x="6.341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3" draw:layer="backgroundobjects" svg:width="17.78cm" svg:height="4.763cm" svg:x="7.162cm" svg:y="5.417cm" presentation:class="title">
        <draw:text-box>
          <text:p text:style-name="MP13"><text:span text:style-name="MT10">Click to edit Master title style</text:span></text:p>
        </draw:text-box>
      </draw:frame>
      <draw:frame draw:name="Text Placeholder 2" presentation:style-name="Mpr20" draw:text-style-name="MP3" draw:layer="backgroundobjects" svg:width="17.78cm" svg:height="3.145cm" svg:x="7.162cm" svg:y="2.223cm" presentation:class="outline">
        <draw:text-box>
          <text:list text:style-name="ML9">
            <text:list-item>
              <text:p text:style-name="MP1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4" presentation:style-name="Mpr21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5" presentation:style-name="Mpr22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draw:custom-shape draw:name="Rectangle 9" draw:style-name="Mgr7" draw:text-style-name="MP3" draw:layer="backgroundobjects" svg:width="0.212cm" svg:height="14.288cm" svg:x="6.35cm" svg:y="0cm">
        <text:p/>
        <draw:enhanced-geometry svg:viewBox="0 0 21600 21600" draw:type="non-primitive" draw:enhanced-path="M 0 0 L 21600 0 21600 21600 0 21600 Z N"/>
      </draw:custom-shape>
      <draw:custom-shape draw:name="Oval 7" draw:style-name="Mgr12" draw:text-style-name="MP3" draw:layer="backgroundobjects" svg:width="0.584cm" svg:height="0.438cm" svg:x="6.034cm" svg:y="5.864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Oval 8" draw:style-name="Mgr10" draw:text-style-name="MP3" draw:layer="backgroundobjects" svg:width="0.178cm" svg:height="0.133cm" svg:x="6.689cm" svg:y="5.721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custom-shape draw:name="Pie 7" draw:style-name="Mgr3" draw:text-style-name="MP3" draw:layer="Master1-bg" svg:width="4.552cm" svg:height="3.414cm" svg:x="-2.266cm" svg:y="-1.7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Oval 8" draw:style-name="Mgr4" draw:text-style-name="MP3" draw:layer="Master1-bg" svg:width="4.728cm" svg:height="3.546cm" svg:x="0.469cm" svg:y="0.044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Donut 9" draw:style-name="Mgr13" draw:text-style-name="MP3" draw:layer="Master1-bg" svg:width="3.127cm" svg:height="2.297cm" draw:transform="rotate (-0.673522558345671) translate (1.566cm 1.474cm)">
        <text:p/>
        <draw:enhanced-geometry svg:viewBox="0 0 21600 21600" draw:path-stretchpoint-x="21600" draw:path-stretchpoint-y="21600" draw:text-areas="?f28 ?f30 ?f29 ?f31" draw:glue-points="?f28 ?f30 ?f28 ?f31 ?f29 ?f31 ?f29 ?f30" draw:type="non-primitive" draw:modifiers="11833" draw:enhanced-path="M ?f2 ?f8 A ?f78 ?f79 ?f80 ?f81 ?f2 ?f8 ?f75 ?f77 W ?f82 ?f83 ?f84 ?f85 ?f2 ?f8 ?f75 ?f77 Z M ?f16 ?f8 A ?f118 ?f119 ?f120 ?f121 ?f16 ?f8 ?f115 ?f117 W ?f122 ?f123 ?f124 ?f125 ?f16 ?f8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min(?f9, ?f6)"/>
          <draw:equation draw:name="f13" draw:formula="5419351 / 1725033"/>
          <draw:equation draw:name="f14" draw:formula="180"/>
          <draw:equation draw:name="f15" draw:formula="$0"/>
          <draw:equation draw:name="f16" draw:formula="?f12 * ?f15 / 100000"/>
          <draw:equation draw:name="f17" draw:formula="?f10 - ?f16"/>
          <draw:equation draw:name="f18" draw:formula="?f7 - ?f16"/>
          <draw:equation draw:name="f19" draw:formula="2700000 + ?f1"/>
          <draw:equation draw:name="f20" draw:formula="?f19 * ?f13 / ?f0"/>
          <draw:equation draw:name="f21" draw:formula="0 - ?f20"/>
          <draw:equation draw:name="f22" draw:formula="sin(?f21)"/>
          <draw:equation draw:name="f23" draw:formula="0 - ?f22"/>
          <draw:equation draw:name="f24" draw:formula="?f23 * ?f10"/>
          <draw:equation draw:name="f25" draw:formula="cos(?f21)"/>
          <draw:equation draw:name="f26" draw:formula="0 - ?f25"/>
          <draw:equation draw:name="f27" draw:formula="?f26 * ?f7"/>
          <draw:equation draw:name="f28" draw:formula="?f11 - ?f24"/>
          <draw:equation draw:name="f29" draw:formula="?f11 + ?f24"/>
          <draw:equation draw:name="f30" draw:formula="?f8 - ?f27"/>
          <draw:equation draw:name="f31" draw:formula="?f8 + ?f27"/>
          <draw:equation draw:name="f32" draw:formula="?f16 - 10800"/>
          <draw:equation draw:name="f33" draw:formula="?f8 - 10800"/>
          <draw:equation draw:name="f34" draw:formula="sqrt(?f32 * ?f32 + ?f33 * ?f33 + 0 * 0)"/>
          <draw:equation draw:name="f35" draw:formula="atan2(?f32, ?f33)"/>
          <draw:equation draw:name="f36" draw:formula="?f35 + ?f1"/>
          <draw:equation draw:name="f37" draw:formula="?f36 * ?f14 / ?f0"/>
          <draw:equation draw:name="f38" draw:formula="0 - ?f37"/>
          <draw:equation draw:name="f39" draw:formula="21550000 - 21600000"/>
          <draw:equation draw:name="f40" draw:formula="if(?f39, 21600000, 21550000)"/>
          <draw:equation draw:name="f41" draw:formula="-21550000 - ?f40"/>
          <draw:equation draw:name="f42" draw:formula="if(?f41, -21550000, ?f40)"/>
          <draw:equation draw:name="f43" draw:formula="?f0 + ?f42"/>
          <draw:equation draw:name="f44" draw:formula="?f0 + ?f1"/>
          <draw:equation draw:name="f45" draw:formula="?f44 * ?f13 / ?f0"/>
          <draw:equation draw:name="f46" draw:formula="0 - ?f45"/>
          <draw:equation draw:name="f47" draw:formula="cos(?f46)"/>
          <draw:equation draw:name="f48" draw:formula="0 - ?f47"/>
          <draw:equation draw:name="f49" draw:formula="?f48 * ?f10"/>
          <draw:equation draw:name="f50" draw:formula="sin(?f46)"/>
          <draw:equation draw:name="f51" draw:formula="0 - ?f50"/>
          <draw:equation draw:name="f52" draw:formula="?f51 * ?f7"/>
          <draw:equation draw:name="f53" draw:formula="sqrt(?f49 * ?f49 + ?f52 * ?f52 + 0 * 0)"/>
          <draw:equation draw:name="f54" draw:formula="?f10 * ?f7 / ?f53"/>
          <draw:equation draw:name="f55" draw:formula="?f51 * ?f54"/>
          <draw:equation draw:name="f56" draw:formula="?f2 - ?f55"/>
          <draw:equation draw:name="f57" draw:formula="?f48 * ?f54"/>
          <draw:equation draw:name="f58" draw:formula="?f8 - ?f57"/>
          <draw:equation draw:name="f59" draw:formula="?f56 - ?f10"/>
          <draw:equation draw:name="f60" draw:formula="?f58 - ?f7"/>
          <draw:equation draw:name="f61" draw:formula="?f56 + ?f10"/>
          <draw:equation draw:name="f62" draw:formula="?f58 + ?f7"/>
          <draw:equation draw:name="f63" draw:formula="?f43 + ?f1"/>
          <draw:equation draw:name="f64" draw:formula="?f63 * ?f13 / ?f0"/>
          <draw:equation draw:name="f65" draw:formula="0 - ?f64"/>
          <draw:equation draw:name="f66" draw:formula="cos(?f65)"/>
          <draw:equation draw:name="f67" draw:formula="0 - ?f66"/>
          <draw:equation draw:name="f68" draw:formula="?f67 * ?f10"/>
          <draw:equation draw:name="f69" draw:formula="sin(?f65)"/>
          <draw:equation draw:name="f70" draw:formula="0 - ?f69"/>
          <draw:equation draw:name="f71" draw:formula="?f70 * ?f7"/>
          <draw:equation draw:name="f72" draw:formula="sqrt(?f68 * ?f68 + ?f71 * ?f71 + 0 * 0)"/>
          <draw:equation draw:name="f73" draw:formula="?f10 * ?f7 / ?f72"/>
          <draw:equation draw:name="f74" draw:formula="?f70 * ?f73"/>
          <draw:equation draw:name="f75" draw:formula="?f56 + ?f74"/>
          <draw:equation draw:name="f76" draw:formula="?f67 * ?f73"/>
          <draw:equation draw:name="f77" draw:formula="?f58 + ?f76"/>
          <draw:equation draw:name="f78" draw:formula="if(?f42, ?f2, ?f59)"/>
          <draw:equation draw:name="f79" draw:formula="if(?f42, ?f8, ?f60)"/>
          <draw:equation draw:name="f80" draw:formula="if(?f42, ?f2, ?f61)"/>
          <draw:equation draw:name="f81" draw:formula="if(?f42, ?f8, ?f62)"/>
          <draw:equation draw:name="f82" draw:formula="if(?f42, ?f59, ?f75)"/>
          <draw:equation draw:name="f83" draw:formula="if(?f42, ?f60, ?f77)"/>
          <draw:equation draw:name="f84" draw:formula="if(?f42, ?f61, ?f75)"/>
          <draw:equation draw:name="f85" draw:formula="if(?f42, ?f62, ?f77)"/>
          <draw:equation draw:name="f86" draw:formula="21550000 - -21600000"/>
          <draw:equation draw:name="f87" draw:formula="if(?f86, -21600000, 21550000)"/>
          <draw:equation draw:name="f88" draw:formula="-21550000 - ?f87"/>
          <draw:equation draw:name="f89" draw:formula="if(?f88, -21550000, ?f87)"/>
          <draw:equation draw:name="f90" draw:formula="?f0 + ?f89"/>
          <draw:equation draw:name="f91" draw:formula="?f48 * ?f17"/>
          <draw:equation draw:name="f92" draw:formula="?f51 * ?f18"/>
          <draw:equation draw:name="f93" draw:formula="sqrt(?f91 * ?f91 + ?f92 * ?f92 + 0 * 0)"/>
          <draw:equation draw:name="f94" draw:formula="?f17 * ?f18 / ?f93"/>
          <draw:equation draw:name="f95" draw:formula="?f51 * ?f94"/>
          <draw:equation draw:name="f96" draw:formula="?f16 - ?f95"/>
          <draw:equation draw:name="f97" draw:formula="?f48 * ?f94"/>
          <draw:equation draw:name="f98" draw:formula="?f8 - ?f97"/>
          <draw:equation draw:name="f99" draw:formula="?f96 - ?f17"/>
          <draw:equation draw:name="f100" draw:formula="?f98 - ?f18"/>
          <draw:equation draw:name="f101" draw:formula="?f96 + ?f17"/>
          <draw:equation draw:name="f102" draw:formula="?f98 + ?f18"/>
          <draw:equation draw:name="f103" draw:formula="?f90 + ?f1"/>
          <draw:equation draw:name="f104" draw:formula="?f103 * ?f13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7"/>
          <draw:equation draw:name="f109" draw:formula="sin(?f105)"/>
          <draw:equation draw:name="f110" draw:formula="0 - ?f109"/>
          <draw:equation draw:name="f111" draw:formula="?f110 * ?f18"/>
          <draw:equation draw:name="f112" draw:formula="sqrt(?f108 * ?f108 + ?f111 * ?f111 + 0 * 0)"/>
          <draw:equation draw:name="f113" draw:formula="?f17 * ?f18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9, ?f16, ?f99)"/>
          <draw:equation draw:name="f119" draw:formula="if(?f89, ?f8, ?f100)"/>
          <draw:equation draw:name="f120" draw:formula="if(?f89, ?f16, ?f101)"/>
          <draw:equation draw:name="f121" draw:formula="if(?f89, ?f8, ?f102)"/>
          <draw:equation draw:name="f122" draw:formula="if(?f89, ?f99, ?f115)"/>
          <draw:equation draw:name="f123" draw:formula="if(?f89, ?f100, ?f117)"/>
          <draw:equation draw:name="f124" draw:formula="if(?f89, ?f101, ?f115)"/>
          <draw:equation draw:name="f125" draw:formula="if(?f89, ?f102, ?f117)"/>
        </draw:enhanced-geometry>
      </draw:custom-shape>
      <draw:custom-shape draw:name="Rectangle 10" draw:style-name="Mgr6" draw:text-style-name="MP3" draw:layer="Master1-bg" svg:width="22.586cm" svg:height="14.288cm" svg:x="2.814cm" svg:y="0cm">
        <text:p/>
        <draw:enhanced-geometry svg:viewBox="0 0 21600 21600" draw:type="non-primitive" draw:enhanced-path="M 0 0 L 21600 0 21600 21600 0 21600 Z N"/>
      </draw:custom-shape>
      <draw:custom-shape draw:name="Rectangle 11" draw:style-name="Mgr7" draw:text-style-name="MP3" draw:layer="Master1-bg" svg:width="0.203cm" svg:height="14.288cm" svg:x="2.819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5" draw:text-style-name="MP3" draw:layer="backgroundobjects" svg:width="20.828cm" svg:height="2.381cm" svg:x="3.988cm" svg:y="0.572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26" draw:text-style-name="MP3" draw:layer="backgroundobjects" svg:width="10.16cm" svg:height="9.716cm" svg:x="3.988cm" svg:y="3.175cm" presentation:class="title">
        <draw:text-box>
          <text:list text:style-name="ML3">
            <text:list-item>
    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10.16cm" svg:height="9.716cm" svg:x="14.656cm" svg:y="3.175cm" presentation:class="title">
        <draw:text-box>
          <text:list text:style-name="ML3">
            <text:list-item>
    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5" presentation:style-name="Mpr27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6" presentation:style-name="Mpr28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2.86cm" svg:height="2.381cm" svg:x="1.27cm" svg:y="10.751cm" presentation:class="title">
        <draw:text-box>
          <text:p text:style-name="MP11"><text:span text:style-name="MT13">Click to edit Master title style</text:span></text:p>
        </draw:text-box>
      </draw:frame>
      <draw:frame draw:name="Text Placeholder 2" presentation:style-name="Mpr32" draw:text-style-name="MP3" draw:layer="backgroundobjects" svg:width="11.176cm" svg:height="1.334cm" svg:x="1.27cm" svg:y="0.684cm" presentation:class="outline">
        <draw:text-box>
          <text:list text:style-name="ML10">
            <text:list-item>
              <text:p text:style-name="MP15"><text:span text:style-name="MT14">Click to edit Master text styles</text:span></text:p>
            </text:list-item>
          </text:list>
        </draw:text-box>
      </draw:frame>
      <draw:frame draw:name="Text Placeholder 3" presentation:style-name="Mpr32" draw:text-style-name="MP3" draw:layer="backgroundobjects" svg:width="11.176cm" svg:height="1.334cm" svg:x="12.954cm" svg:y="0.684cm" presentation:class="outline">
        <draw:text-box>
          <text:list text:style-name="ML10">
            <text:list-item>
              <text:p text:style-name="MP15"><text:span text:style-name="MT14">Click to edit Master text styles</text:span></text:p>
            </text:list-item>
          </text:list>
        </draw:text-box>
      </draw:frame>
      <draw:frame draw:name="Content Placeholder 4" presentation:style-name="Mpr33" draw:text-style-name="MP3" draw:layer="backgroundobjects" svg:width="11.176cm" svg:height="8.572cm" svg:x="1.27cm" svg:y="2.019cm" presentation:class="title">
        <draw:text-box>
          <text:list text:style-name="ML11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2">Third level</text:span><text:span text:style-name="MT12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Content Placeholder 5" presentation:style-name="Mpr33" draw:text-style-name="MP3" draw:layer="backgroundobjects" svg:width="11.176cm" svg:height="8.572cm" svg:x="12.954cm" svg:y="2.019cm" presentation:class="title">
        <draw:text-box>
          <text:list text:style-name="ML11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2">Third level</text:span><text:span text:style-name="MT12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7" presentation:style-name="Mpr34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8" presentation:style-name="Mpr35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custom-shape draw:name="Pie 5" draw:style-name="Mgr3" draw:text-style-name="MP3" draw:layer="Master1-bg" svg:width="4.552cm" svg:height="3.414cm" svg:x="-2.266cm" svg:y="-1.7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Oval 6" draw:style-name="Mgr4" draw:text-style-name="MP3" draw:layer="Master1-bg" svg:width="4.728cm" svg:height="3.546cm" svg:x="0.469cm" svg:y="0.044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Donut 7" draw:style-name="Mgr14" draw:text-style-name="MP3" draw:layer="Master1-bg" svg:width="3.127cm" svg:height="2.297cm" draw:transform="rotate (-0.673522558345671) translate (1.566cm 1.474cm)">
        <text:p/>
        <draw:enhanced-geometry svg:viewBox="0 0 21600 21600" draw:path-stretchpoint-x="21600" draw:path-stretchpoint-y="21600" draw:text-areas="?f28 ?f30 ?f29 ?f31" draw:glue-points="?f28 ?f30 ?f28 ?f31 ?f29 ?f31 ?f29 ?f30" draw:type="non-primitive" draw:modifiers="11833" draw:enhanced-path="M ?f2 ?f8 A ?f78 ?f79 ?f80 ?f81 ?f2 ?f8 ?f75 ?f77 W ?f82 ?f83 ?f84 ?f85 ?f2 ?f8 ?f75 ?f77 Z M ?f16 ?f8 A ?f118 ?f119 ?f120 ?f121 ?f16 ?f8 ?f115 ?f117 W ?f122 ?f123 ?f124 ?f125 ?f16 ?f8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min(?f9, ?f6)"/>
          <draw:equation draw:name="f13" draw:formula="5419351 / 1725033"/>
          <draw:equation draw:name="f14" draw:formula="180"/>
          <draw:equation draw:name="f15" draw:formula="$0"/>
          <draw:equation draw:name="f16" draw:formula="?f12 * ?f15 / 100000"/>
          <draw:equation draw:name="f17" draw:formula="?f10 - ?f16"/>
          <draw:equation draw:name="f18" draw:formula="?f7 - ?f16"/>
          <draw:equation draw:name="f19" draw:formula="2700000 + ?f1"/>
          <draw:equation draw:name="f20" draw:formula="?f19 * ?f13 / ?f0"/>
          <draw:equation draw:name="f21" draw:formula="0 - ?f20"/>
          <draw:equation draw:name="f22" draw:formula="sin(?f21)"/>
          <draw:equation draw:name="f23" draw:formula="0 - ?f22"/>
          <draw:equation draw:name="f24" draw:formula="?f23 * ?f10"/>
          <draw:equation draw:name="f25" draw:formula="cos(?f21)"/>
          <draw:equation draw:name="f26" draw:formula="0 - ?f25"/>
          <draw:equation draw:name="f27" draw:formula="?f26 * ?f7"/>
          <draw:equation draw:name="f28" draw:formula="?f11 - ?f24"/>
          <draw:equation draw:name="f29" draw:formula="?f11 + ?f24"/>
          <draw:equation draw:name="f30" draw:formula="?f8 - ?f27"/>
          <draw:equation draw:name="f31" draw:formula="?f8 + ?f27"/>
          <draw:equation draw:name="f32" draw:formula="?f16 - 10800"/>
          <draw:equation draw:name="f33" draw:formula="?f8 - 10800"/>
          <draw:equation draw:name="f34" draw:formula="sqrt(?f32 * ?f32 + ?f33 * ?f33 + 0 * 0)"/>
          <draw:equation draw:name="f35" draw:formula="atan2(?f32, ?f33)"/>
          <draw:equation draw:name="f36" draw:formula="?f35 + ?f1"/>
          <draw:equation draw:name="f37" draw:formula="?f36 * ?f14 / ?f0"/>
          <draw:equation draw:name="f38" draw:formula="0 - ?f37"/>
          <draw:equation draw:name="f39" draw:formula="21550000 - 21600000"/>
          <draw:equation draw:name="f40" draw:formula="if(?f39, 21600000, 21550000)"/>
          <draw:equation draw:name="f41" draw:formula="-21550000 - ?f40"/>
          <draw:equation draw:name="f42" draw:formula="if(?f41, -21550000, ?f40)"/>
          <draw:equation draw:name="f43" draw:formula="?f0 + ?f42"/>
          <draw:equation draw:name="f44" draw:formula="?f0 + ?f1"/>
          <draw:equation draw:name="f45" draw:formula="?f44 * ?f13 / ?f0"/>
          <draw:equation draw:name="f46" draw:formula="0 - ?f45"/>
          <draw:equation draw:name="f47" draw:formula="cos(?f46)"/>
          <draw:equation draw:name="f48" draw:formula="0 - ?f47"/>
          <draw:equation draw:name="f49" draw:formula="?f48 * ?f10"/>
          <draw:equation draw:name="f50" draw:formula="sin(?f46)"/>
          <draw:equation draw:name="f51" draw:formula="0 - ?f50"/>
          <draw:equation draw:name="f52" draw:formula="?f51 * ?f7"/>
          <draw:equation draw:name="f53" draw:formula="sqrt(?f49 * ?f49 + ?f52 * ?f52 + 0 * 0)"/>
          <draw:equation draw:name="f54" draw:formula="?f10 * ?f7 / ?f53"/>
          <draw:equation draw:name="f55" draw:formula="?f51 * ?f54"/>
          <draw:equation draw:name="f56" draw:formula="?f2 - ?f55"/>
          <draw:equation draw:name="f57" draw:formula="?f48 * ?f54"/>
          <draw:equation draw:name="f58" draw:formula="?f8 - ?f57"/>
          <draw:equation draw:name="f59" draw:formula="?f56 - ?f10"/>
          <draw:equation draw:name="f60" draw:formula="?f58 - ?f7"/>
          <draw:equation draw:name="f61" draw:formula="?f56 + ?f10"/>
          <draw:equation draw:name="f62" draw:formula="?f58 + ?f7"/>
          <draw:equation draw:name="f63" draw:formula="?f43 + ?f1"/>
          <draw:equation draw:name="f64" draw:formula="?f63 * ?f13 / ?f0"/>
          <draw:equation draw:name="f65" draw:formula="0 - ?f64"/>
          <draw:equation draw:name="f66" draw:formula="cos(?f65)"/>
          <draw:equation draw:name="f67" draw:formula="0 - ?f66"/>
          <draw:equation draw:name="f68" draw:formula="?f67 * ?f10"/>
          <draw:equation draw:name="f69" draw:formula="sin(?f65)"/>
          <draw:equation draw:name="f70" draw:formula="0 - ?f69"/>
          <draw:equation draw:name="f71" draw:formula="?f70 * ?f7"/>
          <draw:equation draw:name="f72" draw:formula="sqrt(?f68 * ?f68 + ?f71 * ?f71 + 0 * 0)"/>
          <draw:equation draw:name="f73" draw:formula="?f10 * ?f7 / ?f72"/>
          <draw:equation draw:name="f74" draw:formula="?f70 * ?f73"/>
          <draw:equation draw:name="f75" draw:formula="?f56 + ?f74"/>
          <draw:equation draw:name="f76" draw:formula="?f67 * ?f73"/>
          <draw:equation draw:name="f77" draw:formula="?f58 + ?f76"/>
          <draw:equation draw:name="f78" draw:formula="if(?f42, ?f2, ?f59)"/>
          <draw:equation draw:name="f79" draw:formula="if(?f42, ?f8, ?f60)"/>
          <draw:equation draw:name="f80" draw:formula="if(?f42, ?f2, ?f61)"/>
          <draw:equation draw:name="f81" draw:formula="if(?f42, ?f8, ?f62)"/>
          <draw:equation draw:name="f82" draw:formula="if(?f42, ?f59, ?f75)"/>
          <draw:equation draw:name="f83" draw:formula="if(?f42, ?f60, ?f77)"/>
          <draw:equation draw:name="f84" draw:formula="if(?f42, ?f61, ?f75)"/>
          <draw:equation draw:name="f85" draw:formula="if(?f42, ?f62, ?f77)"/>
          <draw:equation draw:name="f86" draw:formula="21550000 - -21600000"/>
          <draw:equation draw:name="f87" draw:formula="if(?f86, -21600000, 21550000)"/>
          <draw:equation draw:name="f88" draw:formula="-21550000 - ?f87"/>
          <draw:equation draw:name="f89" draw:formula="if(?f88, -21550000, ?f87)"/>
          <draw:equation draw:name="f90" draw:formula="?f0 + ?f89"/>
          <draw:equation draw:name="f91" draw:formula="?f48 * ?f17"/>
          <draw:equation draw:name="f92" draw:formula="?f51 * ?f18"/>
          <draw:equation draw:name="f93" draw:formula="sqrt(?f91 * ?f91 + ?f92 * ?f92 + 0 * 0)"/>
          <draw:equation draw:name="f94" draw:formula="?f17 * ?f18 / ?f93"/>
          <draw:equation draw:name="f95" draw:formula="?f51 * ?f94"/>
          <draw:equation draw:name="f96" draw:formula="?f16 - ?f95"/>
          <draw:equation draw:name="f97" draw:formula="?f48 * ?f94"/>
          <draw:equation draw:name="f98" draw:formula="?f8 - ?f97"/>
          <draw:equation draw:name="f99" draw:formula="?f96 - ?f17"/>
          <draw:equation draw:name="f100" draw:formula="?f98 - ?f18"/>
          <draw:equation draw:name="f101" draw:formula="?f96 + ?f17"/>
          <draw:equation draw:name="f102" draw:formula="?f98 + ?f18"/>
          <draw:equation draw:name="f103" draw:formula="?f90 + ?f1"/>
          <draw:equation draw:name="f104" draw:formula="?f103 * ?f13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7"/>
          <draw:equation draw:name="f109" draw:formula="sin(?f105)"/>
          <draw:equation draw:name="f110" draw:formula="0 - ?f109"/>
          <draw:equation draw:name="f111" draw:formula="?f110 * ?f18"/>
          <draw:equation draw:name="f112" draw:formula="sqrt(?f108 * ?f108 + ?f111 * ?f111 + 0 * 0)"/>
          <draw:equation draw:name="f113" draw:formula="?f17 * ?f18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9, ?f16, ?f99)"/>
          <draw:equation draw:name="f119" draw:formula="if(?f89, ?f8, ?f100)"/>
          <draw:equation draw:name="f120" draw:formula="if(?f89, ?f16, ?f101)"/>
          <draw:equation draw:name="f121" draw:formula="if(?f89, ?f8, ?f102)"/>
          <draw:equation draw:name="f122" draw:formula="if(?f89, ?f99, ?f115)"/>
          <draw:equation draw:name="f123" draw:formula="if(?f89, ?f100, ?f117)"/>
          <draw:equation draw:name="f124" draw:formula="if(?f89, ?f101, ?f115)"/>
          <draw:equation draw:name="f125" draw:formula="if(?f89, ?f102, ?f117)"/>
        </draw:enhanced-geometry>
      </draw:custom-shape>
      <draw:custom-shape draw:name="Rectangle 8" draw:style-name="Mgr6" draw:text-style-name="MP3" draw:layer="Master1-bg" svg:width="22.586cm" svg:height="14.288cm" svg:x="2.814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7" draw:text-style-name="MP3" draw:layer="Master1-bg" svg:width="0.203cm" svg:height="14.288cm" svg:x="2.819cm" svg:y="0cm">
        <text:p/>
        <draw:enhanced-geometry svg:viewBox="0 0 21600 21600" draw:type="non-primitive" draw:enhanced-path="M 0 0 L 21600 0 21600 21600 0 21600 Z N"/>
      </draw:custom-shape>
      <draw:frame draw:name="Title 1" presentation:style-name="Mpr38" draw:text-style-name="MP3" draw:layer="backgroundobjects" svg:width="20.828cm" svg:height="2.381cm" svg:x="3.988cm" svg:y="0.572cm" presentation:class="title">
        <draw:text-box>
          <text:p text:style-name="MP4"><text:span text:style-name="MT2">Click to edit Master title style</text:span></text:p>
        </draw:text-box>
      </draw:frame>
      <draw:frame draw:name="Date Placeholder 2" presentation:style-name="Mpr39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3" presentation:style-name="Mpr39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4" presentation:style-name="Mpr40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7-blank-Blank" style:page-layout-name="PM1" draw:style-name="Mdp8">
      <draw:custom-shape draw:name="Rectangle 4" draw:style-name="Mgr6" draw:text-style-name="MP3" draw:layer="backgroundobjects" svg:width="22.581cm" svg:height="14.287cm" svg:x="2.819cm" svg:y="0cm">
        <text:p/>
        <draw:enhanced-geometry svg:viewBox="0 0 21600 21600" draw:type="non-primitive" draw:enhanced-path="M 0 0 L 21600 0 21600 21600 0 21600 Z N"/>
      </draw:custom-shape>
      <draw:frame draw:name="Date Placeholder 1" presentation:style-name="Mpr43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2" presentation:style-name="Mpr43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3" presentation:style-name="Mpr44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draw:custom-shape draw:name="Rectangle 5" draw:style-name="Mgr7" draw:text-style-name="MP3" draw:layer="backgroundobjects" svg:width="0.203cm" svg:height="14.288cm" svg:x="2.819cm" svg:y="0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583cm" svg:height="2.421cm" svg:x="1.27cm" svg:y="0.452cm" presentation:class="title">
        <draw:text-box>
          <text:p text:style-name="MP17"><text:span text:style-name="MT16">Click to edit Master title style</text:span></text:p>
        </draw:text-box>
      </draw:frame>
      <draw:frame draw:name="Text Placeholder 2" presentation:style-name="Mpr48" draw:text-style-name="MP3" draw:layer="backgroundobjects" svg:width="10.583cm" svg:height="1.455cm" svg:x="1.27cm" svg:y="2.931cm" presentation:class="outline">
        <draw:text-box>
          <text:list text:style-name="ML12">
            <text:list-item>
              <text:p text:style-name="MP18"><text:span text:style-name="MT17">Click to edit Master text styles</text:span></text:p>
            </text:list-item>
          </text:list>
        </draw:text-box>
      </draw:frame>
      <draw:frame draw:name="Content Placeholder 3" presentation:style-name="Mpr49" draw:text-style-name="MP3" draw:layer="backgroundobjects" svg:width="22.648cm" svg:height="8.318cm" svg:x="1.27cm" svg:y="4.445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50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5" presentation:style-name="Mpr50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6" presentation:style-name="Mpr51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7.62cm" svg:height="4.128cm" svg:x="16.352cm" svg:y="2.223cm" presentation:class="title">
        <draw:text-box>
          <text:p text:style-name="MP4"><text:span text:style-name="MT18">Click to edit Master title style</text:span></text:p>
        </draw:text-box>
      </draw:frame>
      <draw:frame draw:name="Date Placeholder 4" presentation:style-name="Mpr55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5" presentation:style-name="Mpr55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6" presentation:style-name="Mpr56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draw:custom-shape draw:name="Rectangle 7" draw:style-name="Mgr15" draw:text-style-name="MP3" draw:layer="backgroundobjects" svg:width="12.7cm" svg:height="9.525cm" svg:x="2.117cm" svg:y="2.223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57" draw:text-style-name="MP3" draw:layer="backgroundobjects" svg:width="12.277cm" svg:height="7.322cm" svg:x="2.328cm" svg:y="2.381cm" presentation:class="title">
        <draw:text-box>
          <text:p text:style-name="MP19"><text:span text:style-name="MT3">Click icon to add picture</text:span></text:p>
        </draw:text-box>
      </draw:frame>
      <draw:custom-shape draw:name="Flowchart: Process 8" draw:style-name="Mgr16" draw:text-style-name="MP3" draw:layer="backgroundobjects" svg:width="1.905cm" svg:height="0.426cm" draw:transform="rotate (0.619940950308269) translate (1.156cm 2.581cm)">
        <text:p/>
        <draw:enhanced-geometry svg:viewBox="0 0 1 1" draw:text-areas="?f8 ?f10 ?f9 ?f11" draw:type="non-primitive" draw:enhanced-path="M 0 0 L 1 0 1 1 0 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Flowchart: Process 9" draw:style-name="Mgr17" draw:text-style-name="MP3" draw:layer="backgroundobjects" svg:width="1.803cm" svg:height="0.426cm" draw:transform="rotate (0.611912435749096) translate (13.932cm 2.508cm)">
        <text:p/>
        <draw:enhanced-geometry svg:viewBox="0 0 1 1" draw:mirror-horizontal="true" draw:text-areas="?f8 ?f10 ?f9 ?f11" draw:type="non-primitive" draw:enhanced-path="M 0 0 L 1 0 1 1 0 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Text Placeholder 3" presentation:style-name="Mpr58" draw:text-style-name="MP3" draw:layer="backgroundobjects" svg:width="12.277cm" svg:height="1.588cm" svg:x="2.328cm" svg:y="10.001cm" presentation:class="outline">
        <draw:text-box>
          <text:list text:style-name="ML13">
            <text:list-item>
              <text:p text:style-name="MP20"><text:span text:style-name="MT19">Click to edit Master text styles</text:span></text:p>
            </text:list-item>
          </text:list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custom-shape draw:name="Pie 6" draw:style-name="Mgr3" draw:text-style-name="MP3" draw:layer="Master1-bg" svg:width="4.552cm" svg:height="3.414cm" svg:x="-2.266cm" svg:y="-1.7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Oval 7" draw:style-name="Mgr4" draw:text-style-name="MP3" draw:layer="Master1-bg" svg:width="4.728cm" svg:height="3.546cm" svg:x="0.469cm" svg:y="0.044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Donut 8" draw:style-name="Mgr18" draw:text-style-name="MP3" draw:layer="Master1-bg" svg:width="3.127cm" svg:height="2.297cm" draw:transform="rotate (-0.673522558345671) translate (1.566cm 1.474cm)">
        <text:p/>
        <draw:enhanced-geometry svg:viewBox="0 0 21600 21600" draw:path-stretchpoint-x="21600" draw:path-stretchpoint-y="21600" draw:text-areas="?f28 ?f30 ?f29 ?f31" draw:glue-points="?f28 ?f30 ?f28 ?f31 ?f29 ?f31 ?f29 ?f30" draw:type="non-primitive" draw:modifiers="11833" draw:enhanced-path="M ?f2 ?f8 A ?f78 ?f79 ?f80 ?f81 ?f2 ?f8 ?f75 ?f77 W ?f82 ?f83 ?f84 ?f85 ?f2 ?f8 ?f75 ?f77 Z M ?f16 ?f8 A ?f118 ?f119 ?f120 ?f121 ?f16 ?f8 ?f115 ?f117 W ?f122 ?f123 ?f124 ?f125 ?f16 ?f8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min(?f9, ?f6)"/>
          <draw:equation draw:name="f13" draw:formula="5419351 / 1725033"/>
          <draw:equation draw:name="f14" draw:formula="180"/>
          <draw:equation draw:name="f15" draw:formula="$0"/>
          <draw:equation draw:name="f16" draw:formula="?f12 * ?f15 / 100000"/>
          <draw:equation draw:name="f17" draw:formula="?f10 - ?f16"/>
          <draw:equation draw:name="f18" draw:formula="?f7 - ?f16"/>
          <draw:equation draw:name="f19" draw:formula="2700000 + ?f1"/>
          <draw:equation draw:name="f20" draw:formula="?f19 * ?f13 / ?f0"/>
          <draw:equation draw:name="f21" draw:formula="0 - ?f20"/>
          <draw:equation draw:name="f22" draw:formula="sin(?f21)"/>
          <draw:equation draw:name="f23" draw:formula="0 - ?f22"/>
          <draw:equation draw:name="f24" draw:formula="?f23 * ?f10"/>
          <draw:equation draw:name="f25" draw:formula="cos(?f21)"/>
          <draw:equation draw:name="f26" draw:formula="0 - ?f25"/>
          <draw:equation draw:name="f27" draw:formula="?f26 * ?f7"/>
          <draw:equation draw:name="f28" draw:formula="?f11 - ?f24"/>
          <draw:equation draw:name="f29" draw:formula="?f11 + ?f24"/>
          <draw:equation draw:name="f30" draw:formula="?f8 - ?f27"/>
          <draw:equation draw:name="f31" draw:formula="?f8 + ?f27"/>
          <draw:equation draw:name="f32" draw:formula="?f16 - 10800"/>
          <draw:equation draw:name="f33" draw:formula="?f8 - 10800"/>
          <draw:equation draw:name="f34" draw:formula="sqrt(?f32 * ?f32 + ?f33 * ?f33 + 0 * 0)"/>
          <draw:equation draw:name="f35" draw:formula="atan2(?f32, ?f33)"/>
          <draw:equation draw:name="f36" draw:formula="?f35 + ?f1"/>
          <draw:equation draw:name="f37" draw:formula="?f36 * ?f14 / ?f0"/>
          <draw:equation draw:name="f38" draw:formula="0 - ?f37"/>
          <draw:equation draw:name="f39" draw:formula="21550000 - 21600000"/>
          <draw:equation draw:name="f40" draw:formula="if(?f39, 21600000, 21550000)"/>
          <draw:equation draw:name="f41" draw:formula="-21550000 - ?f40"/>
          <draw:equation draw:name="f42" draw:formula="if(?f41, -21550000, ?f40)"/>
          <draw:equation draw:name="f43" draw:formula="?f0 + ?f42"/>
          <draw:equation draw:name="f44" draw:formula="?f0 + ?f1"/>
          <draw:equation draw:name="f45" draw:formula="?f44 * ?f13 / ?f0"/>
          <draw:equation draw:name="f46" draw:formula="0 - ?f45"/>
          <draw:equation draw:name="f47" draw:formula="cos(?f46)"/>
          <draw:equation draw:name="f48" draw:formula="0 - ?f47"/>
          <draw:equation draw:name="f49" draw:formula="?f48 * ?f10"/>
          <draw:equation draw:name="f50" draw:formula="sin(?f46)"/>
          <draw:equation draw:name="f51" draw:formula="0 - ?f50"/>
          <draw:equation draw:name="f52" draw:formula="?f51 * ?f7"/>
          <draw:equation draw:name="f53" draw:formula="sqrt(?f49 * ?f49 + ?f52 * ?f52 + 0 * 0)"/>
          <draw:equation draw:name="f54" draw:formula="?f10 * ?f7 / ?f53"/>
          <draw:equation draw:name="f55" draw:formula="?f51 * ?f54"/>
          <draw:equation draw:name="f56" draw:formula="?f2 - ?f55"/>
          <draw:equation draw:name="f57" draw:formula="?f48 * ?f54"/>
          <draw:equation draw:name="f58" draw:formula="?f8 - ?f57"/>
          <draw:equation draw:name="f59" draw:formula="?f56 - ?f10"/>
          <draw:equation draw:name="f60" draw:formula="?f58 - ?f7"/>
          <draw:equation draw:name="f61" draw:formula="?f56 + ?f10"/>
          <draw:equation draw:name="f62" draw:formula="?f58 + ?f7"/>
          <draw:equation draw:name="f63" draw:formula="?f43 + ?f1"/>
          <draw:equation draw:name="f64" draw:formula="?f63 * ?f13 / ?f0"/>
          <draw:equation draw:name="f65" draw:formula="0 - ?f64"/>
          <draw:equation draw:name="f66" draw:formula="cos(?f65)"/>
          <draw:equation draw:name="f67" draw:formula="0 - ?f66"/>
          <draw:equation draw:name="f68" draw:formula="?f67 * ?f10"/>
          <draw:equation draw:name="f69" draw:formula="sin(?f65)"/>
          <draw:equation draw:name="f70" draw:formula="0 - ?f69"/>
          <draw:equation draw:name="f71" draw:formula="?f70 * ?f7"/>
          <draw:equation draw:name="f72" draw:formula="sqrt(?f68 * ?f68 + ?f71 * ?f71 + 0 * 0)"/>
          <draw:equation draw:name="f73" draw:formula="?f10 * ?f7 / ?f72"/>
          <draw:equation draw:name="f74" draw:formula="?f70 * ?f73"/>
          <draw:equation draw:name="f75" draw:formula="?f56 + ?f74"/>
          <draw:equation draw:name="f76" draw:formula="?f67 * ?f73"/>
          <draw:equation draw:name="f77" draw:formula="?f58 + ?f76"/>
          <draw:equation draw:name="f78" draw:formula="if(?f42, ?f2, ?f59)"/>
          <draw:equation draw:name="f79" draw:formula="if(?f42, ?f8, ?f60)"/>
          <draw:equation draw:name="f80" draw:formula="if(?f42, ?f2, ?f61)"/>
          <draw:equation draw:name="f81" draw:formula="if(?f42, ?f8, ?f62)"/>
          <draw:equation draw:name="f82" draw:formula="if(?f42, ?f59, ?f75)"/>
          <draw:equation draw:name="f83" draw:formula="if(?f42, ?f60, ?f77)"/>
          <draw:equation draw:name="f84" draw:formula="if(?f42, ?f61, ?f75)"/>
          <draw:equation draw:name="f85" draw:formula="if(?f42, ?f62, ?f77)"/>
          <draw:equation draw:name="f86" draw:formula="21550000 - -21600000"/>
          <draw:equation draw:name="f87" draw:formula="if(?f86, -21600000, 21550000)"/>
          <draw:equation draw:name="f88" draw:formula="-21550000 - ?f87"/>
          <draw:equation draw:name="f89" draw:formula="if(?f88, -21550000, ?f87)"/>
          <draw:equation draw:name="f90" draw:formula="?f0 + ?f89"/>
          <draw:equation draw:name="f91" draw:formula="?f48 * ?f17"/>
          <draw:equation draw:name="f92" draw:formula="?f51 * ?f18"/>
          <draw:equation draw:name="f93" draw:formula="sqrt(?f91 * ?f91 + ?f92 * ?f92 + 0 * 0)"/>
          <draw:equation draw:name="f94" draw:formula="?f17 * ?f18 / ?f93"/>
          <draw:equation draw:name="f95" draw:formula="?f51 * ?f94"/>
          <draw:equation draw:name="f96" draw:formula="?f16 - ?f95"/>
          <draw:equation draw:name="f97" draw:formula="?f48 * ?f94"/>
          <draw:equation draw:name="f98" draw:formula="?f8 - ?f97"/>
          <draw:equation draw:name="f99" draw:formula="?f96 - ?f17"/>
          <draw:equation draw:name="f100" draw:formula="?f98 - ?f18"/>
          <draw:equation draw:name="f101" draw:formula="?f96 + ?f17"/>
          <draw:equation draw:name="f102" draw:formula="?f98 + ?f18"/>
          <draw:equation draw:name="f103" draw:formula="?f90 + ?f1"/>
          <draw:equation draw:name="f104" draw:formula="?f103 * ?f13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7"/>
          <draw:equation draw:name="f109" draw:formula="sin(?f105)"/>
          <draw:equation draw:name="f110" draw:formula="0 - ?f109"/>
          <draw:equation draw:name="f111" draw:formula="?f110 * ?f18"/>
          <draw:equation draw:name="f112" draw:formula="sqrt(?f108 * ?f108 + ?f111 * ?f111 + 0 * 0)"/>
          <draw:equation draw:name="f113" draw:formula="?f17 * ?f18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9, ?f16, ?f99)"/>
          <draw:equation draw:name="f119" draw:formula="if(?f89, ?f8, ?f100)"/>
          <draw:equation draw:name="f120" draw:formula="if(?f89, ?f16, ?f101)"/>
          <draw:equation draw:name="f121" draw:formula="if(?f89, ?f8, ?f102)"/>
          <draw:equation draw:name="f122" draw:formula="if(?f89, ?f99, ?f115)"/>
          <draw:equation draw:name="f123" draw:formula="if(?f89, ?f100, ?f117)"/>
          <draw:equation draw:name="f124" draw:formula="if(?f89, ?f101, ?f115)"/>
          <draw:equation draw:name="f125" draw:formula="if(?f89, ?f102, ?f117)"/>
        </draw:enhanced-geometry>
      </draw:custom-shape>
      <draw:custom-shape draw:name="Rectangle 9" draw:style-name="Mgr6" draw:text-style-name="MP3" draw:layer="Master1-bg" svg:width="22.586cm" svg:height="14.288cm" svg:x="2.814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7" draw:text-style-name="MP3" draw:layer="Master1-bg" svg:width="0.203cm" svg:height="14.288cm" svg:x="2.819cm" svg:y="0cm">
        <text:p/>
        <draw:enhanced-geometry svg:viewBox="0 0 21600 21600" draw:type="non-primitive" draw:enhanced-path="M 0 0 L 21600 0 21600 21600 0 21600 Z N"/>
      </draw:custom-shape>
      <draw:frame draw:name="Title 1" presentation:style-name="Mpr61" draw:text-style-name="MP3" draw:layer="backgroundobjects" svg:width="20.828cm" svg:height="2.381cm" svg:x="3.988cm" svg:y="0.572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62" draw:text-style-name="MP21" draw:layer="backgroundobjects" svg:width="20.828cm" svg:height="10.001cm" svg:x="3.988cm" svg:y="3.016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4" presentation:style-name="Mpr63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5" presentation:style-name="Mpr64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custom-shape draw:name="Pie 6" draw:style-name="Mgr3" draw:text-style-name="MP3" draw:layer="Master1-bg" svg:width="4.552cm" svg:height="3.414cm" svg:x="-2.266cm" svg:y="-1.7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Oval 7" draw:style-name="Mgr4" draw:text-style-name="MP3" draw:layer="Master1-bg" svg:width="4.728cm" svg:height="3.546cm" svg:x="0.469cm" svg:y="0.044cm">
        <text:p/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draw:name="Donut 8" draw:style-name="Mgr19" draw:text-style-name="MP3" draw:layer="Master1-bg" svg:width="3.127cm" svg:height="2.297cm" draw:transform="rotate (-0.673522558345671) translate (1.566cm 1.474cm)">
        <text:p/>
        <draw:enhanced-geometry svg:viewBox="0 0 21600 21600" draw:path-stretchpoint-x="21600" draw:path-stretchpoint-y="21600" draw:text-areas="?f28 ?f30 ?f29 ?f31" draw:glue-points="?f28 ?f30 ?f28 ?f31 ?f29 ?f31 ?f29 ?f30" draw:type="non-primitive" draw:modifiers="11833" draw:enhanced-path="M ?f2 ?f8 A ?f78 ?f79 ?f80 ?f81 ?f2 ?f8 ?f75 ?f77 W ?f82 ?f83 ?f84 ?f85 ?f2 ?f8 ?f75 ?f77 Z M ?f16 ?f8 A ?f118 ?f119 ?f120 ?f121 ?f16 ?f8 ?f115 ?f117 W ?f122 ?f123 ?f124 ?f125 ?f16 ?f8 ?f115 ?f117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min(?f9, ?f6)"/>
          <draw:equation draw:name="f13" draw:formula="5419351 / 1725033"/>
          <draw:equation draw:name="f14" draw:formula="180"/>
          <draw:equation draw:name="f15" draw:formula="$0"/>
          <draw:equation draw:name="f16" draw:formula="?f12 * ?f15 / 100000"/>
          <draw:equation draw:name="f17" draw:formula="?f10 - ?f16"/>
          <draw:equation draw:name="f18" draw:formula="?f7 - ?f16"/>
          <draw:equation draw:name="f19" draw:formula="2700000 + ?f1"/>
          <draw:equation draw:name="f20" draw:formula="?f19 * ?f13 / ?f0"/>
          <draw:equation draw:name="f21" draw:formula="0 - ?f20"/>
          <draw:equation draw:name="f22" draw:formula="sin(?f21)"/>
          <draw:equation draw:name="f23" draw:formula="0 - ?f22"/>
          <draw:equation draw:name="f24" draw:formula="?f23 * ?f10"/>
          <draw:equation draw:name="f25" draw:formula="cos(?f21)"/>
          <draw:equation draw:name="f26" draw:formula="0 - ?f25"/>
          <draw:equation draw:name="f27" draw:formula="?f26 * ?f7"/>
          <draw:equation draw:name="f28" draw:formula="?f11 - ?f24"/>
          <draw:equation draw:name="f29" draw:formula="?f11 + ?f24"/>
          <draw:equation draw:name="f30" draw:formula="?f8 - ?f27"/>
          <draw:equation draw:name="f31" draw:formula="?f8 + ?f27"/>
          <draw:equation draw:name="f32" draw:formula="?f16 - 10800"/>
          <draw:equation draw:name="f33" draw:formula="?f8 - 10800"/>
          <draw:equation draw:name="f34" draw:formula="sqrt(?f32 * ?f32 + ?f33 * ?f33 + 0 * 0)"/>
          <draw:equation draw:name="f35" draw:formula="atan2(?f32, ?f33)"/>
          <draw:equation draw:name="f36" draw:formula="?f35 + ?f1"/>
          <draw:equation draw:name="f37" draw:formula="?f36 * ?f14 / ?f0"/>
          <draw:equation draw:name="f38" draw:formula="0 - ?f37"/>
          <draw:equation draw:name="f39" draw:formula="21550000 - 21600000"/>
          <draw:equation draw:name="f40" draw:formula="if(?f39, 21600000, 21550000)"/>
          <draw:equation draw:name="f41" draw:formula="-21550000 - ?f40"/>
          <draw:equation draw:name="f42" draw:formula="if(?f41, -21550000, ?f40)"/>
          <draw:equation draw:name="f43" draw:formula="?f0 + ?f42"/>
          <draw:equation draw:name="f44" draw:formula="?f0 + ?f1"/>
          <draw:equation draw:name="f45" draw:formula="?f44 * ?f13 / ?f0"/>
          <draw:equation draw:name="f46" draw:formula="0 - ?f45"/>
          <draw:equation draw:name="f47" draw:formula="cos(?f46)"/>
          <draw:equation draw:name="f48" draw:formula="0 - ?f47"/>
          <draw:equation draw:name="f49" draw:formula="?f48 * ?f10"/>
          <draw:equation draw:name="f50" draw:formula="sin(?f46)"/>
          <draw:equation draw:name="f51" draw:formula="0 - ?f50"/>
          <draw:equation draw:name="f52" draw:formula="?f51 * ?f7"/>
          <draw:equation draw:name="f53" draw:formula="sqrt(?f49 * ?f49 + ?f52 * ?f52 + 0 * 0)"/>
          <draw:equation draw:name="f54" draw:formula="?f10 * ?f7 / ?f53"/>
          <draw:equation draw:name="f55" draw:formula="?f51 * ?f54"/>
          <draw:equation draw:name="f56" draw:formula="?f2 - ?f55"/>
          <draw:equation draw:name="f57" draw:formula="?f48 * ?f54"/>
          <draw:equation draw:name="f58" draw:formula="?f8 - ?f57"/>
          <draw:equation draw:name="f59" draw:formula="?f56 - ?f10"/>
          <draw:equation draw:name="f60" draw:formula="?f58 - ?f7"/>
          <draw:equation draw:name="f61" draw:formula="?f56 + ?f10"/>
          <draw:equation draw:name="f62" draw:formula="?f58 + ?f7"/>
          <draw:equation draw:name="f63" draw:formula="?f43 + ?f1"/>
          <draw:equation draw:name="f64" draw:formula="?f63 * ?f13 / ?f0"/>
          <draw:equation draw:name="f65" draw:formula="0 - ?f64"/>
          <draw:equation draw:name="f66" draw:formula="cos(?f65)"/>
          <draw:equation draw:name="f67" draw:formula="0 - ?f66"/>
          <draw:equation draw:name="f68" draw:formula="?f67 * ?f10"/>
          <draw:equation draw:name="f69" draw:formula="sin(?f65)"/>
          <draw:equation draw:name="f70" draw:formula="0 - ?f69"/>
          <draw:equation draw:name="f71" draw:formula="?f70 * ?f7"/>
          <draw:equation draw:name="f72" draw:formula="sqrt(?f68 * ?f68 + ?f71 * ?f71 + 0 * 0)"/>
          <draw:equation draw:name="f73" draw:formula="?f10 * ?f7 / ?f72"/>
          <draw:equation draw:name="f74" draw:formula="?f70 * ?f73"/>
          <draw:equation draw:name="f75" draw:formula="?f56 + ?f74"/>
          <draw:equation draw:name="f76" draw:formula="?f67 * ?f73"/>
          <draw:equation draw:name="f77" draw:formula="?f58 + ?f76"/>
          <draw:equation draw:name="f78" draw:formula="if(?f42, ?f2, ?f59)"/>
          <draw:equation draw:name="f79" draw:formula="if(?f42, ?f8, ?f60)"/>
          <draw:equation draw:name="f80" draw:formula="if(?f42, ?f2, ?f61)"/>
          <draw:equation draw:name="f81" draw:formula="if(?f42, ?f8, ?f62)"/>
          <draw:equation draw:name="f82" draw:formula="if(?f42, ?f59, ?f75)"/>
          <draw:equation draw:name="f83" draw:formula="if(?f42, ?f60, ?f77)"/>
          <draw:equation draw:name="f84" draw:formula="if(?f42, ?f61, ?f75)"/>
          <draw:equation draw:name="f85" draw:formula="if(?f42, ?f62, ?f77)"/>
          <draw:equation draw:name="f86" draw:formula="21550000 - -21600000"/>
          <draw:equation draw:name="f87" draw:formula="if(?f86, -21600000, 21550000)"/>
          <draw:equation draw:name="f88" draw:formula="-21550000 - ?f87"/>
          <draw:equation draw:name="f89" draw:formula="if(?f88, -21550000, ?f87)"/>
          <draw:equation draw:name="f90" draw:formula="?f0 + ?f89"/>
          <draw:equation draw:name="f91" draw:formula="?f48 * ?f17"/>
          <draw:equation draw:name="f92" draw:formula="?f51 * ?f18"/>
          <draw:equation draw:name="f93" draw:formula="sqrt(?f91 * ?f91 + ?f92 * ?f92 + 0 * 0)"/>
          <draw:equation draw:name="f94" draw:formula="?f17 * ?f18 / ?f93"/>
          <draw:equation draw:name="f95" draw:formula="?f51 * ?f94"/>
          <draw:equation draw:name="f96" draw:formula="?f16 - ?f95"/>
          <draw:equation draw:name="f97" draw:formula="?f48 * ?f94"/>
          <draw:equation draw:name="f98" draw:formula="?f8 - ?f97"/>
          <draw:equation draw:name="f99" draw:formula="?f96 - ?f17"/>
          <draw:equation draw:name="f100" draw:formula="?f98 - ?f18"/>
          <draw:equation draw:name="f101" draw:formula="?f96 + ?f17"/>
          <draw:equation draw:name="f102" draw:formula="?f98 + ?f18"/>
          <draw:equation draw:name="f103" draw:formula="?f90 + ?f1"/>
          <draw:equation draw:name="f104" draw:formula="?f103 * ?f13 / ?f0"/>
          <draw:equation draw:name="f105" draw:formula="0 - ?f104"/>
          <draw:equation draw:name="f106" draw:formula="cos(?f105)"/>
          <draw:equation draw:name="f107" draw:formula="0 - ?f106"/>
          <draw:equation draw:name="f108" draw:formula="?f107 * ?f17"/>
          <draw:equation draw:name="f109" draw:formula="sin(?f105)"/>
          <draw:equation draw:name="f110" draw:formula="0 - ?f109"/>
          <draw:equation draw:name="f111" draw:formula="?f110 * ?f18"/>
          <draw:equation draw:name="f112" draw:formula="sqrt(?f108 * ?f108 + ?f111 * ?f111 + 0 * 0)"/>
          <draw:equation draw:name="f113" draw:formula="?f17 * ?f18 / ?f112"/>
          <draw:equation draw:name="f114" draw:formula="?f110 * ?f113"/>
          <draw:equation draw:name="f115" draw:formula="?f96 + ?f114"/>
          <draw:equation draw:name="f116" draw:formula="?f107 * ?f113"/>
          <draw:equation draw:name="f117" draw:formula="?f98 + ?f116"/>
          <draw:equation draw:name="f118" draw:formula="if(?f89, ?f16, ?f99)"/>
          <draw:equation draw:name="f119" draw:formula="if(?f89, ?f8, ?f100)"/>
          <draw:equation draw:name="f120" draw:formula="if(?f89, ?f16, ?f101)"/>
          <draw:equation draw:name="f121" draw:formula="if(?f89, ?f8, ?f102)"/>
          <draw:equation draw:name="f122" draw:formula="if(?f89, ?f99, ?f115)"/>
          <draw:equation draw:name="f123" draw:formula="if(?f89, ?f100, ?f117)"/>
          <draw:equation draw:name="f124" draw:formula="if(?f89, ?f101, ?f115)"/>
          <draw:equation draw:name="f125" draw:formula="if(?f89, ?f102, ?f117)"/>
        </draw:enhanced-geometry>
      </draw:custom-shape>
      <draw:custom-shape draw:name="Rectangle 9" draw:style-name="Mgr6" draw:text-style-name="MP3" draw:layer="Master1-bg" svg:width="22.586cm" svg:height="14.288cm" svg:x="2.814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7" draw:text-style-name="MP3" draw:layer="Master1-bg" svg:width="0.203cm" svg:height="14.288cm" svg:x="2.819cm" svg:y="0cm">
        <text:p/>
        <draw:enhanced-geometry svg:viewBox="0 0 21600 21600" draw:type="non-primitive" draw:enhanced-path="M 0 0 L 21600 0 21600 21600 0 21600 Z N"/>
      </draw:custom-shape>
      <draw:frame draw:name="Vertical Title 1" presentation:style-name="Mpr67" draw:text-style-name="MP21" draw:layer="backgroundobjects" svg:width="5.08cm" svg:height="12.191cm" svg:x="19.05cm" svg:y="0.572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68" draw:text-style-name="MP21" draw:layer="backgroundobjects" svg:width="15.452cm" svg:height="12.191cm" svg:x="3.175cm" svg:y="0.572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5.927cm" svg:height="0.992cm" svg:x="9.948cm" svg:y="13.137cm" presentation:class="date-time">
        <draw:text-box>
          <text:p text:style-name="MP10"><text:span text:style-name="MT7"><text:date style:data-style-name="D1" text:date-value="2013-09-27">9/27/13</text:date></text:span></text:p>
        </draw:text-box>
      </draw:frame>
      <draw:frame draw:name="Footer Placeholder 4" presentation:style-name="Mpr69" draw:text-style-name="MP3" draw:layer="backgroundobjects" svg:width="8.043cm" svg:height="0.992cm" svg:x="15.875cm" svg:y="13.137cm" presentation:class="footer">
        <draw:text-box>
          <text:p/>
        </draw:text-box>
      </draw:frame>
      <draw:frame draw:name="Slide Number Placeholder 5" presentation:style-name="Mpr70" draw:text-style-name="MP3" draw:layer="backgroundobjects" svg:width="1.27cm" svg:height="0.992cm" svg:x="23.927cm" svg:y="13.137cm" presentation:class="page-number">
        <draw:text-box>
          <text:p text:style-name="MP11"><text:span text:style-name="MT8"><text:page-number>&lt;номер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Lua Occam</dc:title>
    <meta:initial-creator>Alexey Baskakov</meta:initial-creator>
    <meta:creation-date>2010-02-08T01:04:16Z</meta:creation-date>
    <dc:date>2013-09-27T18:57:35.81</dc:date>
    <meta:editing-cycles>183</meta:editing-cycles>
    <meta:editing-duration>PT9H10M16S</meta:editing-duration>
    <meta:document-statistic meta:object-count="294"/>
    <meta:template xlink:type="simple" xlink:actuate="onRequest" xlink:title="" xlink:href="Solstice"/>
  </office:meta>
</office:document-meta>
</file>